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2.8063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5244in" fo:break-before="auto" style:use-optimal-row-height="true"/>
    </style:style>
    <style:style style:name="ro4" style:family="table-row">
      <style:table-row-properties style:row-height="0.356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008080"/>
    </style:style>
    <style:style style:name="ce6" style:family="table-cell" style:parent-style-name="Default">
      <style:table-cell-properties fo:background-color="#800000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3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6" style:family="table-cell" style:parent-style-name="Default">
      <style:table-cell-properties fo:background-color="#000055"/>
    </style:style>
    <style:style style:name="ce237" style:family="table-cell" style:parent-style-name="Default">
      <style:table-cell-properties fo:background-color="#0000aa"/>
    </style:style>
    <style:style style:name="ce238" style:family="table-cell" style:parent-style-name="Default">
      <style:table-cell-properties fo:background-color="#005500"/>
    </style:style>
    <style:style style:name="ce239" style:family="table-cell" style:parent-style-name="Default">
      <style:table-cell-properties fo:background-color="#005555"/>
    </style:style>
    <style:style style:name="ce240" style:family="table-cell" style:parent-style-name="Default">
      <style:table-cell-properties fo:background-color="#0055aa"/>
    </style:style>
    <style:style style:name="ce241" style:family="table-cell" style:parent-style-name="Default">
      <style:table-cell-properties fo:background-color="#0055ff"/>
    </style:style>
    <style:style style:name="ce242" style:family="table-cell" style:parent-style-name="Default">
      <style:table-cell-properties fo:background-color="#00aa00"/>
    </style:style>
    <style:style style:name="ce243" style:family="table-cell" style:parent-style-name="Default">
      <style:table-cell-properties fo:background-color="#00aa55"/>
    </style:style>
    <style:style style:name="ce244" style:family="table-cell" style:parent-style-name="Default">
      <style:table-cell-properties fo:background-color="#00aaaa"/>
    </style:style>
    <style:style style:name="ce245" style:family="table-cell" style:parent-style-name="Default">
      <style:table-cell-properties fo:background-color="#00aaff"/>
    </style:style>
    <style:style style:name="ce246" style:family="table-cell" style:parent-style-name="Default">
      <style:table-cell-properties fo:background-color="#00ff55"/>
    </style:style>
    <style:style style:name="ce247" style:family="table-cell" style:parent-style-name="Default">
      <style:table-cell-properties fo:background-color="#00ffaa"/>
    </style:style>
    <style:style style:name="ce248" style:family="table-cell" style:parent-style-name="Default">
      <style:table-cell-properties fo:background-color="#550000"/>
    </style:style>
    <style:style style:name="ce249" style:family="table-cell" style:parent-style-name="Default">
      <style:table-cell-properties fo:background-color="#550055"/>
    </style:style>
    <style:style style:name="ce250" style:family="table-cell" style:parent-style-name="Default">
      <style:table-cell-properties fo:background-color="#5500aa"/>
    </style:style>
    <style:style style:name="ce251" style:family="table-cell" style:parent-style-name="Default">
      <style:table-cell-properties fo:background-color="#5500ff"/>
    </style:style>
    <style:style style:name="ce252" style:family="table-cell" style:parent-style-name="Default">
      <style:table-cell-properties fo:background-color="#555500"/>
    </style:style>
    <style:style style:name="ce253" style:family="table-cell" style:parent-style-name="Default">
      <style:table-cell-properties fo:background-color="#555555"/>
    </style:style>
    <style:style style:name="ce254" style:family="table-cell" style:parent-style-name="Default">
      <style:table-cell-properties fo:background-color="#5555aa"/>
    </style:style>
    <style:style style:name="ce255" style:family="table-cell" style:parent-style-name="Default">
      <style:table-cell-properties fo:background-color="#5555ff"/>
    </style:style>
    <style:style style:name="ce256" style:family="table-cell" style:parent-style-name="Default">
      <style:table-cell-properties fo:background-color="#55aa00"/>
    </style:style>
    <style:style style:name="ce257" style:family="table-cell" style:parent-style-name="Default">
      <style:table-cell-properties fo:background-color="#55aa55"/>
    </style:style>
    <style:style style:name="ce258" style:family="table-cell" style:parent-style-name="Default">
      <style:table-cell-properties fo:background-color="#55aaaa"/>
    </style:style>
    <style:style style:name="ce259" style:family="table-cell" style:parent-style-name="Default">
      <style:table-cell-properties fo:background-color="#55aaff"/>
    </style:style>
    <style:style style:name="ce260" style:family="table-cell" style:parent-style-name="Default">
      <style:table-cell-properties fo:background-color="#55ff00"/>
    </style:style>
    <style:style style:name="ce261" style:family="table-cell" style:parent-style-name="Default">
      <style:table-cell-properties fo:background-color="#55ff55"/>
    </style:style>
    <style:style style:name="ce262" style:family="table-cell" style:parent-style-name="Default">
      <style:table-cell-properties fo:background-color="#55ffaa"/>
    </style:style>
    <style:style style:name="ce263" style:family="table-cell" style:parent-style-name="Default">
      <style:table-cell-properties fo:background-color="#55ffff"/>
    </style:style>
    <style:style style:name="ce264" style:family="table-cell" style:parent-style-name="Default">
      <style:table-cell-properties fo:background-color="#aa0000"/>
    </style:style>
    <style:style style:name="ce265" style:family="table-cell" style:parent-style-name="Default">
      <style:table-cell-properties fo:background-color="#aa0055"/>
    </style:style>
    <style:style style:name="ce266" style:family="table-cell" style:parent-style-name="Default">
      <style:table-cell-properties fo:background-color="#aa00aa"/>
    </style:style>
    <style:style style:name="ce267" style:family="table-cell" style:parent-style-name="Default">
      <style:table-cell-properties fo:background-color="#aa00ff"/>
    </style:style>
    <style:style style:name="ce268" style:family="table-cell" style:parent-style-name="Default">
      <style:table-cell-properties fo:background-color="#aa5500"/>
    </style:style>
    <style:style style:name="ce269" style:family="table-cell" style:parent-style-name="Default">
      <style:table-cell-properties fo:background-color="#aa5555"/>
    </style:style>
    <style:style style:name="ce270" style:family="table-cell" style:parent-style-name="Default">
      <style:table-cell-properties fo:background-color="#aa55aa"/>
    </style:style>
    <style:style style:name="ce271" style:family="table-cell" style:parent-style-name="Default">
      <style:table-cell-properties fo:background-color="#aa55ff"/>
    </style:style>
    <style:style style:name="ce272" style:family="table-cell" style:parent-style-name="Default">
      <style:table-cell-properties fo:background-color="#aaaa00"/>
    </style:style>
    <style:style style:name="ce273" style:family="table-cell" style:parent-style-name="Default">
      <style:table-cell-properties fo:background-color="#aaaa55"/>
    </style:style>
    <style:style style:name="ce274" style:family="table-cell" style:parent-style-name="Default">
      <style:table-cell-properties fo:background-color="#aaaaaa"/>
    </style:style>
    <style:style style:name="ce275" style:family="table-cell" style:parent-style-name="Default">
      <style:table-cell-properties fo:background-color="#aaaaff"/>
    </style:style>
    <style:style style:name="ce276" style:family="table-cell" style:parent-style-name="Default">
      <style:table-cell-properties fo:background-color="#aaff00"/>
    </style:style>
    <style:style style:name="ce277" style:family="table-cell" style:parent-style-name="Default">
      <style:table-cell-properties fo:background-color="#aaff55"/>
    </style:style>
    <style:style style:name="ce278" style:family="table-cell" style:parent-style-name="Default">
      <style:table-cell-properties fo:background-color="#aaffaa"/>
    </style:style>
    <style:style style:name="ce279" style:family="table-cell" style:parent-style-name="Default">
      <style:table-cell-properties fo:background-color="#aaffff"/>
    </style:style>
    <style:style style:name="ce280" style:family="table-cell" style:parent-style-name="Default" style:data-style-name="N4">
      <style:table-cell-properties fo:background-color="#ff0000"/>
    </style:style>
    <style:style style:name="ce281" style:family="table-cell" style:parent-style-name="Default">
      <style:table-cell-properties fo:background-color="#ff0055"/>
    </style:style>
    <style:style style:name="ce282" style:family="table-cell" style:parent-style-name="Default">
      <style:table-cell-properties fo:background-color="#ff00aa"/>
    </style:style>
    <style:style style:name="ce283" style:family="table-cell" style:parent-style-name="Default">
      <style:table-cell-properties fo:background-color="#ff5500"/>
    </style:style>
    <style:style style:name="ce284" style:family="table-cell" style:parent-style-name="Default">
      <style:table-cell-properties fo:background-color="#ff5555"/>
    </style:style>
    <style:style style:name="ce285" style:family="table-cell" style:parent-style-name="Default">
      <style:table-cell-properties fo:background-color="#ff55aa"/>
    </style:style>
    <style:style style:name="ce286" style:family="table-cell" style:parent-style-name="Default">
      <style:table-cell-properties fo:background-color="#ff55ff"/>
    </style:style>
    <style:style style:name="ce287" style:family="table-cell" style:parent-style-name="Default">
      <style:table-cell-properties fo:background-color="#ffaa00"/>
    </style:style>
    <style:style style:name="ce288" style:family="table-cell" style:parent-style-name="Default">
      <style:table-cell-properties fo:background-color="#ffaa55"/>
    </style:style>
    <style:style style:name="ce289" style:family="table-cell" style:parent-style-name="Default">
      <style:table-cell-properties fo:background-color="#ffaaaa"/>
    </style:style>
    <style:style style:name="ce290" style:family="table-cell" style:parent-style-name="Default">
      <style:table-cell-properties fo:background-color="#ffaaff"/>
    </style:style>
    <style:style style:name="ce291" style:family="table-cell" style:parent-style-name="Default">
      <style:table-cell-properties fo:background-color="#ffff55"/>
    </style:style>
    <style:style style:name="ce292" style:family="table-cell" style:parent-style-name="Default">
      <style:table-cell-properties fo:background-color="#ffffaa"/>
    </style:style>
    <style:style style:name="ce293" style:family="table-cell" style:parent-style-name="Default">
      <style:table-cell-properties fo:background-color="#ffffff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00" fo:font-weight="normal" style:font-weight-asian="normal" style:font-weight-complex="normal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 fo:font-weight="normal" style:font-weight-asian="normal" style:font-weight-complex="normal"/>
    </style:style>
    <style:style style:name="ce30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0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07" style:family="table-cell" style:parent-style-name="Default">
      <style:text-properties style:font-name="Courier New1"/>
    </style:style>
    <style:style style:name="ce30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1"/>
    </style:style>
    <style:style style:name="ce3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1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1"/>
    </style:style>
    <style:style style:name="ce312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1"/>
    </style:style>
    <style:style style:name="ce313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4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1"/>
    </style:style>
    <style:style style:name="ce31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1"/>
    </style:style>
    <style:style style:name="ce316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1"/>
    </style:style>
    <style:style style:name="ce317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1"/>
    </style:style>
    <style:style style:name="ce318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1"/>
    </style:style>
    <style:style style:name="ce319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1"/>
    </style:style>
    <style:style style:name="ce320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1"/>
    </style:style>
    <style:style style:name="ce321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1"/>
    </style:style>
    <style:style style:name="ce322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1"/>
    </style:style>
    <style:style style:name="ce323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1"/>
    </style:style>
    <style:style style:name="ce324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1"/>
    </style:style>
    <style:style style:name="ce325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1"/>
    </style:style>
    <style:style style:name="ce326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1"/>
    </style:style>
    <style:style style:name="ce327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1"/>
    </style:style>
    <style:style style:name="ce328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1"/>
    </style:style>
    <style:style style:name="ce329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1"/>
    </style:style>
    <style:style style:name="ce330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1"/>
    </style:style>
    <style:style style:name="ce331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1"/>
    </style:style>
    <style:style style:name="ce332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1"/>
    </style:style>
    <style:style style:name="ce333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1"/>
    </style:style>
    <style:style style:name="ce33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5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1"/>
    </style:style>
    <style:style style:name="ce336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1"/>
    </style:style>
    <style:style style:name="ce337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1"/>
    </style:style>
    <style:style style:name="ce338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1"/>
    </style:style>
    <style:style style:name="ce339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1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1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1"/>
    </style:style>
    <style:style style:name="ce342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1"/>
    </style:style>
    <style:style style:name="ce3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4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1"/>
    </style:style>
    <style:style style:name="ce345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1"/>
    </style:style>
    <style:style style:name="ce346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1"/>
    </style:style>
    <style:style style:name="ce347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1"/>
    </style:style>
    <style:style style:name="ce348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1"/>
    </style:style>
    <style:style style:name="ce34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50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1"/>
    </style:style>
    <style:style style:name="ce351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1"/>
    </style:style>
    <style:style style:name="ce352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1"/>
    </style:style>
    <style:style style:name="ce353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1"/>
    </style:style>
    <style:style style:name="ce354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1"/>
    </style:style>
    <style:style style:name="ce355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1"/>
    </style:style>
    <style:style style:name="ce356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1"/>
    </style:style>
    <style:style style:name="ce357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1"/>
    </style:style>
    <style:style style:name="ce358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1"/>
    </style:style>
    <style:style style:name="ce359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1"/>
    </style:style>
    <style:style style:name="ce360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1"/>
    </style:style>
    <style:style style:name="ce36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1"/>
    </style:style>
    <style:style style:name="ce362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1"/>
    </style:style>
    <style:style style:name="ce363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1"/>
    </style:style>
    <style:style style:name="ce364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1"/>
    </style:style>
    <style:style style:name="ce365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1"/>
    </style:style>
    <style:style style:name="ce366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1"/>
    </style:style>
    <style:style style:name="ce36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1"/>
    </style:style>
    <style:style style:name="ce368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1"/>
    </style:style>
    <style:style style:name="ce369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1"/>
    </style:style>
    <style:style style:name="ce37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1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1"/>
    </style:style>
    <style:style style:name="ce372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1"/>
    </style:style>
    <style:style style:name="ce373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default-cell-style-name="ce295"/>
        <table:table-column table:style-name="co1" table:default-cell-style-name="ce295"/>
        <table:table-column table:style-name="co1" table:default-cell-style-name="ce307"/>
        <table:table-column table:style-name="co1" table:number-columns-repeated="13" table:default-cell-style-name="Default"/>
        <table:table-row table:style-name="ro1">
          <table:table-cell table:style-name="ce234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lass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308" office:value-type="string">
            <text:p>α</text:p>
          </table:table-cell>
          <table:table-cell table:style-name="ce232" office:value-type="string">
            <text:p>Y</text:p>
          </table:table-cell>
          <table:table-cell table:style-name="ce232" office:value-type="string">
            <text:p>H</text:p>
          </table:table-cell>
          <table:table-cell table:style-name="ce232" office:value-type="string">
            <text:p>S</text:p>
          </table:table-cell>
          <table:table-cell table:style-name="ce232" office:value-type="string">
            <text:p>L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  <table:table-cell table:style-name="ce235" office:value-type="string">
            <text:p>min</text:p>
          </table:table-cell>
          <table:table-cell table:style-name="ce235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/>
          <table:table-cell table:style-name="ce294" office:value-type="string">
            <text:p>Black</text:p>
          </table:table-cell>
          <table:table-cell table:style-name="ce296" office:value-type="string">
            <text:p>black</text:p>
          </table:table-cell>
          <table:table-cell table:style-name="ce306" table:formula="of:=CONCATENATE(&quot;#&quot;;DEC2HEX([.F2];2);DEC2HEX([.G2];2);DEC2HEX([.H2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] + 0.7152*[.G2] + 0.0722*[.H2]" office:value-type="float" office:value="0">
            <text:p>0</text:p>
          </table:table-cell>
          <table:table-cell table:formula="of:=MOD(60*IF([.Q2]=[.R2];0;IF([.N2]=[.R2];([.O2]-[.P2])/([.R2]-[.Q2]);IF([.O2]=[.R2];2+([.P2]-[.N2])/([.R2]-[.Q2]);4+([.N2]-[.O2])/([.R2]-[.Q2]))));360)" office:value-type="float" office:value="0">
            <text:p>0</text:p>
          </table:table-cell>
          <table:table-cell table:formula="of:=IF([.Q2]=[.R2];0;IF([.M2]&lt;0.5;([.R2]-[.Q2])/([.Q2]+[.R2]);([.R2]-[.Q2])/(2-[.R2]-[.Q2])))" office:value-type="float" office:value="0">
            <text:p>0</text:p>
          </table:table-cell>
          <table:table-cell table:formula="of:=([.Q2]+[.R2])/2" office:value-type="float" office:value="0">
            <text:p>0</text:p>
          </table:table-cell>
          <table:table-cell table:formula="of:=[.F2]/255" office:value-type="float" office:value="0">
            <text:p>0</text:p>
          </table:table-cell>
          <table:table-cell table:formula="of:=[.G2]/255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MIN([.N2];[.O2];[.P2])" office:value-type="float" office:value="0">
            <text:p>0</text:p>
          </table:table-cell>
          <table:table-cell table:formula="of:=MAX([.N2];[.O2];[.P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36"/>
          <table:table-cell office:value-type="string">
            <text:p>1/3 Brightness Blue</text:p>
          </table:table-cell>
          <table:table-cell table:style-name="ce297"/>
          <table:table-cell table:style-name="ce306" table:formula="of:=CONCATENATE(&quot;#&quot;;DEC2HEX([.F3];2);DEC2HEX([.G3];2);DEC2HEX([.H3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] + 0.7152*[.G3] + 0.0722*[.H3]" office:value-type="float" office:value="6.137">
            <text:p>6.14</text:p>
          </table:table-cell>
          <table:table-cell table:formula="of:=MOD(60*IF([.Q3]=[.R3];0;IF([.N3]=[.R3];([.O3]-[.P3])/([.R3]-[.Q3]);IF([.O3]=[.R3];2+([.P3]-[.N3])/([.R3]-[.Q3]);4+([.N3]-[.O3])/([.R3]-[.Q3]))));360)" office:value-type="float" office:value="240">
            <text:p>240</text:p>
          </table:table-cell>
          <table:table-cell table:formula="of:=IF([.Q3]=[.R3];0;IF([.M3]&lt;0.5;([.R3]-[.Q3])/([.Q3]+[.R3]);([.R3]-[.Q3])/(2-[.R3]-[.Q3])))" office:value-type="float" office:value="1">
            <text:p>1</text:p>
          </table:table-cell>
          <table:table-cell table:formula="of:=([.Q3]+[.R3])/2" office:value-type="float" office:value="0.166666666666667">
            <text:p>0.17</text:p>
          </table:table-cell>
          <table:table-cell table:formula="of:=[.F3]/255" office:value-type="float" office:value="0">
            <text:p>0</text:p>
          </table:table-cell>
          <table:table-cell table:formula="of:=[.G3]/255" office:value-type="float" office:value="0">
            <text:p>0</text:p>
          </table:table-cell>
          <table:table-cell table:formula="of:=[.H3]/255" office:value-type="float" office:value="0.333333333333333">
            <text:p>0.33</text:p>
          </table:table-cell>
          <table:table-cell table:formula="of:=MIN([.N3];[.O3];[.P3])" office:value-type="float" office:value="0">
            <text:p>0</text:p>
          </table:table-cell>
          <table:table-cell table:formula="of:=MAX([.N3];[.O3];[.P3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37"/>
          <table:table-cell office:value-type="string">
            <text:p>2/3 Brightness Blue</text:p>
          </table:table-cell>
          <table:table-cell table:style-name="ce297"/>
          <table:table-cell table:style-name="ce306" table:formula="of:=CONCATENATE(&quot;#&quot;;DEC2HEX([.F4];2);DEC2HEX([.G4];2);DEC2HEX([.H4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] + 0.7152*[.G4] + 0.0722*[.H4]" office:value-type="float" office:value="12.274">
            <text:p>12.27</text:p>
          </table:table-cell>
          <table:table-cell table:formula="of:=MOD(60*IF([.Q4]=[.R4];0;IF([.N4]=[.R4];([.O4]-[.P4])/([.R4]-[.Q4]);IF([.O4]=[.R4];2+([.P4]-[.N4])/([.R4]-[.Q4]);4+([.N4]-[.O4])/([.R4]-[.Q4]))));360)" office:value-type="float" office:value="240">
            <text:p>240</text:p>
          </table:table-cell>
          <table:table-cell table:formula="of:=IF([.Q4]=[.R4];0;IF([.M4]&lt;0.5;([.R4]-[.Q4])/([.Q4]+[.R4]);([.R4]-[.Q4])/(2-[.R4]-[.Q4])))" office:value-type="float" office:value="1">
            <text:p>1</text:p>
          </table:table-cell>
          <table:table-cell table:formula="of:=([.Q4]+[.R4])/2" office:value-type="float" office:value="0.333333333333333">
            <text:p>0.33</text:p>
          </table:table-cell>
          <table:table-cell table:formula="of:=[.F4]/255" office:value-type="float" office:value="0">
            <text:p>0</text:p>
          </table:table-cell>
          <table:table-cell table:formula="of:=[.G4]/255" office:value-type="float" office:value="0">
            <text:p>0</text:p>
          </table:table-cell>
          <table:table-cell table:formula="of:=[.H4]/255" office:value-type="float" office:value="0.666666666666667">
            <text:p>0.67</text:p>
          </table:table-cell>
          <table:table-cell table:formula="of:=MIN([.N4];[.O4];[.P4])" office:value-type="float" office:value="0">
            <text:p>0</text:p>
          </table:table-cell>
          <table:table-cell table:formula="of:=MAX([.N4];[.O4];[.P4])" office:value-type="float" office:value="0.666666666666667">
            <text:p>0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125" office:value-type="string">
            <text:p>Blue</text:p>
          </table:table-cell>
          <table:table-cell table:style-name="ce298"/>
          <table:table-cell table:style-name="ce306" table:formula="of:=CONCATENATE(&quot;#&quot;;DEC2HEX([.F5];2);DEC2HEX([.G5];2);DEC2HEX([.H5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F5] + 0.7152*[.G5] + 0.0722*[.H5]" office:value-type="float" office:value="18.411">
            <text:p>18.41</text:p>
          </table:table-cell>
          <table:table-cell table:formula="of:=MOD(60*IF([.Q5]=[.R5];0;IF([.N5]=[.R5];([.O5]-[.P5])/([.R5]-[.Q5]);IF([.O5]=[.R5];2+([.P5]-[.N5])/([.R5]-[.Q5]);4+([.N5]-[.O5])/([.R5]-[.Q5]))));360)" office:value-type="float" office:value="240">
            <text:p>240</text:p>
          </table:table-cell>
          <table:table-cell table:formula="of:=IF([.Q5]=[.R5];0;IF([.M5]&lt;0.5;([.R5]-[.Q5])/([.Q5]+[.R5]);([.R5]-[.Q5])/(2-[.R5]-[.Q5])))" office:value-type="float" office:value="1">
            <text:p>1</text:p>
          </table:table-cell>
          <table:table-cell table:formula="of:=([.Q5]+[.R5])/2" office:value-type="float" office:value="0.5">
            <text:p>0.5</text:p>
          </table:table-cell>
          <table:table-cell table:formula="of:=[.F5]/255" office:value-type="float" office:value="0">
            <text:p>0</text:p>
          </table:table-cell>
          <table:table-cell table:formula="of:=[.G5]/255" office:value-type="float" office:value="0">
            <text:p>0</text:p>
          </table:table-cell>
          <table:table-cell table:formula="of:=[.H5]/255" office:value-type="float" office:value="1">
            <text:p>1</text:p>
          </table:table-cell>
          <table:table-cell table:formula="of:=MIN([.N5];[.O5];[.P5])" office:value-type="float" office:value="0">
            <text:p>0</text:p>
          </table:table-cell>
          <table:table-cell table:formula="of:=MAX([.N5];[.O5];[.P5]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38"/>
          <table:table-cell office:value-type="string">
            <text:p>1/3 Brightness Green</text:p>
          </table:table-cell>
          <table:table-cell table:style-name="ce297"/>
          <table:table-cell table:style-name="ce306" table:formula="of:=CONCATENATE(&quot;#&quot;;DEC2HEX([.F6];2);DEC2HEX([.G6];2);DEC2HEX([.H6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6] + 0.7152*[.G6] + 0.0722*[.H6]" office:value-type="float" office:value="60.792">
            <text:p>60.79</text:p>
          </table:table-cell>
          <table:table-cell table:formula="of:=MOD(60*IF([.Q6]=[.R6];0;IF([.N6]=[.R6];([.O6]-[.P6])/([.R6]-[.Q6]);IF([.O6]=[.R6];2+([.P6]-[.N6])/([.R6]-[.Q6]);4+([.N6]-[.O6])/([.R6]-[.Q6]))));360)" office:value-type="float" office:value="120">
            <text:p>120</text:p>
          </table:table-cell>
          <table:table-cell table:formula="of:=IF([.Q6]=[.R6];0;IF([.M6]&lt;0.5;([.R6]-[.Q6])/([.Q6]+[.R6]);([.R6]-[.Q6])/(2-[.R6]-[.Q6])))" office:value-type="float" office:value="1">
            <text:p>1</text:p>
          </table:table-cell>
          <table:table-cell table:formula="of:=([.Q6]+[.R6])/2" office:value-type="float" office:value="0.166666666666667">
            <text:p>0.17</text:p>
          </table:table-cell>
          <table:table-cell table:formula="of:=[.F6]/255" office:value-type="float" office:value="0">
            <text:p>0</text:p>
          </table:table-cell>
          <table:table-cell table:formula="of:=[.G6]/255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MIN([.N6];[.O6];[.P6])" office:value-type="float" office:value="0">
            <text:p>0</text:p>
          </table:table-cell>
          <table:table-cell table:formula="of:=MAX([.N6];[.O6];[.P6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39"/>
          <table:table-cell office:value-type="string">
            <text:p>1/3 Brightness Cyan</text:p>
          </table:table-cell>
          <table:table-cell table:style-name="ce297"/>
          <table:table-cell table:style-name="ce306" table:formula="of:=CONCATENATE(&quot;#&quot;;DEC2HEX([.F7];2);DEC2HEX([.G7];2);DEC2HEX([.H7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7] + 0.7152*[.G7] + 0.0722*[.H7]" office:value-type="float" office:value="66.929">
            <text:p>66.93</text:p>
          </table:table-cell>
          <table:table-cell table:formula="of:=MOD(60*IF([.Q7]=[.R7];0;IF([.N7]=[.R7];([.O7]-[.P7])/([.R7]-[.Q7]);IF([.O7]=[.R7];2+([.P7]-[.N7])/([.R7]-[.Q7]);4+([.N7]-[.O7])/([.R7]-[.Q7]))));360)" office:value-type="float" office:value="180">
            <text:p>180</text:p>
          </table:table-cell>
          <table:table-cell table:formula="of:=IF([.Q7]=[.R7];0;IF([.M7]&lt;0.5;([.R7]-[.Q7])/([.Q7]+[.R7]);([.R7]-[.Q7])/(2-[.R7]-[.Q7])))" office:value-type="float" office:value="1">
            <text:p>1</text:p>
          </table:table-cell>
          <table:table-cell table:formula="of:=([.Q7]+[.R7])/2" office:value-type="float" office:value="0.166666666666667">
            <text:p>0.17</text:p>
          </table:table-cell>
          <table:table-cell table:formula="of:=[.F7]/255" office:value-type="float" office:value="0">
            <text:p>0</text:p>
          </table:table-cell>
          <table:table-cell table:formula="of:=[.G7]/255" office:value-type="float" office:value="0.333333333333333">
            <text:p>0.33</text:p>
          </table:table-cell>
          <table:table-cell table:formula="of:=[.H7]/255" office:value-type="float" office:value="0.333333333333333">
            <text:p>0.33</text:p>
          </table:table-cell>
          <table:table-cell table:formula="of:=MIN([.N7];[.O7];[.P7])" office:value-type="float" office:value="0">
            <text:p>0</text:p>
          </table:table-cell>
          <table:table-cell table:formula="of:=MAX([.N7];[.O7];[.P7])" office:value-type="float" office:value="0.333333333333333">
            <text:p>0.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40"/>
          <table:table-cell/>
          <table:table-cell table:style-name="ce297"/>
          <table:table-cell table:style-name="ce306" table:formula="of:=CONCATENATE(&quot;#&quot;;DEC2HEX([.F8];2);DEC2HEX([.G8];2);DEC2HEX([.H8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8] + 0.7152*[.G8] + 0.0722*[.H8]" office:value-type="float" office:value="73.066">
            <text:p>73.07</text:p>
          </table:table-cell>
          <table:table-cell table:formula="of:=MOD(60*IF([.Q8]=[.R8];0;IF([.N8]=[.R8];([.O8]-[.P8])/([.R8]-[.Q8]);IF([.O8]=[.R8];2+([.P8]-[.N8])/([.R8]-[.Q8]);4+([.N8]-[.O8])/([.R8]-[.Q8]))));360)" office:value-type="float" office:value="210">
            <text:p>210</text:p>
          </table:table-cell>
          <table:table-cell table:formula="of:=IF([.Q8]=[.R8];0;IF([.M8]&lt;0.5;([.R8]-[.Q8])/([.Q8]+[.R8]);([.R8]-[.Q8])/(2-[.R8]-[.Q8])))" office:value-type="float" office:value="1">
            <text:p>1</text:p>
          </table:table-cell>
          <table:table-cell table:formula="of:=([.Q8]+[.R8])/2" office:value-type="float" office:value="0.333333333333333">
            <text:p>0.33</text:p>
          </table:table-cell>
          <table:table-cell table:formula="of:=[.F8]/255" office:value-type="float" office:value="0">
            <text:p>0</text:p>
          </table:table-cell>
          <table:table-cell table:formula="of:=[.G8]/255" office:value-type="float" office:value="0.333333333333333">
            <text:p>0.33</text:p>
          </table:table-cell>
          <table:table-cell table:formula="of:=[.H8]/255" office:value-type="float" office:value="0.666666666666667">
            <text:p>0.67</text:p>
          </table:table-cell>
          <table:table-cell table:formula="of:=MIN([.N8];[.O8];[.P8])" office:value-type="float" office:value="0">
            <text:p>0</text:p>
          </table:table-cell>
          <table:table-cell table:formula="of:=MAX([.N8];[.O8];[.P8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1"/>
          <table:table-cell/>
          <table:table-cell table:style-name="ce297"/>
          <table:table-cell table:style-name="ce306" table:formula="of:=CONCATENATE(&quot;#&quot;;DEC2HEX([.F9];2);DEC2HEX([.G9];2);DEC2HEX([.H9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F9] + 0.7152*[.G9] + 0.0722*[.H9]" office:value-type="float" office:value="79.203">
            <text:p>79.2</text:p>
          </table:table-cell>
          <table:table-cell table:formula="of:=MOD(60*IF([.Q9]=[.R9];0;IF([.N9]=[.R9];([.O9]-[.P9])/([.R9]-[.Q9]);IF([.O9]=[.R9];2+([.P9]-[.N9])/([.R9]-[.Q9]);4+([.N9]-[.O9])/([.R9]-[.Q9]))));360)" office:value-type="float" office:value="220">
            <text:p>220</text:p>
          </table:table-cell>
          <table:table-cell table:formula="of:=IF([.Q9]=[.R9];0;IF([.M9]&lt;0.5;([.R9]-[.Q9])/([.Q9]+[.R9]);([.R9]-[.Q9])/(2-[.R9]-[.Q9])))" office:value-type="float" office:value="1">
            <text:p>1</text:p>
          </table:table-cell>
          <table:table-cell table:formula="of:=([.Q9]+[.R9])/2" office:value-type="float" office:value="0.5">
            <text:p>0.5</text:p>
          </table:table-cell>
          <table:table-cell table:formula="of:=[.F9]/255" office:value-type="float" office:value="0">
            <text:p>0</text:p>
          </table:table-cell>
          <table:table-cell table:formula="of:=[.G9]/255" office:value-type="float" office:value="0.333333333333333">
            <text:p>0.33</text:p>
          </table:table-cell>
          <table:table-cell table:formula="of:=[.H9]/255" office:value-type="float" office:value="1">
            <text:p>1</text:p>
          </table:table-cell>
          <table:table-cell table:formula="of:=MIN([.N9];[.O9];[.P9])" office:value-type="float" office:value="0">
            <text:p>0</text:p>
          </table:table-cell>
          <table:table-cell table:formula="of:=MAX([.N9];[.O9];[.P9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2"/>
          <table:table-cell office:value-type="string">
            <text:p>2/3 Brightness Green</text:p>
          </table:table-cell>
          <table:table-cell table:style-name="ce297"/>
          <table:table-cell table:style-name="ce306" table:formula="of:=CONCATENATE(&quot;#&quot;;DEC2HEX([.F10];2);DEC2HEX([.G10];2);DEC2HEX([.H10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0] + 0.7152*[.G10] + 0.0722*[.H10]" office:value-type="float" office:value="121.584">
            <text:p>121.58</text:p>
          </table:table-cell>
          <table:table-cell table:formula="of:=MOD(60*IF([.Q10]=[.R10];0;IF([.N10]=[.R10];([.O10]-[.P10])/([.R10]-[.Q10]);IF([.O10]=[.R10];2+([.P10]-[.N10])/([.R10]-[.Q10]);4+([.N10]-[.O10])/([.R10]-[.Q10]))));360)" office:value-type="float" office:value="120">
            <text:p>120</text:p>
          </table:table-cell>
          <table:table-cell table:formula="of:=IF([.Q10]=[.R10];0;IF([.M10]&lt;0.5;([.R10]-[.Q10])/([.Q10]+[.R10]);([.R10]-[.Q10])/(2-[.R10]-[.Q10])))" office:value-type="float" office:value="1">
            <text:p>1</text:p>
          </table:table-cell>
          <table:table-cell table:formula="of:=([.Q10]+[.R10])/2" office:value-type="float" office:value="0.333333333333333">
            <text:p>0.33</text:p>
          </table:table-cell>
          <table:table-cell table:formula="of:=[.F10]/255" office:value-type="float" office:value="0">
            <text:p>0</text:p>
          </table:table-cell>
          <table:table-cell table:formula="of:=[.G10]/255" office:value-type="float" office:value="0.666666666666667">
            <text:p>0.67</text:p>
          </table:table-cell>
          <table:table-cell table:formula="of:=[.H10]/255" office:value-type="float" office:value="0">
            <text:p>0</text:p>
          </table:table-cell>
          <table:table-cell table:formula="of:=MIN([.N10];[.O10];[.P10])" office:value-type="float" office:value="0">
            <text:p>0</text:p>
          </table:table-cell>
          <table:table-cell table:formula="of:=MAX([.N10];[.O10];[.P10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43"/>
          <table:table-cell/>
          <table:table-cell table:style-name="ce297"/>
          <table:table-cell table:style-name="ce306" table:formula="of:=CONCATENATE(&quot;#&quot;;DEC2HEX([.F11];2);DEC2HEX([.G11];2);DEC2HEX([.H11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1] + 0.7152*[.G11] + 0.0722*[.H11]" office:value-type="float" office:value="127.721">
            <text:p>127.72</text:p>
          </table:table-cell>
          <table:table-cell table:formula="of:=MOD(60*IF([.Q11]=[.R11];0;IF([.N11]=[.R11];([.O11]-[.P11])/([.R11]-[.Q11]);IF([.O11]=[.R11];2+([.P11]-[.N11])/([.R11]-[.Q11]);4+([.N11]-[.O11])/([.R11]-[.Q11]))));360)" office:value-type="float" office:value="150">
            <text:p>150</text:p>
          </table:table-cell>
          <table:table-cell table:formula="of:=IF([.Q11]=[.R11];0;IF([.M11]&lt;0.5;([.R11]-[.Q11])/([.Q11]+[.R11]);([.R11]-[.Q11])/(2-[.R11]-[.Q11])))" office:value-type="float" office:value="1">
            <text:p>1</text:p>
          </table:table-cell>
          <table:table-cell table:formula="of:=([.Q11]+[.R11])/2" office:value-type="float" office:value="0.333333333333333">
            <text:p>0.33</text:p>
          </table:table-cell>
          <table:table-cell table:formula="of:=[.F11]/255" office:value-type="float" office:value="0">
            <text:p>0</text:p>
          </table:table-cell>
          <table:table-cell table:formula="of:=[.G11]/255" office:value-type="float" office:value="0.666666666666667">
            <text:p>0.67</text:p>
          </table:table-cell>
          <table:table-cell table:formula="of:=[.H11]/255" office:value-type="float" office:value="0.333333333333333">
            <text:p>0.33</text:p>
          </table:table-cell>
          <table:table-cell table:formula="of:=MIN([.N11];[.O11];[.P11])" office:value-type="float" office:value="0">
            <text:p>0</text:p>
          </table:table-cell>
          <table:table-cell table:formula="of:=MAX([.N11];[.O11];[.P11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4"/>
          <table:table-cell office:value-type="string">
            <text:p>2/3 Brightness Cyan</text:p>
          </table:table-cell>
          <table:table-cell table:style-name="ce297"/>
          <table:table-cell table:style-name="ce306" table:formula="of:=CONCATENATE(&quot;#&quot;;DEC2HEX([.F12];2);DEC2HEX([.G12];2);DEC2HEX([.H12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12] + 0.7152*[.G12] + 0.0722*[.H12]" office:value-type="float" office:value="133.858">
            <text:p>133.86</text:p>
          </table:table-cell>
          <table:table-cell table:formula="of:=MOD(60*IF([.Q12]=[.R12];0;IF([.N12]=[.R12];([.O12]-[.P12])/([.R12]-[.Q12]);IF([.O12]=[.R12];2+([.P12]-[.N12])/([.R12]-[.Q12]);4+([.N12]-[.O12])/([.R12]-[.Q12]))));360)" office:value-type="float" office:value="180">
            <text:p>180</text:p>
          </table:table-cell>
          <table:table-cell table:formula="of:=IF([.Q12]=[.R12];0;IF([.M12]&lt;0.5;([.R12]-[.Q12])/([.Q12]+[.R12]);([.R12]-[.Q12])/(2-[.R12]-[.Q12])))" office:value-type="float" office:value="1">
            <text:p>1</text:p>
          </table:table-cell>
          <table:table-cell table:formula="of:=([.Q12]+[.R12])/2" office:value-type="float" office:value="0.333333333333333">
            <text:p>0.33</text:p>
          </table:table-cell>
          <table:table-cell table:formula="of:=[.F12]/255" office:value-type="float" office:value="0">
            <text:p>0</text:p>
          </table:table-cell>
          <table:table-cell table:formula="of:=[.G12]/255" office:value-type="float" office:value="0.666666666666667">
            <text:p>0.67</text:p>
          </table:table-cell>
          <table:table-cell table:formula="of:=[.H12]/255" office:value-type="float" office:value="0.666666666666667">
            <text:p>0.67</text:p>
          </table:table-cell>
          <table:table-cell table:formula="of:=MIN([.N12];[.O12];[.P12])" office:value-type="float" office:value="0">
            <text:p>0</text:p>
          </table:table-cell>
          <table:table-cell table:formula="of:=MAX([.N12];[.O12];[.P12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45"/>
          <table:table-cell/>
          <table:table-cell table:style-name="ce297"/>
          <table:table-cell table:style-name="ce306" table:formula="of:=CONCATENATE(&quot;#&quot;;DEC2HEX([.F13];2);DEC2HEX([.G13];2);DEC2HEX([.H13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F13] + 0.7152*[.G13] + 0.0722*[.H13]" office:value-type="float" office:value="139.995">
            <text:p>140</text:p>
          </table:table-cell>
          <table:table-cell table:formula="of:=MOD(60*IF([.Q13]=[.R13];0;IF([.N13]=[.R13];([.O13]-[.P13])/([.R13]-[.Q13]);IF([.O13]=[.R13];2+([.P13]-[.N13])/([.R13]-[.Q13]);4+([.N13]-[.O13])/([.R13]-[.Q13]))));360)" office:value-type="float" office:value="200">
            <text:p>200</text:p>
          </table:table-cell>
          <table:table-cell table:formula="of:=IF([.Q13]=[.R13];0;IF([.M13]&lt;0.5;([.R13]-[.Q13])/([.Q13]+[.R13]);([.R13]-[.Q13])/(2-[.R13]-[.Q13])))" office:value-type="float" office:value="1">
            <text:p>1</text:p>
          </table:table-cell>
          <table:table-cell table:formula="of:=([.Q13]+[.R13])/2" office:value-type="float" office:value="0.5">
            <text:p>0.5</text:p>
          </table:table-cell>
          <table:table-cell table:formula="of:=[.F13]/255" office:value-type="float" office:value="0">
            <text:p>0</text:p>
          </table:table-cell>
          <table:table-cell table:formula="of:=[.G13]/255" office:value-type="float" office:value="0.666666666666667">
            <text:p>0.67</text:p>
          </table:table-cell>
          <table:table-cell table:formula="of:=[.H13]/255" office:value-type="float" office:value="1">
            <text:p>1</text:p>
          </table:table-cell>
          <table:table-cell table:formula="of:=MIN([.N13];[.O13];[.P13])" office:value-type="float" office:value="0">
            <text:p>0</text:p>
          </table:table-cell>
          <table:table-cell table:formula="of:=MAX([.N13];[.O13];[.P13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2"/>
          <table:table-cell table:style-name="ce126" office:value-type="string">
            <text:p>Green</text:p>
          </table:table-cell>
          <table:table-cell table:style-name="ce299"/>
          <table:table-cell table:style-name="ce306" table:formula="of:=CONCATENATE(&quot;#&quot;;DEC2HEX([.F14];2);DEC2HEX([.G14];2);DEC2HEX([.H14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4] + 0.7152*[.G14] + 0.0722*[.H14]" office:value-type="float" office:value="182.376">
            <text:p>182.38</text:p>
          </table:table-cell>
          <table:table-cell table:formula="of:=MOD(60*IF([.Q14]=[.R14];0;IF([.N14]=[.R14];([.O14]-[.P14])/([.R14]-[.Q14]);IF([.O14]=[.R14];2+([.P14]-[.N14])/([.R14]-[.Q14]);4+([.N14]-[.O14])/([.R14]-[.Q14]))));360)" office:value-type="float" office:value="120">
            <text:p>120</text:p>
          </table:table-cell>
          <table:table-cell table:formula="of:=IF([.Q14]=[.R14];0;IF([.M14]&lt;0.5;([.R14]-[.Q14])/([.Q14]+[.R14]);([.R14]-[.Q14])/(2-[.R14]-[.Q14])))" office:value-type="float" office:value="1">
            <text:p>1</text:p>
          </table:table-cell>
          <table:table-cell table:formula="of:=([.Q14]+[.R14])/2" office:value-type="float" office:value="0.5">
            <text:p>0.5</text:p>
          </table:table-cell>
          <table:table-cell table:formula="of:=[.F14]/255" office:value-type="float" office:value="0">
            <text:p>0</text:p>
          </table:table-cell>
          <table:table-cell table:formula="of:=[.G14]/255" office:value-type="float" office:value="1">
            <text:p>1</text:p>
          </table:table-cell>
          <table:table-cell table:formula="of:=[.H14]/255" office:value-type="float" office:value="0">
            <text:p>0</text:p>
          </table:table-cell>
          <table:table-cell table:formula="of:=MIN([.N14];[.O14];[.P14])" office:value-type="float" office:value="0">
            <text:p>0</text:p>
          </table:table-cell>
          <table:table-cell table:formula="of:=MAX([.N14];[.O14];[.P14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46"/>
          <table:table-cell/>
          <table:table-cell table:style-name="ce297"/>
          <table:table-cell table:style-name="ce306" table:formula="of:=CONCATENATE(&quot;#&quot;;DEC2HEX([.F15];2);DEC2HEX([.G15];2);DEC2HEX([.H15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5] + 0.7152*[.G15] + 0.0722*[.H15]" office:value-type="float" office:value="188.513">
            <text:p>188.51</text:p>
          </table:table-cell>
          <table:table-cell table:formula="of:=MOD(60*IF([.Q15]=[.R15];0;IF([.N15]=[.R15];([.O15]-[.P15])/([.R15]-[.Q15]);IF([.O15]=[.R15];2+([.P15]-[.N15])/([.R15]-[.Q15]);4+([.N15]-[.O15])/([.R15]-[.Q15]))));360)" office:value-type="float" office:value="140">
            <text:p>140</text:p>
          </table:table-cell>
          <table:table-cell table:formula="of:=IF([.Q15]=[.R15];0;IF([.M15]&lt;0.5;([.R15]-[.Q15])/([.Q15]+[.R15]);([.R15]-[.Q15])/(2-[.R15]-[.Q15])))" office:value-type="float" office:value="1">
            <text:p>1</text:p>
          </table:table-cell>
          <table:table-cell table:formula="of:=([.Q15]+[.R15])/2" office:value-type="float" office:value="0.5">
            <text:p>0.5</text:p>
          </table:table-cell>
          <table:table-cell table:formula="of:=[.F15]/255" office:value-type="float" office:value="0">
            <text:p>0</text:p>
          </table:table-cell>
          <table:table-cell table:formula="of:=[.G15]/255" office:value-type="float" office:value="1">
            <text:p>1</text:p>
          </table:table-cell>
          <table:table-cell table:formula="of:=[.H15]/255" office:value-type="float" office:value="0.333333333333333">
            <text:p>0.33</text:p>
          </table:table-cell>
          <table:table-cell table:formula="of:=MIN([.N15];[.O15];[.P15])" office:value-type="float" office:value="0">
            <text:p>0</text:p>
          </table:table-cell>
          <table:table-cell table:formula="of:=MAX([.N15];[.O15];[.P15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47"/>
          <table:table-cell/>
          <table:table-cell table:style-name="ce297"/>
          <table:table-cell table:style-name="ce306" table:formula="of:=CONCATENATE(&quot;#&quot;;DEC2HEX([.F16];2);DEC2HEX([.G16];2);DEC2HEX([.H16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16] + 0.7152*[.G16] + 0.0722*[.H16]" office:value-type="float" office:value="194.65">
            <text:p>194.65</text:p>
          </table:table-cell>
          <table:table-cell table:formula="of:=MOD(60*IF([.Q16]=[.R16];0;IF([.N16]=[.R16];([.O16]-[.P16])/([.R16]-[.Q16]);IF([.O16]=[.R16];2+([.P16]-[.N16])/([.R16]-[.Q16]);4+([.N16]-[.O16])/([.R16]-[.Q16]))));360)" office:value-type="float" office:value="160">
            <text:p>160</text:p>
          </table:table-cell>
          <table:table-cell table:formula="of:=IF([.Q16]=[.R16];0;IF([.M16]&lt;0.5;([.R16]-[.Q16])/([.Q16]+[.R16]);([.R16]-[.Q16])/(2-[.R16]-[.Q16])))" office:value-type="float" office:value="1">
            <text:p>1</text:p>
          </table:table-cell>
          <table:table-cell table:formula="of:=([.Q16]+[.R16])/2" office:value-type="float" office:value="0.5">
            <text:p>0.5</text:p>
          </table:table-cell>
          <table:table-cell table:formula="of:=[.F16]/255" office:value-type="float" office:value="0">
            <text:p>0</text:p>
          </table:table-cell>
          <table:table-cell table:formula="of:=[.G16]/255" office:value-type="float" office:value="1">
            <text:p>1</text:p>
          </table:table-cell>
          <table:table-cell table:formula="of:=[.H16]/255" office:value-type="float" office:value="0.666666666666667">
            <text:p>0.67</text:p>
          </table:table-cell>
          <table:table-cell table:formula="of:=MIN([.N16];[.O16];[.P16])" office:value-type="float" office:value="0">
            <text:p>0</text:p>
          </table:table-cell>
          <table:table-cell table:formula="of:=MAX([.N16];[.O16];[.P16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127" office:value-type="string">
            <text:p>Cyan</text:p>
          </table:table-cell>
          <table:table-cell table:style-name="ce300"/>
          <table:table-cell table:style-name="ce306" table:formula="of:=CONCATENATE(&quot;#&quot;;DEC2HEX([.F17];2);DEC2HEX([.G17];2);DEC2HEX([.H17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formula="of:=0.2126*[.F17] + 0.7152*[.G17] + 0.0722*[.H17]" office:value-type="float" office:value="200.787">
            <text:p>200.79</text:p>
          </table:table-cell>
          <table:table-cell table:formula="of:=MOD(60*IF([.Q17]=[.R17];0;IF([.N17]=[.R17];([.O17]-[.P17])/([.R17]-[.Q17]);IF([.O17]=[.R17];2+([.P17]-[.N17])/([.R17]-[.Q17]);4+([.N17]-[.O17])/([.R17]-[.Q17]))));360)" office:value-type="float" office:value="180">
            <text:p>180</text:p>
          </table:table-cell>
          <table:table-cell table:formula="of:=IF([.Q17]=[.R17];0;IF([.M17]&lt;0.5;([.R17]-[.Q17])/([.Q17]+[.R17]);([.R17]-[.Q17])/(2-[.R17]-[.Q17])))" office:value-type="float" office:value="1">
            <text:p>1</text:p>
          </table:table-cell>
          <table:table-cell table:formula="of:=([.Q17]+[.R17])/2" office:value-type="float" office:value="0.5">
            <text:p>0.5</text:p>
          </table:table-cell>
          <table:table-cell table:formula="of:=[.F17]/255" office:value-type="float" office:value="0">
            <text:p>0</text:p>
          </table:table-cell>
          <table:table-cell table:formula="of:=[.G17]/255" office:value-type="float" office:value="1">
            <text:p>1</text:p>
          </table:table-cell>
          <table:table-cell table:formula="of:=[.H17]/255" office:value-type="float" office:value="1">
            <text:p>1</text:p>
          </table:table-cell>
          <table:table-cell table:formula="of:=MIN([.N17];[.O17];[.P17])" office:value-type="float" office:value="0">
            <text:p>0</text:p>
          </table:table-cell>
          <table:table-cell table:formula="of:=MAX([.N17];[.O17];[.P17]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48"/>
          <table:table-cell office:value-type="string">
            <text:p>1/3 Brightness Red</text:p>
          </table:table-cell>
          <table:table-cell table:style-name="ce297"/>
          <table:table-cell table:style-name="ce306" table:formula="of:=CONCATENATE(&quot;#&quot;;DEC2HEX([.F18];2);DEC2HEX([.G18];2);DEC2HEX([.H18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8] + 0.7152*[.G18] + 0.0722*[.H18]" office:value-type="float" office:value="18.071">
            <text:p>18.07</text:p>
          </table:table-cell>
          <table:table-cell table:formula="of:=MOD(60*IF([.Q18]=[.R18];0;IF([.N18]=[.R18];([.O18]-[.P18])/([.R18]-[.Q18]);IF([.O18]=[.R18];2+([.P18]-[.N18])/([.R18]-[.Q18]);4+([.N18]-[.O18])/([.R18]-[.Q18]))));360)" office:value-type="float" office:value="0">
            <text:p>0</text:p>
          </table:table-cell>
          <table:table-cell table:formula="of:=IF([.Q18]=[.R18];0;IF([.M18]&lt;0.5;([.R18]-[.Q18])/([.Q18]+[.R18]);([.R18]-[.Q18])/(2-[.R18]-[.Q18])))" office:value-type="float" office:value="1">
            <text:p>1</text:p>
          </table:table-cell>
          <table:table-cell table:formula="of:=([.Q18]+[.R18])/2" office:value-type="float" office:value="0.166666666666667">
            <text:p>0.17</text:p>
          </table:table-cell>
          <table:table-cell table:formula="of:=[.F18]/255" office:value-type="float" office:value="0.333333333333333">
            <text:p>0.33</text:p>
          </table:table-cell>
          <table:table-cell table:formula="of:=[.G18]/255" office:value-type="float" office:value="0">
            <text:p>0</text:p>
          </table:table-cell>
          <table:table-cell table:formula="of:=[.H18]/255" office:value-type="float" office:value="0">
            <text:p>0</text:p>
          </table:table-cell>
          <table:table-cell table:formula="of:=MIN([.N18];[.O18];[.P18])" office:value-type="float" office:value="0">
            <text:p>0</text:p>
          </table:table-cell>
          <table:table-cell table:formula="of:=MAX([.N18];[.O18];[.P18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49"/>
          <table:table-cell office:value-type="string">
            <text:p>1/3 Brightness Magenta</text:p>
          </table:table-cell>
          <table:table-cell table:style-name="ce297"/>
          <table:table-cell table:style-name="ce306" table:formula="of:=CONCATENATE(&quot;#&quot;;DEC2HEX([.F19];2);DEC2HEX([.G19];2);DEC2HEX([.H19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9] + 0.7152*[.G19] + 0.0722*[.H19]" office:value-type="float" office:value="24.208">
            <text:p>24.21</text:p>
          </table:table-cell>
          <table:table-cell table:formula="of:=MOD(60*IF([.Q19]=[.R19];0;IF([.N19]=[.R19];([.O19]-[.P19])/([.R19]-[.Q19]);IF([.O19]=[.R19];2+([.P19]-[.N19])/([.R19]-[.Q19]);4+([.N19]-[.O19])/([.R19]-[.Q19]))));360)" office:value-type="float" office:value="300">
            <text:p>300</text:p>
          </table:table-cell>
          <table:table-cell table:formula="of:=IF([.Q19]=[.R19];0;IF([.M19]&lt;0.5;([.R19]-[.Q19])/([.Q19]+[.R19]);([.R19]-[.Q19])/(2-[.R19]-[.Q19])))" office:value-type="float" office:value="1">
            <text:p>1</text:p>
          </table:table-cell>
          <table:table-cell table:formula="of:=([.Q19]+[.R19])/2" office:value-type="float" office:value="0.166666666666667">
            <text:p>0.17</text:p>
          </table:table-cell>
          <table:table-cell table:formula="of:=[.F19]/255" office:value-type="float" office:value="0.333333333333333">
            <text:p>0.33</text:p>
          </table:table-cell>
          <table:table-cell table:formula="of:=[.G19]/255" office:value-type="float" office:value="0">
            <text:p>0</text:p>
          </table:table-cell>
          <table:table-cell table:formula="of:=[.H19]/255" office:value-type="float" office:value="0.333333333333333">
            <text:p>0.33</text:p>
          </table:table-cell>
          <table:table-cell table:formula="of:=MIN([.N19];[.O19];[.P19])" office:value-type="float" office:value="0">
            <text:p>0</text:p>
          </table:table-cell>
          <table:table-cell table:formula="of:=MAX([.N19];[.O19];[.P19])" office:value-type="float" office:value="0.333333333333333">
            <text:p>0.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50"/>
          <table:table-cell/>
          <table:table-cell table:style-name="ce297"/>
          <table:table-cell table:style-name="ce306" table:formula="of:=CONCATENATE(&quot;#&quot;;DEC2HEX([.F20];2);DEC2HEX([.G20];2);DEC2HEX([.H20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0] + 0.7152*[.G20] + 0.0722*[.H20]" office:value-type="float" office:value="30.345">
            <text:p>30.35</text:p>
          </table:table-cell>
          <table:table-cell table:formula="of:=MOD(60*IF([.Q20]=[.R20];0;IF([.N20]=[.R20];([.O20]-[.P20])/([.R20]-[.Q20]);IF([.O20]=[.R20];2+([.P20]-[.N20])/([.R20]-[.Q20]);4+([.N20]-[.O20])/([.R20]-[.Q20]))));360)" office:value-type="float" office:value="270">
            <text:p>270</text:p>
          </table:table-cell>
          <table:table-cell table:formula="of:=IF([.Q20]=[.R20];0;IF([.M20]&lt;0.5;([.R20]-[.Q20])/([.Q20]+[.R20]);([.R20]-[.Q20])/(2-[.R20]-[.Q20])))" office:value-type="float" office:value="1">
            <text:p>1</text:p>
          </table:table-cell>
          <table:table-cell table:formula="of:=([.Q20]+[.R20])/2" office:value-type="float" office:value="0.333333333333333">
            <text:p>0.33</text:p>
          </table:table-cell>
          <table:table-cell table:formula="of:=[.F20]/255" office:value-type="float" office:value="0.333333333333333">
            <text:p>0.33</text:p>
          </table:table-cell>
          <table:table-cell table:formula="of:=[.G20]/255" office:value-type="float" office:value="0">
            <text:p>0</text:p>
          </table:table-cell>
          <table:table-cell table:formula="of:=[.H20]/255" office:value-type="float" office:value="0.666666666666667">
            <text:p>0.67</text:p>
          </table:table-cell>
          <table:table-cell table:formula="of:=MIN([.N20];[.O20];[.P20])" office:value-type="float" office:value="0">
            <text:p>0</text:p>
          </table:table-cell>
          <table:table-cell table:formula="of:=MAX([.N20];[.O20];[.P20])" office:value-type="float" office:value="0.666666666666667">
            <text:p>0.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51"/>
          <table:table-cell/>
          <table:table-cell table:style-name="ce297"/>
          <table:table-cell table:style-name="ce306" table:formula="of:=CONCATENATE(&quot;#&quot;;DEC2HEX([.F21];2);DEC2HEX([.G21];2);DEC2HEX([.H21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F21] + 0.7152*[.G21] + 0.0722*[.H21]" office:value-type="float" office:value="36.482">
            <text:p>36.48</text:p>
          </table:table-cell>
          <table:table-cell table:formula="of:=MOD(60*IF([.Q21]=[.R21];0;IF([.N21]=[.R21];([.O21]-[.P21])/([.R21]-[.Q21]);IF([.O21]=[.R21];2+([.P21]-[.N21])/([.R21]-[.Q21]);4+([.N21]-[.O21])/([.R21]-[.Q21]))));360)" office:value-type="float" office:value="260">
            <text:p>260</text:p>
          </table:table-cell>
          <table:table-cell table:formula="of:=IF([.Q21]=[.R21];0;IF([.M21]&lt;0.5;([.R21]-[.Q21])/([.Q21]+[.R21]);([.R21]-[.Q21])/(2-[.R21]-[.Q21])))" office:value-type="float" office:value="1">
            <text:p>1</text:p>
          </table:table-cell>
          <table:table-cell table:formula="of:=([.Q21]+[.R21])/2" office:value-type="float" office:value="0.5">
            <text:p>0.5</text:p>
          </table:table-cell>
          <table:table-cell table:formula="of:=[.F21]/255" office:value-type="float" office:value="0.333333333333333">
            <text:p>0.33</text:p>
          </table:table-cell>
          <table:table-cell table:formula="of:=[.G21]/255" office:value-type="float" office:value="0">
            <text:p>0</text:p>
          </table:table-cell>
          <table:table-cell table:formula="of:=[.H21]/255" office:value-type="float" office:value="1">
            <text:p>1</text:p>
          </table:table-cell>
          <table:table-cell table:formula="of:=MIN([.N21];[.O21];[.P21])" office:value-type="float" office:value="0">
            <text:p>0</text:p>
          </table:table-cell>
          <table:table-cell table:formula="of:=MAX([.N21];[.O21];[.P21]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52"/>
          <table:table-cell office:value-type="string">
            <text:p>1/3 Brightness Yellow</text:p>
          </table:table-cell>
          <table:table-cell table:style-name="ce297"/>
          <table:table-cell table:style-name="ce306" table:formula="of:=CONCATENATE(&quot;#&quot;;DEC2HEX([.F22];2);DEC2HEX([.G22];2);DEC2HEX([.H22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2] + 0.7152*[.G22] + 0.0722*[.H22]" office:value-type="float" office:value="78.863">
            <text:p>78.86</text:p>
          </table:table-cell>
          <table:table-cell table:formula="of:=MOD(60*IF([.Q22]=[.R22];0;IF([.N22]=[.R22];([.O22]-[.P22])/([.R22]-[.Q22]);IF([.O22]=[.R22];2+([.P22]-[.N22])/([.R22]-[.Q22]);4+([.N22]-[.O22])/([.R22]-[.Q22]))));360)" office:value-type="float" office:value="60">
            <text:p>60</text:p>
          </table:table-cell>
          <table:table-cell table:formula="of:=IF([.Q22]=[.R22];0;IF([.M22]&lt;0.5;([.R22]-[.Q22])/([.Q22]+[.R22]);([.R22]-[.Q22])/(2-[.R22]-[.Q22])))" office:value-type="float" office:value="1">
            <text:p>1</text:p>
          </table:table-cell>
          <table:table-cell table:formula="of:=([.Q22]+[.R22])/2" office:value-type="float" office:value="0.166666666666667">
            <text:p>0.17</text:p>
          </table:table-cell>
          <table:table-cell table:formula="of:=[.F22]/255" office:value-type="float" office:value="0.333333333333333">
            <text:p>0.33</text:p>
          </table:table-cell>
          <table:table-cell table:formula="of:=[.G22]/255" office:value-type="float" office:value="0.333333333333333">
            <text:p>0.33</text:p>
          </table:table-cell>
          <table:table-cell table:formula="of:=[.H22]/255" office:value-type="float" office:value="0">
            <text:p>0</text:p>
          </table:table-cell>
          <table:table-cell table:formula="of:=MIN([.N22];[.O22];[.P22])" office:value-type="float" office:value="0">
            <text:p>0</text:p>
          </table:table-cell>
          <table:table-cell table:formula="of:=MAX([.N22];[.O22];[.P22])" office:value-type="float" office:value="0.333333333333333">
            <text:p>0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53"/>
          <table:table-cell office:value-type="string">
            <text:p>Gray 1 (1/3 Brightness White)</text:p>
          </table:table-cell>
          <table:table-cell table:style-name="ce297"/>
          <table:table-cell table:style-name="ce306" table:formula="of:=CONCATENATE(&quot;#&quot;;DEC2HEX([.F23];2);DEC2HEX([.G23];2);DEC2HEX([.H23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23] + 0.7152*[.G23] + 0.0722*[.H23]" office:value-type="float" office:value="85">
            <text:p>85</text:p>
          </table:table-cell>
          <table:table-cell table:formula="of:=MOD(60*IF([.Q23]=[.R23];0;IF([.N23]=[.R23];([.O23]-[.P23])/([.R23]-[.Q23]);IF([.O23]=[.R23];2+([.P23]-[.N23])/([.R23]-[.Q23]);4+([.N23]-[.O23])/([.R23]-[.Q23]))));360)" office:value-type="float" office:value="0">
            <text:p>0</text:p>
          </table:table-cell>
          <table:table-cell table:formula="of:=IF([.Q23]=[.R23];0;IF([.M23]&lt;0.5;([.R23]-[.Q23])/([.Q23]+[.R23]);([.R23]-[.Q23])/(2-[.R23]-[.Q23])))" office:value-type="float" office:value="0">
            <text:p>0</text:p>
          </table:table-cell>
          <table:table-cell table:formula="of:=([.Q23]+[.R23])/2" office:value-type="float" office:value="0.333333333333333">
            <text:p>0.33</text:p>
          </table:table-cell>
          <table:table-cell table:formula="of:=[.F23]/255" office:value-type="float" office:value="0.333333333333333">
            <text:p>0.33</text:p>
          </table:table-cell>
          <table:table-cell table:formula="of:=[.G23]/255" office:value-type="float" office:value="0.333333333333333">
            <text:p>0.33</text:p>
          </table:table-cell>
          <table:table-cell table:formula="of:=[.H23]/255" office:value-type="float" office:value="0.333333333333333">
            <text:p>0.33</text:p>
          </table:table-cell>
          <table:table-cell table:formula="of:=MIN([.N23];[.O23];[.P23])" office:value-type="float" office:value="0.333333333333333">
            <text:p>0.33</text:p>
          </table:table-cell>
          <table:table-cell table:formula="of:=MAX([.N23];[.O23];[.P23])" office:value-type="float" office:value="0.333333333333333">
            <text:p>0.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54"/>
          <table:table-cell/>
          <table:table-cell table:style-name="ce297"/>
          <table:table-cell table:style-name="ce306" table:formula="of:=CONCATENATE(&quot;#&quot;;DEC2HEX([.F24];2);DEC2HEX([.G24];2);DEC2HEX([.H24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4] + 0.7152*[.G24] + 0.0722*[.H24]" office:value-type="float" office:value="91.137">
            <text:p>91.14</text:p>
          </table:table-cell>
          <table:table-cell table:formula="of:=MOD(60*IF([.Q24]=[.R24];0;IF([.N24]=[.R24];([.O24]-[.P24])/([.R24]-[.Q24]);IF([.O24]=[.R24];2+([.P24]-[.N24])/([.R24]-[.Q24]);4+([.N24]-[.O24])/([.R24]-[.Q24]))));360)" office:value-type="float" office:value="240">
            <text:p>240</text:p>
          </table:table-cell>
          <table:table-cell table:formula="of:=IF([.Q24]=[.R24];0;IF([.M24]&lt;0.5;([.R24]-[.Q24])/([.Q24]+[.R24]);([.R24]-[.Q24])/(2-[.R24]-[.Q24])))" office:value-type="float" office:value="0.333333333333333">
            <text:p>0.33</text:p>
          </table:table-cell>
          <table:table-cell table:formula="of:=([.Q24]+[.R24])/2" office:value-type="float" office:value="0.5">
            <text:p>0.5</text:p>
          </table:table-cell>
          <table:table-cell table:formula="of:=[.F24]/255" office:value-type="float" office:value="0.333333333333333">
            <text:p>0.33</text:p>
          </table:table-cell>
          <table:table-cell table:formula="of:=[.G24]/255" office:value-type="float" office:value="0.333333333333333">
            <text:p>0.33</text:p>
          </table:table-cell>
          <table:table-cell table:formula="of:=[.H24]/255" office:value-type="float" office:value="0.666666666666667">
            <text:p>0.67</text:p>
          </table:table-cell>
          <table:table-cell table:formula="of:=MIN([.N24];[.O24];[.P24])" office:value-type="float" office:value="0.333333333333333">
            <text:p>0.33</text:p>
          </table:table-cell>
          <table:table-cell table:formula="of:=MAX([.N24];[.O24];[.P24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55"/>
          <table:table-cell/>
          <table:table-cell table:style-name="ce297"/>
          <table:table-cell table:style-name="ce306" table:formula="of:=CONCATENATE(&quot;#&quot;;DEC2HEX([.F25];2);DEC2HEX([.G25];2);DEC2HEX([.H25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F25] + 0.7152*[.G25] + 0.0722*[.H25]" office:value-type="float" office:value="97.274">
            <text:p>97.27</text:p>
          </table:table-cell>
          <table:table-cell table:formula="of:=MOD(60*IF([.Q25]=[.R25];0;IF([.N25]=[.R25];([.O25]-[.P25])/([.R25]-[.Q25]);IF([.O25]=[.R25];2+([.P25]-[.N25])/([.R25]-[.Q25]);4+([.N25]-[.O25])/([.R25]-[.Q25]))));360)" office:value-type="float" office:value="240">
            <text:p>240</text:p>
          </table:table-cell>
          <table:table-cell table:formula="of:=IF([.Q25]=[.R25];0;IF([.M25]&lt;0.5;([.R25]-[.Q25])/([.Q25]+[.R25]);([.R25]-[.Q25])/(2-[.R25]-[.Q25])))" office:value-type="float" office:value="1">
            <text:p>1</text:p>
          </table:table-cell>
          <table:table-cell table:formula="of:=([.Q25]+[.R25])/2" office:value-type="float" office:value="0.666666666666667">
            <text:p>0.67</text:p>
          </table:table-cell>
          <table:table-cell table:formula="of:=[.F25]/255" office:value-type="float" office:value="0.333333333333333">
            <text:p>0.33</text:p>
          </table:table-cell>
          <table:table-cell table:formula="of:=[.G25]/255" office:value-type="float" office:value="0.333333333333333">
            <text:p>0.33</text:p>
          </table:table-cell>
          <table:table-cell table:formula="of:=[.H25]/255" office:value-type="float" office:value="1">
            <text:p>1</text:p>
          </table:table-cell>
          <table:table-cell table:formula="of:=MIN([.N25];[.O25];[.P25])" office:value-type="float" office:value="0.333333333333333">
            <text:p>0.33</text:p>
          </table:table-cell>
          <table:table-cell table:formula="of:=MAX([.N25];[.O25];[.P25]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56"/>
          <table:table-cell/>
          <table:table-cell table:style-name="ce297"/>
          <table:table-cell table:style-name="ce306" table:formula="of:=CONCATENATE(&quot;#&quot;;DEC2HEX([.F26];2);DEC2HEX([.G26];2);DEC2HEX([.H26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6] + 0.7152*[.G26] + 0.0722*[.H26]" office:value-type="float" office:value="139.655">
            <text:p>139.66</text:p>
          </table:table-cell>
          <table:table-cell table:formula="of:=MOD(60*IF([.Q26]=[.R26];0;IF([.N26]=[.R26];([.O26]-[.P26])/([.R26]-[.Q26]);IF([.O26]=[.R26];2+([.P26]-[.N26])/([.R26]-[.Q26]);4+([.N26]-[.O26])/([.R26]-[.Q26]))));360)" office:value-type="float" office:value="90">
            <text:p>90</text:p>
          </table:table-cell>
          <table:table-cell table:formula="of:=IF([.Q26]=[.R26];0;IF([.M26]&lt;0.5;([.R26]-[.Q26])/([.Q26]+[.R26]);([.R26]-[.Q26])/(2-[.R26]-[.Q26])))" office:value-type="float" office:value="1">
            <text:p>1</text:p>
          </table:table-cell>
          <table:table-cell table:formula="of:=([.Q26]+[.R26])/2" office:value-type="float" office:value="0.333333333333333">
            <text:p>0.33</text:p>
          </table:table-cell>
          <table:table-cell table:formula="of:=[.F26]/255" office:value-type="float" office:value="0.333333333333333">
            <text:p>0.33</text:p>
          </table:table-cell>
          <table:table-cell table:formula="of:=[.G26]/255" office:value-type="float" office:value="0.666666666666667">
            <text:p>0.67</text:p>
          </table:table-cell>
          <table:table-cell table:formula="of:=[.H26]/255" office:value-type="float" office:value="0">
            <text:p>0</text:p>
          </table:table-cell>
          <table:table-cell table:formula="of:=MIN([.N26];[.O26];[.P26])" office:value-type="float" office:value="0">
            <text:p>0</text:p>
          </table:table-cell>
          <table:table-cell table:formula="of:=MAX([.N26];[.O26];[.P26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57"/>
          <table:table-cell/>
          <table:table-cell table:style-name="ce297"/>
          <table:table-cell table:style-name="ce306" table:formula="of:=CONCATENATE(&quot;#&quot;;DEC2HEX([.F27];2);DEC2HEX([.G27];2);DEC2HEX([.H27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27] + 0.7152*[.G27] + 0.0722*[.H27]" office:value-type="float" office:value="145.792">
            <text:p>145.79</text:p>
          </table:table-cell>
          <table:table-cell table:formula="of:=MOD(60*IF([.Q27]=[.R27];0;IF([.N27]=[.R27];([.O27]-[.P27])/([.R27]-[.Q27]);IF([.O27]=[.R27];2+([.P27]-[.N27])/([.R27]-[.Q27]);4+([.N27]-[.O27])/([.R27]-[.Q27]))));360)" office:value-type="float" office:value="120">
            <text:p>120</text:p>
          </table:table-cell>
          <table:table-cell table:formula="of:=IF([.Q27]=[.R27];0;IF([.M27]&lt;0.5;([.R27]-[.Q27])/([.Q27]+[.R27]);([.R27]-[.Q27])/(2-[.R27]-[.Q27])))" office:value-type="float" office:value="0.333333333333333">
            <text:p>0.33</text:p>
          </table:table-cell>
          <table:table-cell table:formula="of:=([.Q27]+[.R27])/2" office:value-type="float" office:value="0.5">
            <text:p>0.5</text:p>
          </table:table-cell>
          <table:table-cell table:formula="of:=[.F27]/255" office:value-type="float" office:value="0.333333333333333">
            <text:p>0.33</text:p>
          </table:table-cell>
          <table:table-cell table:formula="of:=[.G27]/255" office:value-type="float" office:value="0.666666666666667">
            <text:p>0.67</text:p>
          </table:table-cell>
          <table:table-cell table:formula="of:=[.H27]/255" office:value-type="float" office:value="0.333333333333333">
            <text:p>0.33</text:p>
          </table:table-cell>
          <table:table-cell table:formula="of:=MIN([.N27];[.O27];[.P27])" office:value-type="float" office:value="0.333333333333333">
            <text:p>0.33</text:p>
          </table:table-cell>
          <table:table-cell table:formula="of:=MAX([.N27];[.O27];[.P27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58"/>
          <table:table-cell/>
          <table:table-cell table:style-name="ce297"/>
          <table:table-cell table:style-name="ce306" table:formula="of:=CONCATENATE(&quot;#&quot;;DEC2HEX([.F28];2);DEC2HEX([.G28];2);DEC2HEX([.H28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8] + 0.7152*[.G28] + 0.0722*[.H28]" office:value-type="float" office:value="151.929">
            <text:p>151.93</text:p>
          </table:table-cell>
          <table:table-cell table:formula="of:=MOD(60*IF([.Q28]=[.R28];0;IF([.N28]=[.R28];([.O28]-[.P28])/([.R28]-[.Q28]);IF([.O28]=[.R28];2+([.P28]-[.N28])/([.R28]-[.Q28]);4+([.N28]-[.O28])/([.R28]-[.Q28]))));360)" office:value-type="float" office:value="180">
            <text:p>180</text:p>
          </table:table-cell>
          <table:table-cell table:formula="of:=IF([.Q28]=[.R28];0;IF([.M28]&lt;0.5;([.R28]-[.Q28])/([.Q28]+[.R28]);([.R28]-[.Q28])/(2-[.R28]-[.Q28])))" office:value-type="float" office:value="0.333333333333333">
            <text:p>0.33</text:p>
          </table:table-cell>
          <table:table-cell table:formula="of:=([.Q28]+[.R28])/2" office:value-type="float" office:value="0.5">
            <text:p>0.5</text:p>
          </table:table-cell>
          <table:table-cell table:formula="of:=[.F28]/255" office:value-type="float" office:value="0.333333333333333">
            <text:p>0.33</text:p>
          </table:table-cell>
          <table:table-cell table:formula="of:=[.G28]/255" office:value-type="float" office:value="0.666666666666667">
            <text:p>0.67</text:p>
          </table:table-cell>
          <table:table-cell table:formula="of:=[.H28]/255" office:value-type="float" office:value="0.666666666666667">
            <text:p>0.67</text:p>
          </table:table-cell>
          <table:table-cell table:formula="of:=MIN([.N28];[.O28];[.P28])" office:value-type="float" office:value="0.333333333333333">
            <text:p>0.33</text:p>
          </table:table-cell>
          <table:table-cell table:formula="of:=MAX([.N28];[.O28];[.P28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59"/>
          <table:table-cell/>
          <table:table-cell table:style-name="ce297"/>
          <table:table-cell table:style-name="ce306" table:formula="of:=CONCATENATE(&quot;#&quot;;DEC2HEX([.F29];2);DEC2HEX([.G29];2);DEC2HEX([.H29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F29] + 0.7152*[.G29] + 0.0722*[.H29]" office:value-type="float" office:value="158.066">
            <text:p>158.07</text:p>
          </table:table-cell>
          <table:table-cell table:formula="of:=MOD(60*IF([.Q29]=[.R29];0;IF([.N29]=[.R29];([.O29]-[.P29])/([.R29]-[.Q29]);IF([.O29]=[.R29];2+([.P29]-[.N29])/([.R29]-[.Q29]);4+([.N29]-[.O29])/([.R29]-[.Q29]))));360)" office:value-type="float" office:value="210">
            <text:p>210</text:p>
          </table:table-cell>
          <table:table-cell table:formula="of:=IF([.Q29]=[.R29];0;IF([.M29]&lt;0.5;([.R29]-[.Q29])/([.Q29]+[.R29]);([.R29]-[.Q29])/(2-[.R29]-[.Q29])))" office:value-type="float" office:value="1">
            <text:p>1</text:p>
          </table:table-cell>
          <table:table-cell table:formula="of:=([.Q29]+[.R29])/2" office:value-type="float" office:value="0.666666666666667">
            <text:p>0.67</text:p>
          </table:table-cell>
          <table:table-cell table:formula="of:=[.F29]/255" office:value-type="float" office:value="0.333333333333333">
            <text:p>0.33</text:p>
          </table:table-cell>
          <table:table-cell table:formula="of:=[.G29]/255" office:value-type="float" office:value="0.666666666666667">
            <text:p>0.67</text:p>
          </table:table-cell>
          <table:table-cell table:formula="of:=[.H29]/255" office:value-type="float" office:value="1">
            <text:p>1</text:p>
          </table:table-cell>
          <table:table-cell table:formula="of:=MIN([.N29];[.O29];[.P29])" office:value-type="float" office:value="0.333333333333333">
            <text:p>0.33</text:p>
          </table:table-cell>
          <table:table-cell table:formula="of:=MAX([.N29];[.O29];[.P29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60"/>
          <table:table-cell/>
          <table:table-cell table:style-name="ce297"/>
          <table:table-cell table:style-name="ce306" table:formula="of:=CONCATENATE(&quot;#&quot;;DEC2HEX([.F30];2);DEC2HEX([.G30];2);DEC2HEX([.H30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0] + 0.7152*[.G30] + 0.0722*[.H30]" office:value-type="float" office:value="200.447">
            <text:p>200.45</text:p>
          </table:table-cell>
          <table:table-cell table:formula="of:=MOD(60*IF([.Q30]=[.R30];0;IF([.N30]=[.R30];([.O30]-[.P30])/([.R30]-[.Q30]);IF([.O30]=[.R30];2+([.P30]-[.N30])/([.R30]-[.Q30]);4+([.N30]-[.O30])/([.R30]-[.Q30]))));360)" office:value-type="float" office:value="100">
            <text:p>100</text:p>
          </table:table-cell>
          <table:table-cell table:formula="of:=IF([.Q30]=[.R30];0;IF([.M30]&lt;0.5;([.R30]-[.Q30])/([.Q30]+[.R30]);([.R30]-[.Q30])/(2-[.R30]-[.Q30])))" office:value-type="float" office:value="1">
            <text:p>1</text:p>
          </table:table-cell>
          <table:table-cell table:formula="of:=([.Q30]+[.R30])/2" office:value-type="float" office:value="0.5">
            <text:p>0.5</text:p>
          </table:table-cell>
          <table:table-cell table:formula="of:=[.F30]/255" office:value-type="float" office:value="0.333333333333333">
            <text:p>0.33</text:p>
          </table:table-cell>
          <table:table-cell table:formula="of:=[.G30]/255" office:value-type="float" office:value="1">
            <text:p>1</text:p>
          </table:table-cell>
          <table:table-cell table:formula="of:=[.H30]/255" office:value-type="float" office:value="0">
            <text:p>0</text:p>
          </table:table-cell>
          <table:table-cell table:formula="of:=MIN([.N30];[.O30];[.P30])" office:value-type="float" office:value="0">
            <text:p>0</text:p>
          </table:table-cell>
          <table:table-cell table:formula="of:=MAX([.N30];[.O30];[.P30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61"/>
          <table:table-cell/>
          <table:table-cell table:style-name="ce297"/>
          <table:table-cell table:style-name="ce306" table:formula="of:=CONCATENATE(&quot;#&quot;;DEC2HEX([.F31];2);DEC2HEX([.G31];2);DEC2HEX([.H31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1] + 0.7152*[.G31] + 0.0722*[.H31]" office:value-type="float" office:value="206.584">
            <text:p>206.58</text:p>
          </table:table-cell>
          <table:table-cell table:formula="of:=MOD(60*IF([.Q31]=[.R31];0;IF([.N31]=[.R31];([.O31]-[.P31])/([.R31]-[.Q31]);IF([.O31]=[.R31];2+([.P31]-[.N31])/([.R31]-[.Q31]);4+([.N31]-[.O31])/([.R31]-[.Q31]))));360)" office:value-type="float" office:value="120">
            <text:p>120</text:p>
          </table:table-cell>
          <table:table-cell table:formula="of:=IF([.Q31]=[.R31];0;IF([.M31]&lt;0.5;([.R31]-[.Q31])/([.Q31]+[.R31]);([.R31]-[.Q31])/(2-[.R31]-[.Q31])))" office:value-type="float" office:value="1">
            <text:p>1</text:p>
          </table:table-cell>
          <table:table-cell table:formula="of:=([.Q31]+[.R31])/2" office:value-type="float" office:value="0.666666666666667">
            <text:p>0.67</text:p>
          </table:table-cell>
          <table:table-cell table:formula="of:=[.F31]/255" office:value-type="float" office:value="0.333333333333333">
            <text:p>0.33</text:p>
          </table:table-cell>
          <table:table-cell table:formula="of:=[.G31]/255" office:value-type="float" office:value="1">
            <text:p>1</text:p>
          </table:table-cell>
          <table:table-cell table:formula="of:=[.H31]/255" office:value-type="float" office:value="0.333333333333333">
            <text:p>0.33</text:p>
          </table:table-cell>
          <table:table-cell table:formula="of:=MIN([.N31];[.O31];[.P31])" office:value-type="float" office:value="0.333333333333333">
            <text:p>0.33</text:p>
          </table:table-cell>
          <table:table-cell table:formula="of:=MAX([.N31];[.O31];[.P31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62"/>
          <table:table-cell/>
          <table:table-cell table:style-name="ce297"/>
          <table:table-cell table:style-name="ce306" table:formula="of:=CONCATENATE(&quot;#&quot;;DEC2HEX([.F32];2);DEC2HEX([.G32];2);DEC2HEX([.H32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32] + 0.7152*[.G32] + 0.0722*[.H32]" office:value-type="float" office:value="212.721">
            <text:p>212.72</text:p>
          </table:table-cell>
          <table:table-cell table:formula="of:=MOD(60*IF([.Q32]=[.R32];0;IF([.N32]=[.R32];([.O32]-[.P32])/([.R32]-[.Q32]);IF([.O32]=[.R32];2+([.P32]-[.N32])/([.R32]-[.Q32]);4+([.N32]-[.O32])/([.R32]-[.Q32]))));360)" office:value-type="float" office:value="150">
            <text:p>150</text:p>
          </table:table-cell>
          <table:table-cell table:formula="of:=IF([.Q32]=[.R32];0;IF([.M32]&lt;0.5;([.R32]-[.Q32])/([.Q32]+[.R32]);([.R32]-[.Q32])/(2-[.R32]-[.Q32])))" office:value-type="float" office:value="1">
            <text:p>1</text:p>
          </table:table-cell>
          <table:table-cell table:formula="of:=([.Q32]+[.R32])/2" office:value-type="float" office:value="0.666666666666667">
            <text:p>0.67</text:p>
          </table:table-cell>
          <table:table-cell table:formula="of:=[.F32]/255" office:value-type="float" office:value="0.333333333333333">
            <text:p>0.33</text:p>
          </table:table-cell>
          <table:table-cell table:formula="of:=[.G32]/255" office:value-type="float" office:value="1">
            <text:p>1</text:p>
          </table:table-cell>
          <table:table-cell table:formula="of:=[.H32]/255" office:value-type="float" office:value="0.666666666666667">
            <text:p>0.67</text:p>
          </table:table-cell>
          <table:table-cell table:formula="of:=MIN([.N32];[.O32];[.P32])" office:value-type="float" office:value="0.333333333333333">
            <text:p>0.33</text:p>
          </table:table-cell>
          <table:table-cell table:formula="of:=MAX([.N32];[.O32];[.P32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63"/>
          <table:table-cell/>
          <table:table-cell table:style-name="ce297"/>
          <table:table-cell table:style-name="ce306" table:formula="of:=CONCATENATE(&quot;#&quot;;DEC2HEX([.F33];2);DEC2HEX([.G33];2);DEC2HEX([.H33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3" office:value-type="float" office:value="255">
            <text:p>255</text:p>
          </table:table-cell>
          <table:table-cell table:formula="of:=0.2126*[.F33] + 0.7152*[.G33] + 0.0722*[.H33]" office:value-type="float" office:value="218.858">
            <text:p>218.86</text:p>
          </table:table-cell>
          <table:table-cell table:formula="of:=MOD(60*IF([.Q33]=[.R33];0;IF([.N33]=[.R33];([.O33]-[.P33])/([.R33]-[.Q33]);IF([.O33]=[.R33];2+([.P33]-[.N33])/([.R33]-[.Q33]);4+([.N33]-[.O33])/([.R33]-[.Q33]))));360)" office:value-type="float" office:value="180">
            <text:p>180</text:p>
          </table:table-cell>
          <table:table-cell table:formula="of:=IF([.Q33]=[.R33];0;IF([.M33]&lt;0.5;([.R33]-[.Q33])/([.Q33]+[.R33]);([.R33]-[.Q33])/(2-[.R33]-[.Q33])))" office:value-type="float" office:value="1">
            <text:p>1</text:p>
          </table:table-cell>
          <table:table-cell table:formula="of:=([.Q33]+[.R33])/2" office:value-type="float" office:value="0.666666666666667">
            <text:p>0.67</text:p>
          </table:table-cell>
          <table:table-cell table:formula="of:=[.F33]/255" office:value-type="float" office:value="0.333333333333333">
            <text:p>0.33</text:p>
          </table:table-cell>
          <table:table-cell table:formula="of:=[.G33]/255" office:value-type="float" office:value="1">
            <text:p>1</text:p>
          </table:table-cell>
          <table:table-cell table:formula="of:=[.H33]/255" office:value-type="float" office:value="1">
            <text:p>1</text:p>
          </table:table-cell>
          <table:table-cell table:formula="of:=MIN([.N33];[.O33];[.P33])" office:value-type="float" office:value="0.333333333333333">
            <text:p>0.33</text:p>
          </table:table-cell>
          <table:table-cell table:formula="of:=MAX([.N33];[.O33];[.P33]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64"/>
          <table:table-cell office:value-type="string">
            <text:p>2/3 Brightness Red</text:p>
          </table:table-cell>
          <table:table-cell table:style-name="ce297"/>
          <table:table-cell table:style-name="ce306" table:formula="of:=CONCATENATE(&quot;#&quot;;DEC2HEX([.F34];2);DEC2HEX([.G34];2);DEC2HEX([.H34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4] + 0.7152*[.G34] + 0.0722*[.H34]" office:value-type="float" office:value="36.142">
            <text:p>36.14</text:p>
          </table:table-cell>
          <table:table-cell table:formula="of:=MOD(60*IF([.Q34]=[.R34];0;IF([.N34]=[.R34];([.O34]-[.P34])/([.R34]-[.Q34]);IF([.O34]=[.R34];2+([.P34]-[.N34])/([.R34]-[.Q34]);4+([.N34]-[.O34])/([.R34]-[.Q34]))));360)" office:value-type="float" office:value="0">
            <text:p>0</text:p>
          </table:table-cell>
          <table:table-cell table:formula="of:=IF([.Q34]=[.R34];0;IF([.M34]&lt;0.5;([.R34]-[.Q34])/([.Q34]+[.R34]);([.R34]-[.Q34])/(2-[.R34]-[.Q34])))" office:value-type="float" office:value="1">
            <text:p>1</text:p>
          </table:table-cell>
          <table:table-cell table:formula="of:=([.Q34]+[.R34])/2" office:value-type="float" office:value="0.333333333333333">
            <text:p>0.33</text:p>
          </table:table-cell>
          <table:table-cell table:formula="of:=[.F34]/255" office:value-type="float" office:value="0.666666666666667">
            <text:p>0.67</text:p>
          </table:table-cell>
          <table:table-cell table:formula="of:=[.G34]/255" office:value-type="float" office:value="0">
            <text:p>0</text:p>
          </table:table-cell>
          <table:table-cell table:formula="of:=[.H34]/255" office:value-type="float" office:value="0">
            <text:p>0</text:p>
          </table:table-cell>
          <table:table-cell table:formula="of:=MIN([.N34];[.O34];[.P34])" office:value-type="float" office:value="0">
            <text:p>0</text:p>
          </table:table-cell>
          <table:table-cell table:formula="of:=MAX([.N34];[.O34];[.P34])" office:value-type="float" office:value="0.666666666666667">
            <text:p>0.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65"/>
          <table:table-cell/>
          <table:table-cell table:style-name="ce297"/>
          <table:table-cell table:style-name="ce306" table:formula="of:=CONCATENATE(&quot;#&quot;;DEC2HEX([.F35];2);DEC2HEX([.G35];2);DEC2HEX([.H35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5] + 0.7152*[.G35] + 0.0722*[.H35]" office:value-type="float" office:value="42.279">
            <text:p>42.28</text:p>
          </table:table-cell>
          <table:table-cell table:formula="of:=MOD(60*IF([.Q35]=[.R35];0;IF([.N35]=[.R35];([.O35]-[.P35])/([.R35]-[.Q35]);IF([.O35]=[.R35];2+([.P35]-[.N35])/([.R35]-[.Q35]);4+([.N35]-[.O35])/([.R35]-[.Q35]))));360)" office:value-type="float" office:value="330">
            <text:p>330</text:p>
          </table:table-cell>
          <table:table-cell table:formula="of:=IF([.Q35]=[.R35];0;IF([.M35]&lt;0.5;([.R35]-[.Q35])/([.Q35]+[.R35]);([.R35]-[.Q35])/(2-[.R35]-[.Q35])))" office:value-type="float" office:value="1">
            <text:p>1</text:p>
          </table:table-cell>
          <table:table-cell table:formula="of:=([.Q35]+[.R35])/2" office:value-type="float" office:value="0.333333333333333">
            <text:p>0.33</text:p>
          </table:table-cell>
          <table:table-cell table:formula="of:=[.F35]/255" office:value-type="float" office:value="0.666666666666667">
            <text:p>0.67</text:p>
          </table:table-cell>
          <table:table-cell table:formula="of:=[.G35]/255" office:value-type="float" office:value="0">
            <text:p>0</text:p>
          </table:table-cell>
          <table:table-cell table:formula="of:=[.H35]/255" office:value-type="float" office:value="0.333333333333333">
            <text:p>0.33</text:p>
          </table:table-cell>
          <table:table-cell table:formula="of:=MIN([.N35];[.O35];[.P35])" office:value-type="float" office:value="0">
            <text:p>0</text:p>
          </table:table-cell>
          <table:table-cell table:formula="of:=MAX([.N35];[.O35];[.P35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66"/>
          <table:table-cell office:value-type="string">
            <text:p>2/3 Brightness Magenta</text:p>
          </table:table-cell>
          <table:table-cell table:style-name="ce297"/>
          <table:table-cell table:style-name="ce306" table:formula="of:=CONCATENATE(&quot;#&quot;;DEC2HEX([.F36];2);DEC2HEX([.G36];2);DEC2HEX([.H36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36] + 0.7152*[.G36] + 0.0722*[.H36]" office:value-type="float" office:value="48.416">
            <text:p>48.42</text:p>
          </table:table-cell>
          <table:table-cell table:formula="of:=MOD(60*IF([.Q36]=[.R36];0;IF([.N36]=[.R36];([.O36]-[.P36])/([.R36]-[.Q36]);IF([.O36]=[.R36];2+([.P36]-[.N36])/([.R36]-[.Q36]);4+([.N36]-[.O36])/([.R36]-[.Q36]))));360)" office:value-type="float" office:value="300">
            <text:p>300</text:p>
          </table:table-cell>
          <table:table-cell table:formula="of:=IF([.Q36]=[.R36];0;IF([.M36]&lt;0.5;([.R36]-[.Q36])/([.Q36]+[.R36]);([.R36]-[.Q36])/(2-[.R36]-[.Q36])))" office:value-type="float" office:value="1">
            <text:p>1</text:p>
          </table:table-cell>
          <table:table-cell table:formula="of:=([.Q36]+[.R36])/2" office:value-type="float" office:value="0.333333333333333">
            <text:p>0.33</text:p>
          </table:table-cell>
          <table:table-cell table:formula="of:=[.F36]/255" office:value-type="float" office:value="0.666666666666667">
            <text:p>0.67</text:p>
          </table:table-cell>
          <table:table-cell table:formula="of:=[.G36]/255" office:value-type="float" office:value="0">
            <text:p>0</text:p>
          </table:table-cell>
          <table:table-cell table:formula="of:=[.H36]/255" office:value-type="float" office:value="0.666666666666667">
            <text:p>0.67</text:p>
          </table:table-cell>
          <table:table-cell table:formula="of:=MIN([.N36];[.O36];[.P36])" office:value-type="float" office:value="0">
            <text:p>0</text:p>
          </table:table-cell>
          <table:table-cell table:formula="of:=MAX([.N36];[.O36];[.P36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67"/>
          <table:table-cell/>
          <table:table-cell table:style-name="ce297"/>
          <table:table-cell table:style-name="ce306" table:formula="of:=CONCATENATE(&quot;#&quot;;DEC2HEX([.F37];2);DEC2HEX([.G37];2);DEC2HEX([.H37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F37] + 0.7152*[.G37] + 0.0722*[.H37]" office:value-type="float" office:value="54.553">
            <text:p>54.55</text:p>
          </table:table-cell>
          <table:table-cell table:formula="of:=MOD(60*IF([.Q37]=[.R37];0;IF([.N37]=[.R37];([.O37]-[.P37])/([.R37]-[.Q37]);IF([.O37]=[.R37];2+([.P37]-[.N37])/([.R37]-[.Q37]);4+([.N37]-[.O37])/([.R37]-[.Q37]))));360)" office:value-type="float" office:value="280">
            <text:p>280</text:p>
          </table:table-cell>
          <table:table-cell table:formula="of:=IF([.Q37]=[.R37];0;IF([.M37]&lt;0.5;([.R37]-[.Q37])/([.Q37]+[.R37]);([.R37]-[.Q37])/(2-[.R37]-[.Q37])))" office:value-type="float" office:value="1">
            <text:p>1</text:p>
          </table:table-cell>
          <table:table-cell table:formula="of:=([.Q37]+[.R37])/2" office:value-type="float" office:value="0.5">
            <text:p>0.5</text:p>
          </table:table-cell>
          <table:table-cell table:formula="of:=[.F37]/255" office:value-type="float" office:value="0.666666666666667">
            <text:p>0.67</text:p>
          </table:table-cell>
          <table:table-cell table:formula="of:=[.G37]/255" office:value-type="float" office:value="0">
            <text:p>0</text:p>
          </table:table-cell>
          <table:table-cell table:formula="of:=[.H37]/255" office:value-type="float" office:value="1">
            <text:p>1</text:p>
          </table:table-cell>
          <table:table-cell table:formula="of:=MIN([.N37];[.O37];[.P37])" office:value-type="float" office:value="0">
            <text:p>0</text:p>
          </table:table-cell>
          <table:table-cell table:formula="of:=MAX([.N37];[.O37];[.P37]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68"/>
          <table:table-cell/>
          <table:table-cell table:style-name="ce297"/>
          <table:table-cell table:style-name="ce306" table:formula="of:=CONCATENATE(&quot;#&quot;;DEC2HEX([.F38];2);DEC2HEX([.G38];2);DEC2HEX([.H38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8] + 0.7152*[.G38] + 0.0722*[.H38]" office:value-type="float" office:value="96.934">
            <text:p>96.93</text:p>
          </table:table-cell>
          <table:table-cell table:formula="of:=MOD(60*IF([.Q38]=[.R38];0;IF([.N38]=[.R38];([.O38]-[.P38])/([.R38]-[.Q38]);IF([.O38]=[.R38];2+([.P38]-[.N38])/([.R38]-[.Q38]);4+([.N38]-[.O38])/([.R38]-[.Q38]))));360)" office:value-type="float" office:value="30">
            <text:p>30</text:p>
          </table:table-cell>
          <table:table-cell table:formula="of:=IF([.Q38]=[.R38];0;IF([.M38]&lt;0.5;([.R38]-[.Q38])/([.Q38]+[.R38]);([.R38]-[.Q38])/(2-[.R38]-[.Q38])))" office:value-type="float" office:value="1">
            <text:p>1</text:p>
          </table:table-cell>
          <table:table-cell table:formula="of:=([.Q38]+[.R38])/2" office:value-type="float" office:value="0.333333333333333">
            <text:p>0.33</text:p>
          </table:table-cell>
          <table:table-cell table:formula="of:=[.F38]/255" office:value-type="float" office:value="0.666666666666667">
            <text:p>0.67</text:p>
          </table:table-cell>
          <table:table-cell table:formula="of:=[.G38]/255" office:value-type="float" office:value="0.333333333333333">
            <text:p>0.33</text:p>
          </table:table-cell>
          <table:table-cell table:formula="of:=[.H38]/255" office:value-type="float" office:value="0">
            <text:p>0</text:p>
          </table:table-cell>
          <table:table-cell table:formula="of:=MIN([.N38];[.O38];[.P38])" office:value-type="float" office:value="0">
            <text:p>0</text:p>
          </table:table-cell>
          <table:table-cell table:formula="of:=MAX([.N38];[.O38];[.P38])" office:value-type="float" office:value="0.666666666666667">
            <text:p>0.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69"/>
          <table:table-cell/>
          <table:table-cell table:style-name="ce297"/>
          <table:table-cell table:style-name="ce306" table:formula="of:=CONCATENATE(&quot;#&quot;;DEC2HEX([.F39];2);DEC2HEX([.G39];2);DEC2HEX([.H39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9] + 0.7152*[.G39] + 0.0722*[.H39]" office:value-type="float" office:value="103.071">
            <text:p>103.07</text:p>
          </table:table-cell>
          <table:table-cell table:formula="of:=MOD(60*IF([.Q39]=[.R39];0;IF([.N39]=[.R39];([.O39]-[.P39])/([.R39]-[.Q39]);IF([.O39]=[.R39];2+([.P39]-[.N39])/([.R39]-[.Q39]);4+([.N39]-[.O39])/([.R39]-[.Q39]))));360)" office:value-type="float" office:value="0">
            <text:p>0</text:p>
          </table:table-cell>
          <table:table-cell table:formula="of:=IF([.Q39]=[.R39];0;IF([.M39]&lt;0.5;([.R39]-[.Q39])/([.Q39]+[.R39]);([.R39]-[.Q39])/(2-[.R39]-[.Q39])))" office:value-type="float" office:value="0.333333333333333">
            <text:p>0.33</text:p>
          </table:table-cell>
          <table:table-cell table:formula="of:=([.Q39]+[.R39])/2" office:value-type="float" office:value="0.5">
            <text:p>0.5</text:p>
          </table:table-cell>
          <table:table-cell table:formula="of:=[.F39]/255" office:value-type="float" office:value="0.666666666666667">
            <text:p>0.67</text:p>
          </table:table-cell>
          <table:table-cell table:formula="of:=[.G39]/255" office:value-type="float" office:value="0.333333333333333">
            <text:p>0.33</text:p>
          </table:table-cell>
          <table:table-cell table:formula="of:=[.H39]/255" office:value-type="float" office:value="0.333333333333333">
            <text:p>0.33</text:p>
          </table:table-cell>
          <table:table-cell table:formula="of:=MIN([.N39];[.O39];[.P39])" office:value-type="float" office:value="0.333333333333333">
            <text:p>0.33</text:p>
          </table:table-cell>
          <table:table-cell table:formula="of:=MAX([.N39];[.O39];[.P39])" office:value-type="float" office:value="0.666666666666667">
            <text:p>0.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70"/>
          <table:table-cell/>
          <table:table-cell table:style-name="ce297"/>
          <table:table-cell table:style-name="ce306" table:formula="of:=CONCATENATE(&quot;#&quot;;DEC2HEX([.F40];2);DEC2HEX([.G40];2);DEC2HEX([.H40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0] + 0.7152*[.G40] + 0.0722*[.H40]" office:value-type="float" office:value="109.208">
            <text:p>109.21</text:p>
          </table:table-cell>
          <table:table-cell table:formula="of:=MOD(60*IF([.Q40]=[.R40];0;IF([.N40]=[.R40];([.O40]-[.P40])/([.R40]-[.Q40]);IF([.O40]=[.R40];2+([.P40]-[.N40])/([.R40]-[.Q40]);4+([.N40]-[.O40])/([.R40]-[.Q40]))));360)" office:value-type="float" office:value="300">
            <text:p>300</text:p>
          </table:table-cell>
          <table:table-cell table:formula="of:=IF([.Q40]=[.R40];0;IF([.M40]&lt;0.5;([.R40]-[.Q40])/([.Q40]+[.R40]);([.R40]-[.Q40])/(2-[.R40]-[.Q40])))" office:value-type="float" office:value="0.333333333333333">
            <text:p>0.33</text:p>
          </table:table-cell>
          <table:table-cell table:formula="of:=([.Q40]+[.R40])/2" office:value-type="float" office:value="0.5">
            <text:p>0.5</text:p>
          </table:table-cell>
          <table:table-cell table:formula="of:=[.F40]/255" office:value-type="float" office:value="0.666666666666667">
            <text:p>0.67</text:p>
          </table:table-cell>
          <table:table-cell table:formula="of:=[.G40]/255" office:value-type="float" office:value="0.333333333333333">
            <text:p>0.33</text:p>
          </table:table-cell>
          <table:table-cell table:formula="of:=[.H40]/255" office:value-type="float" office:value="0.666666666666667">
            <text:p>0.67</text:p>
          </table:table-cell>
          <table:table-cell table:formula="of:=MIN([.N40];[.O40];[.P40])" office:value-type="float" office:value="0.333333333333333">
            <text:p>0.33</text:p>
          </table:table-cell>
          <table:table-cell table:formula="of:=MAX([.N40];[.O40];[.P40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71"/>
          <table:table-cell/>
          <table:table-cell table:style-name="ce297"/>
          <table:table-cell table:style-name="ce306" table:formula="of:=CONCATENATE(&quot;#&quot;;DEC2HEX([.F41];2);DEC2HEX([.G41];2);DEC2HEX([.H41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F41] + 0.7152*[.G41] + 0.0722*[.H41]" office:value-type="float" office:value="115.345">
            <text:p>115.35</text:p>
          </table:table-cell>
          <table:table-cell table:formula="of:=MOD(60*IF([.Q41]=[.R41];0;IF([.N41]=[.R41];([.O41]-[.P41])/([.R41]-[.Q41]);IF([.O41]=[.R41];2+([.P41]-[.N41])/([.R41]-[.Q41]);4+([.N41]-[.O41])/([.R41]-[.Q41]))));360)" office:value-type="float" office:value="270">
            <text:p>270</text:p>
          </table:table-cell>
          <table:table-cell table:formula="of:=IF([.Q41]=[.R41];0;IF([.M41]&lt;0.5;([.R41]-[.Q41])/([.Q41]+[.R41]);([.R41]-[.Q41])/(2-[.R41]-[.Q41])))" office:value-type="float" office:value="1">
            <text:p>1</text:p>
          </table:table-cell>
          <table:table-cell table:formula="of:=([.Q41]+[.R41])/2" office:value-type="float" office:value="0.666666666666667">
            <text:p>0.67</text:p>
          </table:table-cell>
          <table:table-cell table:formula="of:=[.F41]/255" office:value-type="float" office:value="0.666666666666667">
            <text:p>0.67</text:p>
          </table:table-cell>
          <table:table-cell table:formula="of:=[.G41]/255" office:value-type="float" office:value="0.333333333333333">
            <text:p>0.33</text:p>
          </table:table-cell>
          <table:table-cell table:formula="of:=[.H41]/255" office:value-type="float" office:value="1">
            <text:p>1</text:p>
          </table:table-cell>
          <table:table-cell table:formula="of:=MIN([.N41];[.O41];[.P41])" office:value-type="float" office:value="0.333333333333333">
            <text:p>0.33</text:p>
          </table:table-cell>
          <table:table-cell table:formula="of:=MAX([.N41];[.O41];[.P41]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72"/>
          <table:table-cell office:value-type="string">
            <text:p>2/3 Brightness Yellow</text:p>
          </table:table-cell>
          <table:table-cell table:style-name="ce297"/>
          <table:table-cell table:style-name="ce306" table:formula="of:=CONCATENATE(&quot;#&quot;;DEC2HEX([.F42];2);DEC2HEX([.G42];2);DEC2HEX([.H42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42] + 0.7152*[.G42] + 0.0722*[.H42]" office:value-type="float" office:value="157.726">
            <text:p>157.73</text:p>
          </table:table-cell>
          <table:table-cell table:formula="of:=MOD(60*IF([.Q42]=[.R42];0;IF([.N42]=[.R42];([.O42]-[.P42])/([.R42]-[.Q42]);IF([.O42]=[.R42];2+([.P42]-[.N42])/([.R42]-[.Q42]);4+([.N42]-[.O42])/([.R42]-[.Q42]))));360)" office:value-type="float" office:value="60">
            <text:p>60</text:p>
          </table:table-cell>
          <table:table-cell table:formula="of:=IF([.Q42]=[.R42];0;IF([.M42]&lt;0.5;([.R42]-[.Q42])/([.Q42]+[.R42]);([.R42]-[.Q42])/(2-[.R42]-[.Q42])))" office:value-type="float" office:value="1">
            <text:p>1</text:p>
          </table:table-cell>
          <table:table-cell table:formula="of:=([.Q42]+[.R42])/2" office:value-type="float" office:value="0.333333333333333">
            <text:p>0.33</text:p>
          </table:table-cell>
          <table:table-cell table:formula="of:=[.F42]/255" office:value-type="float" office:value="0.666666666666667">
            <text:p>0.67</text:p>
          </table:table-cell>
          <table:table-cell table:formula="of:=[.G42]/255" office:value-type="float" office:value="0.666666666666667">
            <text:p>0.67</text:p>
          </table:table-cell>
          <table:table-cell table:formula="of:=[.H42]/255" office:value-type="float" office:value="0">
            <text:p>0</text:p>
          </table:table-cell>
          <table:table-cell table:formula="of:=MIN([.N42];[.O42];[.P42])" office:value-type="float" office:value="0">
            <text:p>0</text:p>
          </table:table-cell>
          <table:table-cell table:formula="of:=MAX([.N42];[.O42];[.P42])" office:value-type="float" office:value="0.666666666666667">
            <text:p>0.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73"/>
          <table:table-cell/>
          <table:table-cell table:style-name="ce297"/>
          <table:table-cell table:style-name="ce306" table:formula="of:=CONCATENATE(&quot;#&quot;;DEC2HEX([.F43];2);DEC2HEX([.G43];2);DEC2HEX([.H43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43] + 0.7152*[.G43] + 0.0722*[.H43]" office:value-type="float" office:value="163.863">
            <text:p>163.86</text:p>
          </table:table-cell>
          <table:table-cell table:formula="of:=MOD(60*IF([.Q43]=[.R43];0;IF([.N43]=[.R43];([.O43]-[.P43])/([.R43]-[.Q43]);IF([.O43]=[.R43];2+([.P43]-[.N43])/([.R43]-[.Q43]);4+([.N43]-[.O43])/([.R43]-[.Q43]))));360)" office:value-type="float" office:value="60">
            <text:p>60</text:p>
          </table:table-cell>
          <table:table-cell table:formula="of:=IF([.Q43]=[.R43];0;IF([.M43]&lt;0.5;([.R43]-[.Q43])/([.Q43]+[.R43]);([.R43]-[.Q43])/(2-[.R43]-[.Q43])))" office:value-type="float" office:value="0.333333333333333">
            <text:p>0.33</text:p>
          </table:table-cell>
          <table:table-cell table:formula="of:=([.Q43]+[.R43])/2" office:value-type="float" office:value="0.5">
            <text:p>0.5</text:p>
          </table:table-cell>
          <table:table-cell table:formula="of:=[.F43]/255" office:value-type="float" office:value="0.666666666666667">
            <text:p>0.67</text:p>
          </table:table-cell>
          <table:table-cell table:formula="of:=[.G43]/255" office:value-type="float" office:value="0.666666666666667">
            <text:p>0.67</text:p>
          </table:table-cell>
          <table:table-cell table:formula="of:=[.H43]/255" office:value-type="float" office:value="0.333333333333333">
            <text:p>0.33</text:p>
          </table:table-cell>
          <table:table-cell table:formula="of:=MIN([.N43];[.O43];[.P43])" office:value-type="float" office:value="0.333333333333333">
            <text:p>0.33</text:p>
          </table:table-cell>
          <table:table-cell table:formula="of:=MAX([.N43];[.O43];[.P43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74"/>
          <table:table-cell office:value-type="string">
            <text:p>Gray 2 (2/3 Brightness White)</text:p>
          </table:table-cell>
          <table:table-cell table:style-name="ce297"/>
          <table:table-cell table:style-name="ce306" table:formula="of:=CONCATENATE(&quot;#&quot;;DEC2HEX([.F44];2);DEC2HEX([.G44];2);DEC2HEX([.H44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4] + 0.7152*[.G44] + 0.0722*[.H44]" office:value-type="float" office:value="170">
            <text:p>170</text:p>
          </table:table-cell>
          <table:table-cell table:formula="of:=MOD(60*IF([.Q44]=[.R44];0;IF([.N44]=[.R44];([.O44]-[.P44])/([.R44]-[.Q44]);IF([.O44]=[.R44];2+([.P44]-[.N44])/([.R44]-[.Q44]);4+([.N44]-[.O44])/([.R44]-[.Q44]))));360)" office:value-type="float" office:value="0">
            <text:p>0</text:p>
          </table:table-cell>
          <table:table-cell table:formula="of:=IF([.Q44]=[.R44];0;IF([.M44]&lt;0.5;([.R44]-[.Q44])/([.Q44]+[.R44]);([.R44]-[.Q44])/(2-[.R44]-[.Q44])))" office:value-type="float" office:value="0">
            <text:p>0</text:p>
          </table:table-cell>
          <table:table-cell table:formula="of:=([.Q44]+[.R44])/2" office:value-type="float" office:value="0.666666666666667">
            <text:p>0.67</text:p>
          </table:table-cell>
          <table:table-cell table:formula="of:=[.F44]/255" office:value-type="float" office:value="0.666666666666667">
            <text:p>0.67</text:p>
          </table:table-cell>
          <table:table-cell table:formula="of:=[.G44]/255" office:value-type="float" office:value="0.666666666666667">
            <text:p>0.67</text:p>
          </table:table-cell>
          <table:table-cell table:formula="of:=[.H44]/255" office:value-type="float" office:value="0.666666666666667">
            <text:p>0.67</text:p>
          </table:table-cell>
          <table:table-cell table:formula="of:=MIN([.N44];[.O44];[.P44])" office:value-type="float" office:value="0.666666666666667">
            <text:p>0.67</text:p>
          </table:table-cell>
          <table:table-cell table:formula="of:=MAX([.N44];[.O44];[.P44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75"/>
          <table:table-cell/>
          <table:table-cell table:style-name="ce297"/>
          <table:table-cell table:style-name="ce306" table:formula="of:=CONCATENATE(&quot;#&quot;;DEC2HEX([.F45];2);DEC2HEX([.G45];2);DEC2HEX([.H45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F45] + 0.7152*[.G45] + 0.0722*[.H45]" office:value-type="float" office:value="176.137">
            <text:p>176.14</text:p>
          </table:table-cell>
          <table:table-cell table:formula="of:=MOD(60*IF([.Q45]=[.R45];0;IF([.N45]=[.R45];([.O45]-[.P45])/([.R45]-[.Q45]);IF([.O45]=[.R45];2+([.P45]-[.N45])/([.R45]-[.Q45]);4+([.N45]-[.O45])/([.R45]-[.Q45]))));360)" office:value-type="float" office:value="240">
            <text:p>240</text:p>
          </table:table-cell>
          <table:table-cell table:formula="of:=IF([.Q45]=[.R45];0;IF([.M45]&lt;0.5;([.R45]-[.Q45])/([.Q45]+[.R45]);([.R45]-[.Q45])/(2-[.R45]-[.Q45])))" office:value-type="float" office:value="1">
            <text:p>1</text:p>
          </table:table-cell>
          <table:table-cell table:formula="of:=([.Q45]+[.R45])/2" office:value-type="float" office:value="0.833333333333333">
            <text:p>0.83</text:p>
          </table:table-cell>
          <table:table-cell table:formula="of:=[.F45]/255" office:value-type="float" office:value="0.666666666666667">
            <text:p>0.67</text:p>
          </table:table-cell>
          <table:table-cell table:formula="of:=[.G45]/255" office:value-type="float" office:value="0.666666666666667">
            <text:p>0.67</text:p>
          </table:table-cell>
          <table:table-cell table:formula="of:=[.H45]/255" office:value-type="float" office:value="1">
            <text:p>1</text:p>
          </table:table-cell>
          <table:table-cell table:formula="of:=MIN([.N45];[.O45];[.P45])" office:value-type="float" office:value="0.666666666666667">
            <text:p>0.67</text:p>
          </table:table-cell>
          <table:table-cell table:formula="of:=MAX([.N45];[.O45];[.P45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76"/>
          <table:table-cell/>
          <table:table-cell table:style-name="ce297"/>
          <table:table-cell table:style-name="ce306" table:formula="of:=CONCATENATE(&quot;#&quot;;DEC2HEX([.F46];2);DEC2HEX([.G46];2);DEC2HEX([.H46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46] + 0.7152*[.G46] + 0.0722*[.H46]" office:value-type="float" office:value="218.518">
            <text:p>218.52</text:p>
          </table:table-cell>
          <table:table-cell table:formula="of:=MOD(60*IF([.Q46]=[.R46];0;IF([.N46]=[.R46];([.O46]-[.P46])/([.R46]-[.Q46]);IF([.O46]=[.R46];2+([.P46]-[.N46])/([.R46]-[.Q46]);4+([.N46]-[.O46])/([.R46]-[.Q46]))));360)" office:value-type="float" office:value="80">
            <text:p>80</text:p>
          </table:table-cell>
          <table:table-cell table:formula="of:=IF([.Q46]=[.R46];0;IF([.M46]&lt;0.5;([.R46]-[.Q46])/([.Q46]+[.R46]);([.R46]-[.Q46])/(2-[.R46]-[.Q46])))" office:value-type="float" office:value="1">
            <text:p>1</text:p>
          </table:table-cell>
          <table:table-cell table:formula="of:=([.Q46]+[.R46])/2" office:value-type="float" office:value="0.5">
            <text:p>0.5</text:p>
          </table:table-cell>
          <table:table-cell table:formula="of:=[.F46]/255" office:value-type="float" office:value="0.666666666666667">
            <text:p>0.67</text:p>
          </table:table-cell>
          <table:table-cell table:formula="of:=[.G46]/255" office:value-type="float" office:value="1">
            <text:p>1</text:p>
          </table:table-cell>
          <table:table-cell table:formula="of:=[.H46]/255" office:value-type="float" office:value="0">
            <text:p>0</text:p>
          </table:table-cell>
          <table:table-cell table:formula="of:=MIN([.N46];[.O46];[.P46])" office:value-type="float" office:value="0">
            <text:p>0</text:p>
          </table:table-cell>
          <table:table-cell table:formula="of:=MAX([.N46];[.O46];[.P46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77"/>
          <table:table-cell/>
          <table:table-cell table:style-name="ce297"/>
          <table:table-cell table:style-name="ce306" table:formula="of:=CONCATENATE(&quot;#&quot;;DEC2HEX([.F47];2);DEC2HEX([.G47];2);DEC2HEX([.H47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47] + 0.7152*[.G47] + 0.0722*[.H47]" office:value-type="float" office:value="224.655">
            <text:p>224.66</text:p>
          </table:table-cell>
          <table:table-cell table:formula="of:=MOD(60*IF([.Q47]=[.R47];0;IF([.N47]=[.R47];([.O47]-[.P47])/([.R47]-[.Q47]);IF([.O47]=[.R47];2+([.P47]-[.N47])/([.R47]-[.Q47]);4+([.N47]-[.O47])/([.R47]-[.Q47]))));360)" office:value-type="float" office:value="90">
            <text:p>90</text:p>
          </table:table-cell>
          <table:table-cell table:formula="of:=IF([.Q47]=[.R47];0;IF([.M47]&lt;0.5;([.R47]-[.Q47])/([.Q47]+[.R47]);([.R47]-[.Q47])/(2-[.R47]-[.Q47])))" office:value-type="float" office:value="1">
            <text:p>1</text:p>
          </table:table-cell>
          <table:table-cell table:formula="of:=([.Q47]+[.R47])/2" office:value-type="float" office:value="0.666666666666667">
            <text:p>0.67</text:p>
          </table:table-cell>
          <table:table-cell table:formula="of:=[.F47]/255" office:value-type="float" office:value="0.666666666666667">
            <text:p>0.67</text:p>
          </table:table-cell>
          <table:table-cell table:formula="of:=[.G47]/255" office:value-type="float" office:value="1">
            <text:p>1</text:p>
          </table:table-cell>
          <table:table-cell table:formula="of:=[.H47]/255" office:value-type="float" office:value="0.333333333333333">
            <text:p>0.33</text:p>
          </table:table-cell>
          <table:table-cell table:formula="of:=MIN([.N47];[.O47];[.P47])" office:value-type="float" office:value="0.333333333333333">
            <text:p>0.33</text:p>
          </table:table-cell>
          <table:table-cell table:formula="of:=MAX([.N47];[.O47];[.P47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278"/>
          <table:table-cell/>
          <table:table-cell table:style-name="ce297"/>
          <table:table-cell table:style-name="ce306" table:formula="of:=CONCATENATE(&quot;#&quot;;DEC2HEX([.F48];2);DEC2HEX([.G48];2);DEC2HEX([.H48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8] + 0.7152*[.G48] + 0.0722*[.H48]" office:value-type="float" office:value="230.792">
            <text:p>230.79</text:p>
          </table:table-cell>
          <table:table-cell table:formula="of:=MOD(60*IF([.Q48]=[.R48];0;IF([.N48]=[.R48];([.O48]-[.P48])/([.R48]-[.Q48]);IF([.O48]=[.R48];2+([.P48]-[.N48])/([.R48]-[.Q48]);4+([.N48]-[.O48])/([.R48]-[.Q48]))));360)" office:value-type="float" office:value="120">
            <text:p>120</text:p>
          </table:table-cell>
          <table:table-cell table:formula="of:=IF([.Q48]=[.R48];0;IF([.M48]&lt;0.5;([.R48]-[.Q48])/([.Q48]+[.R48]);([.R48]-[.Q48])/(2-[.R48]-[.Q48])))" office:value-type="float" office:value="1">
            <text:p>1</text:p>
          </table:table-cell>
          <table:table-cell table:formula="of:=([.Q48]+[.R48])/2" office:value-type="float" office:value="0.833333333333333">
            <text:p>0.83</text:p>
          </table:table-cell>
          <table:table-cell table:formula="of:=[.F48]/255" office:value-type="float" office:value="0.666666666666667">
            <text:p>0.67</text:p>
          </table:table-cell>
          <table:table-cell table:formula="of:=[.G48]/255" office:value-type="float" office:value="1">
            <text:p>1</text:p>
          </table:table-cell>
          <table:table-cell table:formula="of:=[.H48]/255" office:value-type="float" office:value="0.666666666666667">
            <text:p>0.67</text:p>
          </table:table-cell>
          <table:table-cell table:formula="of:=MIN([.N48];[.O48];[.P48])" office:value-type="float" office:value="0.666666666666667">
            <text:p>0.67</text:p>
          </table:table-cell>
          <table:table-cell table:formula="of:=MAX([.N48];[.O48];[.P48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79"/>
          <table:table-cell/>
          <table:table-cell table:style-name="ce297"/>
          <table:table-cell table:style-name="ce306" table:formula="of:=CONCATENATE(&quot;#&quot;;DEC2HEX([.F49];2);DEC2HEX([.G49];2);DEC2HEX([.H49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55">
            <text:p>255</text:p>
          </table:table-cell>
          <table:table-cell table:formula="of:=0.2126*[.F49] + 0.7152*[.G49] + 0.0722*[.H49]" office:value-type="float" office:value="236.929">
            <text:p>236.93</text:p>
          </table:table-cell>
          <table:table-cell table:formula="of:=MOD(60*IF([.Q49]=[.R49];0;IF([.N49]=[.R49];([.O49]-[.P49])/([.R49]-[.Q49]);IF([.O49]=[.R49];2+([.P49]-[.N49])/([.R49]-[.Q49]);4+([.N49]-[.O49])/([.R49]-[.Q49]))));360)" office:value-type="float" office:value="180">
            <text:p>180</text:p>
          </table:table-cell>
          <table:table-cell table:formula="of:=IF([.Q49]=[.R49];0;IF([.M49]&lt;0.5;([.R49]-[.Q49])/([.Q49]+[.R49]);([.R49]-[.Q49])/(2-[.R49]-[.Q49])))" office:value-type="float" office:value="1">
            <text:p>1</text:p>
          </table:table-cell>
          <table:table-cell table:formula="of:=([.Q49]+[.R49])/2" office:value-type="float" office:value="0.833333333333333">
            <text:p>0.83</text:p>
          </table:table-cell>
          <table:table-cell table:formula="of:=[.F49]/255" office:value-type="float" office:value="0.666666666666667">
            <text:p>0.67</text:p>
          </table:table-cell>
          <table:table-cell table:formula="of:=[.G49]/255" office:value-type="float" office:value="1">
            <text:p>1</text:p>
          </table:table-cell>
          <table:table-cell table:formula="of:=[.H49]/255" office:value-type="float" office:value="1">
            <text:p>1</text:p>
          </table:table-cell>
          <table:table-cell table:formula="of:=MIN([.N49];[.O49];[.P49])" office:value-type="float" office:value="0.666666666666667">
            <text:p>0.67</text:p>
          </table:table-cell>
          <table:table-cell table:formula="of:=MAX([.N49];[.O49];[.P49]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80"/>
          <table:table-cell table:style-name="ce128" office:value-type="string">
            <text:p>Red</text:p>
          </table:table-cell>
          <table:table-cell table:style-name="ce301"/>
          <table:table-cell table:style-name="ce306" table:formula="of:=CONCATENATE(&quot;#&quot;;DEC2HEX([.F50];2);DEC2HEX([.G50];2);DEC2HEX([.H50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0] + 0.7152*[.G50] + 0.0722*[.H50]" office:value-type="float" office:value="54.213">
            <text:p>54.21</text:p>
          </table:table-cell>
          <table:table-cell table:formula="of:=MOD(60*IF([.Q50]=[.R50];0;IF([.N50]=[.R50];([.O50]-[.P50])/([.R50]-[.Q50]);IF([.O50]=[.R50];2+([.P50]-[.N50])/([.R50]-[.Q50]);4+([.N50]-[.O50])/([.R50]-[.Q50]))));360)" office:value-type="float" office:value="0">
            <text:p>0</text:p>
          </table:table-cell>
          <table:table-cell table:formula="of:=IF([.Q50]=[.R50];0;IF([.M50]&lt;0.5;([.R50]-[.Q50])/([.Q50]+[.R50]);([.R50]-[.Q50])/(2-[.R50]-[.Q50])))" office:value-type="float" office:value="1">
            <text:p>1</text:p>
          </table:table-cell>
          <table:table-cell table:formula="of:=([.Q50]+[.R50])/2" office:value-type="float" office:value="0.5">
            <text:p>0.5</text:p>
          </table:table-cell>
          <table:table-cell table:formula="of:=[.F50]/255" office:value-type="float" office:value="1">
            <text:p>1</text:p>
          </table:table-cell>
          <table:table-cell table:formula="of:=[.G50]/255" office:value-type="float" office:value="0">
            <text:p>0</text:p>
          </table:table-cell>
          <table:table-cell table:formula="of:=[.H50]/255" office:value-type="float" office:value="0">
            <text:p>0</text:p>
          </table:table-cell>
          <table:table-cell table:formula="of:=MIN([.N50];[.O50];[.P50])" office:value-type="float" office:value="0">
            <text:p>0</text:p>
          </table:table-cell>
          <table:table-cell table:formula="of:=MAX([.N50];[.O50];[.P50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81"/>
          <table:table-cell/>
          <table:table-cell table:style-name="ce297"/>
          <table:table-cell table:style-name="ce306" table:formula="of:=CONCATENATE(&quot;#&quot;;DEC2HEX([.F51];2);DEC2HEX([.G51];2);DEC2HEX([.H51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1] + 0.7152*[.G51] + 0.0722*[.H51]" office:value-type="float" office:value="60.35">
            <text:p>60.35</text:p>
          </table:table-cell>
          <table:table-cell table:formula="of:=MOD(60*IF([.Q51]=[.R51];0;IF([.N51]=[.R51];([.O51]-[.P51])/([.R51]-[.Q51]);IF([.O51]=[.R51];2+([.P51]-[.N51])/([.R51]-[.Q51]);4+([.N51]-[.O51])/([.R51]-[.Q51]))));360)" office:value-type="float" office:value="340">
            <text:p>340</text:p>
          </table:table-cell>
          <table:table-cell table:formula="of:=IF([.Q51]=[.R51];0;IF([.M51]&lt;0.5;([.R51]-[.Q51])/([.Q51]+[.R51]);([.R51]-[.Q51])/(2-[.R51]-[.Q51])))" office:value-type="float" office:value="1">
            <text:p>1</text:p>
          </table:table-cell>
          <table:table-cell table:formula="of:=([.Q51]+[.R51])/2" office:value-type="float" office:value="0.5">
            <text:p>0.5</text:p>
          </table:table-cell>
          <table:table-cell table:formula="of:=[.F51]/255" office:value-type="float" office:value="1">
            <text:p>1</text:p>
          </table:table-cell>
          <table:table-cell table:formula="of:=[.G51]/255" office:value-type="float" office:value="0">
            <text:p>0</text:p>
          </table:table-cell>
          <table:table-cell table:formula="of:=[.H51]/255" office:value-type="float" office:value="0.333333333333333">
            <text:p>0.33</text:p>
          </table:table-cell>
          <table:table-cell table:formula="of:=MIN([.N51];[.O51];[.P51])" office:value-type="float" office:value="0">
            <text:p>0</text:p>
          </table:table-cell>
          <table:table-cell table:formula="of:=MAX([.N51];[.O51];[.P51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82"/>
          <table:table-cell/>
          <table:table-cell table:style-name="ce297"/>
          <table:table-cell table:style-name="ce306" table:formula="of:=CONCATENATE(&quot;#&quot;;DEC2HEX([.F52];2);DEC2HEX([.G52];2);DEC2HEX([.H52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52] + 0.7152*[.G52] + 0.0722*[.H52]" office:value-type="float" office:value="66.487">
            <text:p>66.49</text:p>
          </table:table-cell>
          <table:table-cell table:formula="of:=MOD(60*IF([.Q52]=[.R52];0;IF([.N52]=[.R52];([.O52]-[.P52])/([.R52]-[.Q52]);IF([.O52]=[.R52];2+([.P52]-[.N52])/([.R52]-[.Q52]);4+([.N52]-[.O52])/([.R52]-[.Q52]))));360)" office:value-type="float" office:value="320">
            <text:p>320</text:p>
          </table:table-cell>
          <table:table-cell table:formula="of:=IF([.Q52]=[.R52];0;IF([.M52]&lt;0.5;([.R52]-[.Q52])/([.Q52]+[.R52]);([.R52]-[.Q52])/(2-[.R52]-[.Q52])))" office:value-type="float" office:value="1">
            <text:p>1</text:p>
          </table:table-cell>
          <table:table-cell table:formula="of:=([.Q52]+[.R52])/2" office:value-type="float" office:value="0.5">
            <text:p>0.5</text:p>
          </table:table-cell>
          <table:table-cell table:formula="of:=[.F52]/255" office:value-type="float" office:value="1">
            <text:p>1</text:p>
          </table:table-cell>
          <table:table-cell table:formula="of:=[.G52]/255" office:value-type="float" office:value="0">
            <text:p>0</text:p>
          </table:table-cell>
          <table:table-cell table:formula="of:=[.H52]/255" office:value-type="float" office:value="0.666666666666667">
            <text:p>0.67</text:p>
          </table:table-cell>
          <table:table-cell table:formula="of:=MIN([.N52];[.O52];[.P52])" office:value-type="float" office:value="0">
            <text:p>0</text:p>
          </table:table-cell>
          <table:table-cell table:formula="of:=MAX([.N52];[.O52];[.P52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/>
          <table:table-cell table:style-name="ce129" office:value-type="string">
            <text:p>Magenta</text:p>
          </table:table-cell>
          <table:table-cell table:style-name="ce302"/>
          <table:table-cell table:style-name="ce306" table:formula="of:=CONCATENATE(&quot;#&quot;;DEC2HEX([.F53];2);DEC2HEX([.G53];2);DEC2HEX([.H53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F53] + 0.7152*[.G53] + 0.0722*[.H53]" office:value-type="float" office:value="72.624">
            <text:p>72.62</text:p>
          </table:table-cell>
          <table:table-cell table:formula="of:=MOD(60*IF([.Q53]=[.R53];0;IF([.N53]=[.R53];([.O53]-[.P53])/([.R53]-[.Q53]);IF([.O53]=[.R53];2+([.P53]-[.N53])/([.R53]-[.Q53]);4+([.N53]-[.O53])/([.R53]-[.Q53]))));360)" office:value-type="float" office:value="300">
            <text:p>300</text:p>
          </table:table-cell>
          <table:table-cell table:formula="of:=IF([.Q53]=[.R53];0;IF([.M53]&lt;0.5;([.R53]-[.Q53])/([.Q53]+[.R53]);([.R53]-[.Q53])/(2-[.R53]-[.Q53])))" office:value-type="float" office:value="1">
            <text:p>1</text:p>
          </table:table-cell>
          <table:table-cell table:formula="of:=([.Q53]+[.R53])/2" office:value-type="float" office:value="0.5">
            <text:p>0.5</text:p>
          </table:table-cell>
          <table:table-cell table:formula="of:=[.F53]/255" office:value-type="float" office:value="1">
            <text:p>1</text:p>
          </table:table-cell>
          <table:table-cell table:formula="of:=[.G53]/255" office:value-type="float" office:value="0">
            <text:p>0</text:p>
          </table:table-cell>
          <table:table-cell table:formula="of:=[.H53]/255" office:value-type="float" office:value="1">
            <text:p>1</text:p>
          </table:table-cell>
          <table:table-cell table:formula="of:=MIN([.N53];[.O53];[.P53])" office:value-type="float" office:value="0">
            <text:p>0</text:p>
          </table:table-cell>
          <table:table-cell table:formula="of:=MAX([.N53];[.O53];[.P53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83"/>
          <table:table-cell/>
          <table:table-cell table:style-name="ce297"/>
          <table:table-cell table:style-name="ce306" table:formula="of:=CONCATENATE(&quot;#&quot;;DEC2HEX([.F54];2);DEC2HEX([.G54];2);DEC2HEX([.H54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4] + 0.7152*[.G54] + 0.0722*[.H54]" office:value-type="float" office:value="115.005">
            <text:p>115.01</text:p>
          </table:table-cell>
          <table:table-cell table:formula="of:=MOD(60*IF([.Q54]=[.R54];0;IF([.N54]=[.R54];([.O54]-[.P54])/([.R54]-[.Q54]);IF([.O54]=[.R54];2+([.P54]-[.N54])/([.R54]-[.Q54]);4+([.N54]-[.O54])/([.R54]-[.Q54]))));360)" office:value-type="float" office:value="20">
            <text:p>20</text:p>
          </table:table-cell>
          <table:table-cell table:formula="of:=IF([.Q54]=[.R54];0;IF([.M54]&lt;0.5;([.R54]-[.Q54])/([.Q54]+[.R54]);([.R54]-[.Q54])/(2-[.R54]-[.Q54])))" office:value-type="float" office:value="1">
            <text:p>1</text:p>
          </table:table-cell>
          <table:table-cell table:formula="of:=([.Q54]+[.R54])/2" office:value-type="float" office:value="0.5">
            <text:p>0.5</text:p>
          </table:table-cell>
          <table:table-cell table:formula="of:=[.F54]/255" office:value-type="float" office:value="1">
            <text:p>1</text:p>
          </table:table-cell>
          <table:table-cell table:formula="of:=[.G54]/255" office:value-type="float" office:value="0.333333333333333">
            <text:p>0.33</text:p>
          </table:table-cell>
          <table:table-cell table:formula="of:=[.H54]/255" office:value-type="float" office:value="0">
            <text:p>0</text:p>
          </table:table-cell>
          <table:table-cell table:formula="of:=MIN([.N54];[.O54];[.P54])" office:value-type="float" office:value="0">
            <text:p>0</text:p>
          </table:table-cell>
          <table:table-cell table:formula="of:=MAX([.N54];[.O54];[.P54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284"/>
          <table:table-cell/>
          <table:table-cell table:style-name="ce297"/>
          <table:table-cell table:style-name="ce306" table:formula="of:=CONCATENATE(&quot;#&quot;;DEC2HEX([.F55];2);DEC2HEX([.G55];2);DEC2HEX([.H55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5] + 0.7152*[.G55] + 0.0722*[.H55]" office:value-type="float" office:value="121.142">
            <text:p>121.14</text:p>
          </table:table-cell>
          <table:table-cell table:formula="of:=MOD(60*IF([.Q55]=[.R55];0;IF([.N55]=[.R55];([.O55]-[.P55])/([.R55]-[.Q55]);IF([.O55]=[.R55];2+([.P55]-[.N55])/([.R55]-[.Q55]);4+([.N55]-[.O55])/([.R55]-[.Q55]))));360)" office:value-type="float" office:value="0">
            <text:p>0</text:p>
          </table:table-cell>
          <table:table-cell table:formula="of:=IF([.Q55]=[.R55];0;IF([.M55]&lt;0.5;([.R55]-[.Q55])/([.Q55]+[.R55]);([.R55]-[.Q55])/(2-[.R55]-[.Q55])))" office:value-type="float" office:value="1">
            <text:p>1</text:p>
          </table:table-cell>
          <table:table-cell table:formula="of:=([.Q55]+[.R55])/2" office:value-type="float" office:value="0.666666666666667">
            <text:p>0.67</text:p>
          </table:table-cell>
          <table:table-cell table:formula="of:=[.F55]/255" office:value-type="float" office:value="1">
            <text:p>1</text:p>
          </table:table-cell>
          <table:table-cell table:formula="of:=[.G55]/255" office:value-type="float" office:value="0.333333333333333">
            <text:p>0.33</text:p>
          </table:table-cell>
          <table:table-cell table:formula="of:=[.H55]/255" office:value-type="float" office:value="0.333333333333333">
            <text:p>0.33</text:p>
          </table:table-cell>
          <table:table-cell table:formula="of:=MIN([.N55];[.O55];[.P55])" office:value-type="float" office:value="0.333333333333333">
            <text:p>0.33</text:p>
          </table:table-cell>
          <table:table-cell table:formula="of:=MAX([.N55];[.O55];[.P55]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85"/>
          <table:table-cell/>
          <table:table-cell table:style-name="ce297"/>
          <table:table-cell table:style-name="ce306" table:formula="of:=CONCATENATE(&quot;#&quot;;DEC2HEX([.F56];2);DEC2HEX([.G56];2);DEC2HEX([.H56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56] + 0.7152*[.G56] + 0.0722*[.H56]" office:value-type="float" office:value="127.279">
            <text:p>127.28</text:p>
          </table:table-cell>
          <table:table-cell table:formula="of:=MOD(60*IF([.Q56]=[.R56];0;IF([.N56]=[.R56];([.O56]-[.P56])/([.R56]-[.Q56]);IF([.O56]=[.R56];2+([.P56]-[.N56])/([.R56]-[.Q56]);4+([.N56]-[.O56])/([.R56]-[.Q56]))));360)" office:value-type="float" office:value="330">
            <text:p>330</text:p>
          </table:table-cell>
          <table:table-cell table:formula="of:=IF([.Q56]=[.R56];0;IF([.M56]&lt;0.5;([.R56]-[.Q56])/([.Q56]+[.R56]);([.R56]-[.Q56])/(2-[.R56]-[.Q56])))" office:value-type="float" office:value="1">
            <text:p>1</text:p>
          </table:table-cell>
          <table:table-cell table:formula="of:=([.Q56]+[.R56])/2" office:value-type="float" office:value="0.666666666666667">
            <text:p>0.67</text:p>
          </table:table-cell>
          <table:table-cell table:formula="of:=[.F56]/255" office:value-type="float" office:value="1">
            <text:p>1</text:p>
          </table:table-cell>
          <table:table-cell table:formula="of:=[.G56]/255" office:value-type="float" office:value="0.333333333333333">
            <text:p>0.33</text:p>
          </table:table-cell>
          <table:table-cell table:formula="of:=[.H56]/255" office:value-type="float" office:value="0.666666666666667">
            <text:p>0.67</text:p>
          </table:table-cell>
          <table:table-cell table:formula="of:=MIN([.N56];[.O56];[.P56])" office:value-type="float" office:value="0.333333333333333">
            <text:p>0.33</text:p>
          </table:table-cell>
          <table:table-cell table:formula="of:=MAX([.N56];[.O56];[.P56]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86"/>
          <table:table-cell/>
          <table:table-cell table:style-name="ce297"/>
          <table:table-cell table:style-name="ce306" table:formula="of:=CONCATENATE(&quot;#&quot;;DEC2HEX([.F57];2);DEC2HEX([.G57];2);DEC2HEX([.H57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F57] + 0.7152*[.G57] + 0.0722*[.H57]" office:value-type="float" office:value="133.416">
            <text:p>133.42</text:p>
          </table:table-cell>
          <table:table-cell table:formula="of:=MOD(60*IF([.Q57]=[.R57];0;IF([.N57]=[.R57];([.O57]-[.P57])/([.R57]-[.Q57]);IF([.O57]=[.R57];2+([.P57]-[.N57])/([.R57]-[.Q57]);4+([.N57]-[.O57])/([.R57]-[.Q57]))));360)" office:value-type="float" office:value="300">
            <text:p>300</text:p>
          </table:table-cell>
          <table:table-cell table:formula="of:=IF([.Q57]=[.R57];0;IF([.M57]&lt;0.5;([.R57]-[.Q57])/([.Q57]+[.R57]);([.R57]-[.Q57])/(2-[.R57]-[.Q57])))" office:value-type="float" office:value="1">
            <text:p>1</text:p>
          </table:table-cell>
          <table:table-cell table:formula="of:=([.Q57]+[.R57])/2" office:value-type="float" office:value="0.666666666666667">
            <text:p>0.67</text:p>
          </table:table-cell>
          <table:table-cell table:formula="of:=[.F57]/255" office:value-type="float" office:value="1">
            <text:p>1</text:p>
          </table:table-cell>
          <table:table-cell table:formula="of:=[.G57]/255" office:value-type="float" office:value="0.333333333333333">
            <text:p>0.33</text:p>
          </table:table-cell>
          <table:table-cell table:formula="of:=[.H57]/255" office:value-type="float" office:value="1">
            <text:p>1</text:p>
          </table:table-cell>
          <table:table-cell table:formula="of:=MIN([.N57];[.O57];[.P57])" office:value-type="float" office:value="0.333333333333333">
            <text:p>0.33</text:p>
          </table:table-cell>
          <table:table-cell table:formula="of:=MAX([.N57];[.O57];[.P57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87"/>
          <table:table-cell/>
          <table:table-cell table:style-name="ce297"/>
          <table:table-cell table:style-name="ce306" table:formula="of:=CONCATENATE(&quot;#&quot;;DEC2HEX([.F58];2);DEC2HEX([.G58];2);DEC2HEX([.H58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8] + 0.7152*[.G58] + 0.0722*[.H58]" office:value-type="float" office:value="175.797">
            <text:p>175.8</text:p>
          </table:table-cell>
          <table:table-cell table:formula="of:=MOD(60*IF([.Q58]=[.R58];0;IF([.N58]=[.R58];([.O58]-[.P58])/([.R58]-[.Q58]);IF([.O58]=[.R58];2+([.P58]-[.N58])/([.R58]-[.Q58]);4+([.N58]-[.O58])/([.R58]-[.Q58]))));360)" office:value-type="float" office:value="40">
            <text:p>40</text:p>
          </table:table-cell>
          <table:table-cell table:formula="of:=IF([.Q58]=[.R58];0;IF([.M58]&lt;0.5;([.R58]-[.Q58])/([.Q58]+[.R58]);([.R58]-[.Q58])/(2-[.R58]-[.Q58])))" office:value-type="float" office:value="1">
            <text:p>1</text:p>
          </table:table-cell>
          <table:table-cell table:formula="of:=([.Q58]+[.R58])/2" office:value-type="float" office:value="0.5">
            <text:p>0.5</text:p>
          </table:table-cell>
          <table:table-cell table:formula="of:=[.F58]/255" office:value-type="float" office:value="1">
            <text:p>1</text:p>
          </table:table-cell>
          <table:table-cell table:formula="of:=[.G58]/255" office:value-type="float" office:value="0.666666666666667">
            <text:p>0.67</text:p>
          </table:table-cell>
          <table:table-cell table:formula="of:=[.H58]/255" office:value-type="float" office:value="0">
            <text:p>0</text:p>
          </table:table-cell>
          <table:table-cell table:formula="of:=MIN([.N58];[.O58];[.P58])" office:value-type="float" office:value="0">
            <text:p>0</text:p>
          </table:table-cell>
          <table:table-cell table:formula="of:=MAX([.N58];[.O58];[.P58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88"/>
          <table:table-cell/>
          <table:table-cell table:style-name="ce297"/>
          <table:table-cell table:style-name="ce306" table:formula="of:=CONCATENATE(&quot;#&quot;;DEC2HEX([.F59];2);DEC2HEX([.G59];2);DEC2HEX([.H59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9] + 0.7152*[.G59] + 0.0722*[.H59]" office:value-type="float" office:value="181.934">
            <text:p>181.93</text:p>
          </table:table-cell>
          <table:table-cell table:formula="of:=MOD(60*IF([.Q59]=[.R59];0;IF([.N59]=[.R59];([.O59]-[.P59])/([.R59]-[.Q59]);IF([.O59]=[.R59];2+([.P59]-[.N59])/([.R59]-[.Q59]);4+([.N59]-[.O59])/([.R59]-[.Q59]))));360)" office:value-type="float" office:value="30">
            <text:p>30</text:p>
          </table:table-cell>
          <table:table-cell table:formula="of:=IF([.Q59]=[.R59];0;IF([.M59]&lt;0.5;([.R59]-[.Q59])/([.Q59]+[.R59]);([.R59]-[.Q59])/(2-[.R59]-[.Q59])))" office:value-type="float" office:value="1">
            <text:p>1</text:p>
          </table:table-cell>
          <table:table-cell table:formula="of:=([.Q59]+[.R59])/2" office:value-type="float" office:value="0.666666666666667">
            <text:p>0.67</text:p>
          </table:table-cell>
          <table:table-cell table:formula="of:=[.F59]/255" office:value-type="float" office:value="1">
            <text:p>1</text:p>
          </table:table-cell>
          <table:table-cell table:formula="of:=[.G59]/255" office:value-type="float" office:value="0.666666666666667">
            <text:p>0.67</text:p>
          </table:table-cell>
          <table:table-cell table:formula="of:=[.H59]/255" office:value-type="float" office:value="0.333333333333333">
            <text:p>0.33</text:p>
          </table:table-cell>
          <table:table-cell table:formula="of:=MIN([.N59];[.O59];[.P59])" office:value-type="float" office:value="0.333333333333333">
            <text:p>0.33</text:p>
          </table:table-cell>
          <table:table-cell table:formula="of:=MAX([.N59];[.O59];[.P59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89"/>
          <table:table-cell/>
          <table:table-cell table:style-name="ce297"/>
          <table:table-cell table:style-name="ce306" table:formula="of:=CONCATENATE(&quot;#&quot;;DEC2HEX([.F60];2);DEC2HEX([.G60];2);DEC2HEX([.H60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60] + 0.7152*[.G60] + 0.0722*[.H60]" office:value-type="float" office:value="188.071">
            <text:p>188.07</text:p>
          </table:table-cell>
          <table:table-cell table:formula="of:=MOD(60*IF([.Q60]=[.R60];0;IF([.N60]=[.R60];([.O60]-[.P60])/([.R60]-[.Q60]);IF([.O60]=[.R60];2+([.P60]-[.N60])/([.R60]-[.Q60]);4+([.N60]-[.O60])/([.R60]-[.Q60]))));360)" office:value-type="float" office:value="0">
            <text:p>0</text:p>
          </table:table-cell>
          <table:table-cell table:formula="of:=IF([.Q60]=[.R60];0;IF([.M60]&lt;0.5;([.R60]-[.Q60])/([.Q60]+[.R60]);([.R60]-[.Q60])/(2-[.R60]-[.Q60])))" office:value-type="float" office:value="1">
            <text:p>1</text:p>
          </table:table-cell>
          <table:table-cell table:formula="of:=([.Q60]+[.R60])/2" office:value-type="float" office:value="0.833333333333333">
            <text:p>0.83</text:p>
          </table:table-cell>
          <table:table-cell table:formula="of:=[.F60]/255" office:value-type="float" office:value="1">
            <text:p>1</text:p>
          </table:table-cell>
          <table:table-cell table:formula="of:=[.G60]/255" office:value-type="float" office:value="0.666666666666667">
            <text:p>0.67</text:p>
          </table:table-cell>
          <table:table-cell table:formula="of:=[.H60]/255" office:value-type="float" office:value="0.666666666666667">
            <text:p>0.67</text:p>
          </table:table-cell>
          <table:table-cell table:formula="of:=MIN([.N60];[.O60];[.P60])" office:value-type="float" office:value="0.666666666666667">
            <text:p>0.67</text:p>
          </table:table-cell>
          <table:table-cell table:formula="of:=MAX([.N60];[.O60];[.P60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90"/>
          <table:table-cell/>
          <table:table-cell table:style-name="ce297"/>
          <table:table-cell table:style-name="ce306" table:formula="of:=CONCATENATE(&quot;#&quot;;DEC2HEX([.F61];2);DEC2HEX([.G61];2);DEC2HEX([.H61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F61] + 0.7152*[.G61] + 0.0722*[.H61]" office:value-type="float" office:value="194.208">
            <text:p>194.21</text:p>
          </table:table-cell>
          <table:table-cell table:formula="of:=MOD(60*IF([.Q61]=[.R61];0;IF([.N61]=[.R61];([.O61]-[.P61])/([.R61]-[.Q61]);IF([.O61]=[.R61];2+([.P61]-[.N61])/([.R61]-[.Q61]);4+([.N61]-[.O61])/([.R61]-[.Q61]))));360)" office:value-type="float" office:value="300">
            <text:p>300</text:p>
          </table:table-cell>
          <table:table-cell table:formula="of:=IF([.Q61]=[.R61];0;IF([.M61]&lt;0.5;([.R61]-[.Q61])/([.Q61]+[.R61]);([.R61]-[.Q61])/(2-[.R61]-[.Q61])))" office:value-type="float" office:value="1">
            <text:p>1</text:p>
          </table:table-cell>
          <table:table-cell table:formula="of:=([.Q61]+[.R61])/2" office:value-type="float" office:value="0.833333333333333">
            <text:p>0.83</text:p>
          </table:table-cell>
          <table:table-cell table:formula="of:=[.F61]/255" office:value-type="float" office:value="1">
            <text:p>1</text:p>
          </table:table-cell>
          <table:table-cell table:formula="of:=[.G61]/255" office:value-type="float" office:value="0.666666666666667">
            <text:p>0.67</text:p>
          </table:table-cell>
          <table:table-cell table:formula="of:=[.H61]/255" office:value-type="float" office:value="1">
            <text:p>1</text:p>
          </table:table-cell>
          <table:table-cell table:formula="of:=MIN([.N61];[.O61];[.P61])" office:value-type="float" office:value="0.666666666666667">
            <text:p>0.67</text:p>
          </table:table-cell>
          <table:table-cell table:formula="of:=MAX([.N61];[.O61];[.P61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6"/>
          <table:table-cell table:style-name="ce130" office:value-type="string">
            <text:p>Yellow</text:p>
          </table:table-cell>
          <table:table-cell table:style-name="ce303"/>
          <table:table-cell table:style-name="ce306" table:formula="of:=CONCATENATE(&quot;#&quot;;DEC2HEX([.F62];2);DEC2HEX([.G62];2);DEC2HEX([.H62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62] + 0.7152*[.G62] + 0.0722*[.H62]" office:value-type="float" office:value="236.589">
            <text:p>236.59</text:p>
          </table:table-cell>
          <table:table-cell table:formula="of:=MOD(60*IF([.Q62]=[.R62];0;IF([.N62]=[.R62];([.O62]-[.P62])/([.R62]-[.Q62]);IF([.O62]=[.R62];2+([.P62]-[.N62])/([.R62]-[.Q62]);4+([.N62]-[.O62])/([.R62]-[.Q62]))));360)" office:value-type="float" office:value="60">
            <text:p>60</text:p>
          </table:table-cell>
          <table:table-cell table:formula="of:=IF([.Q62]=[.R62];0;IF([.M62]&lt;0.5;([.R62]-[.Q62])/([.Q62]+[.R62]);([.R62]-[.Q62])/(2-[.R62]-[.Q62])))" office:value-type="float" office:value="1">
            <text:p>1</text:p>
          </table:table-cell>
          <table:table-cell table:formula="of:=([.Q62]+[.R62])/2" office:value-type="float" office:value="0.5">
            <text:p>0.5</text:p>
          </table:table-cell>
          <table:table-cell table:formula="of:=[.F62]/255" office:value-type="float" office:value="1">
            <text:p>1</text:p>
          </table:table-cell>
          <table:table-cell table:formula="of:=[.G62]/255" office:value-type="float" office:value="1">
            <text:p>1</text:p>
          </table:table-cell>
          <table:table-cell table:formula="of:=[.H62]/255" office:value-type="float" office:value="0">
            <text:p>0</text:p>
          </table:table-cell>
          <table:table-cell table:formula="of:=MIN([.N62];[.O62];[.P62])" office:value-type="float" office:value="0">
            <text:p>0</text:p>
          </table:table-cell>
          <table:table-cell table:formula="of:=MAX([.N62];[.O62];[.P62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91"/>
          <table:table-cell/>
          <table:table-cell table:style-name="ce297"/>
          <table:table-cell table:style-name="ce306" table:formula="of:=CONCATENATE(&quot;#&quot;;DEC2HEX([.F63];2);DEC2HEX([.G63];2);DEC2HEX([.H63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63] + 0.7152*[.G63] + 0.0722*[.H63]" office:value-type="float" office:value="242.726">
            <text:p>242.73</text:p>
          </table:table-cell>
          <table:table-cell table:formula="of:=MOD(60*IF([.Q63]=[.R63];0;IF([.N63]=[.R63];([.O63]-[.P63])/([.R63]-[.Q63]);IF([.O63]=[.R63];2+([.P63]-[.N63])/([.R63]-[.Q63]);4+([.N63]-[.O63])/([.R63]-[.Q63]))));360)" office:value-type="float" office:value="60">
            <text:p>60</text:p>
          </table:table-cell>
          <table:table-cell table:formula="of:=IF([.Q63]=[.R63];0;IF([.M63]&lt;0.5;([.R63]-[.Q63])/([.Q63]+[.R63]);([.R63]-[.Q63])/(2-[.R63]-[.Q63])))" office:value-type="float" office:value="1">
            <text:p>1</text:p>
          </table:table-cell>
          <table:table-cell table:formula="of:=([.Q63]+[.R63])/2" office:value-type="float" office:value="0.666666666666667">
            <text:p>0.67</text:p>
          </table:table-cell>
          <table:table-cell table:formula="of:=[.F63]/255" office:value-type="float" office:value="1">
            <text:p>1</text:p>
          </table:table-cell>
          <table:table-cell table:formula="of:=[.G63]/255" office:value-type="float" office:value="1">
            <text:p>1</text:p>
          </table:table-cell>
          <table:table-cell table:formula="of:=[.H63]/255" office:value-type="float" office:value="0.333333333333333">
            <text:p>0.33</text:p>
          </table:table-cell>
          <table:table-cell table:formula="of:=MIN([.N63];[.O63];[.P63])" office:value-type="float" office:value="0.333333333333333">
            <text:p>0.33</text:p>
          </table:table-cell>
          <table:table-cell table:formula="of:=MAX([.N63];[.O63];[.P63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92"/>
          <table:table-cell/>
          <table:table-cell table:style-name="ce297"/>
          <table:table-cell table:style-name="ce306" table:formula="of:=CONCATENATE(&quot;#&quot;;DEC2HEX([.F64];2);DEC2HEX([.G64];2);DEC2HEX([.H64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64] + 0.7152*[.G64] + 0.0722*[.H64]" office:value-type="float" office:value="248.863">
            <text:p>248.86</text:p>
          </table:table-cell>
          <table:table-cell table:formula="of:=MOD(60*IF([.Q64]=[.R64];0;IF([.N64]=[.R64];([.O64]-[.P64])/([.R64]-[.Q64]);IF([.O64]=[.R64];2+([.P64]-[.N64])/([.R64]-[.Q64]);4+([.N64]-[.O64])/([.R64]-[.Q64]))));360)" office:value-type="float" office:value="60">
            <text:p>60</text:p>
          </table:table-cell>
          <table:table-cell table:formula="of:=IF([.Q64]=[.R64];0;IF([.M64]&lt;0.5;([.R64]-[.Q64])/([.Q64]+[.R64]);([.R64]-[.Q64])/(2-[.R64]-[.Q64])))" office:value-type="float" office:value="1">
            <text:p>1</text:p>
          </table:table-cell>
          <table:table-cell table:formula="of:=([.Q64]+[.R64])/2" office:value-type="float" office:value="0.833333333333333">
            <text:p>0.83</text:p>
          </table:table-cell>
          <table:table-cell table:formula="of:=[.F64]/255" office:value-type="float" office:value="1">
            <text:p>1</text:p>
          </table:table-cell>
          <table:table-cell table:formula="of:=[.G64]/255" office:value-type="float" office:value="1">
            <text:p>1</text:p>
          </table:table-cell>
          <table:table-cell table:formula="of:=[.H64]/255" office:value-type="float" office:value="0.666666666666667">
            <text:p>0.67</text:p>
          </table:table-cell>
          <table:table-cell table:formula="of:=MIN([.N64];[.O64];[.P64])" office:value-type="float" office:value="0.666666666666667">
            <text:p>0.67</text:p>
          </table:table-cell>
          <table:table-cell table:formula="of:=MAX([.N64];[.O64];[.P64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93"/>
          <table:table-cell table:style-name="ce1" office:value-type="string">
            <text:p>White</text:p>
          </table:table-cell>
          <table:table-cell table:style-name="ce304"/>
          <table:table-cell table:style-name="ce306" table:formula="of:=CONCATENATE(&quot;#&quot;;DEC2HEX([.F65];2);DEC2HEX([.G65];2);DEC2HEX([.H65];2))" office:value-type="string" office:string-value="#FFFFFF">
            <text:p>#FFFFFF</text:p>
          </table:table-cell>
          <table:table-cell table:number-columns-repeated="4" office:value-type="float" office:value="255">
            <text:p>255</text:p>
          </table:table-cell>
          <table:table-cell table:formula="of:=0.2126*[.F65] + 0.7152*[.G65] + 0.0722*[.H65]" office:value-type="float" office:value="255">
            <text:p>255</text:p>
          </table:table-cell>
          <table:table-cell table:formula="of:=MOD(60*IF([.Q65]=[.R65];0;IF([.N65]=[.R65];([.O65]-[.P65])/([.R65]-[.Q65]);IF([.O65]=[.R65];2+([.P65]-[.N65])/([.R65]-[.Q65]);4+([.N65]-[.O65])/([.R65]-[.Q65]))));360)" office:value-type="float" office:value="0">
            <text:p>0</text:p>
          </table:table-cell>
          <table:table-cell table:formula="of:=IF([.Q65]=[.R65];0;IF([.M65]&lt;0.5;([.R65]-[.Q65])/([.Q65]+[.R65]);([.R65]-[.Q65])/(2-[.R65]-[.Q65])))" office:value-type="float" office:value="0">
            <text:p>0</text:p>
          </table:table-cell>
          <table:table-cell table:formula="of:=([.Q65]+[.R65])/2" office:value-type="float" office:value="1">
            <text:p>1</text:p>
          </table:table-cell>
          <table:table-cell table:formula="of:=[.F65]/255" office:value-type="float" office:value="1">
            <text:p>1</text:p>
          </table:table-cell>
          <table:table-cell table:formula="of:=[.G65]/255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MIN([.N65];[.O65];[.P65])" office:value-type="float" office:value="1">
            <text:p>1</text:p>
          </table:table-cell>
          <table:table-cell table:formula="of:=MAX([.N65];[.O65];[.P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297"/>
          <table:table-cell table:style-name="ce306" table:formula="of:=CONCATENATE(&quot;#&quot;;DEC2HEX([.F66];2);DEC2HEX([.G66];2);DEC2HEX([.H66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66] + 0.7152*[.G66] + 0.0722*[.H66]" office:value-type="float" office:value="0">
            <text:p>0</text:p>
          </table:table-cell>
          <table:table-cell table:formula="of:=MOD(60*IF([.Q66]=[.R66];0;IF([.N66]=[.R66];([.O66]-[.P66])/([.R66]-[.Q66]);IF([.O66]=[.R66];2+([.P66]-[.N66])/([.R66]-[.Q66]);4+([.N66]-[.O66])/([.R66]-[.Q66]))));360)" office:value-type="float" office:value="0">
            <text:p>0</text:p>
          </table:table-cell>
          <table:table-cell table:formula="of:=IF([.Q66]=[.R66];0;IF([.M66]&lt;0.5;([.R66]-[.Q66])/([.Q66]+[.R66]);([.R66]-[.Q66])/(2-[.R66]-[.Q66])))" office:value-type="float" office:value="0">
            <text:p>0</text:p>
          </table:table-cell>
          <table:table-cell table:formula="of:=([.Q66]+[.R66])/2" office:value-type="float" office:value="0">
            <text:p>0</text:p>
          </table:table-cell>
          <table:table-cell table:formula="of:=[.F66]/255" office:value-type="float" office:value="0">
            <text:p>0</text:p>
          </table:table-cell>
          <table:table-cell table:formula="of:=[.G66]/255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MIN([.N66];[.O66];[.P66])" office:value-type="float" office:value="0">
            <text:p>0</text:p>
          </table:table-cell>
          <table:table-cell table:formula="of:=MAX([.N66];[.O66];[.P66]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297"/>
          <table:table-cell table:style-name="ce306" table:formula="of:=CONCATENATE(&quot;#&quot;;DEC2HEX([.F67];2);DEC2HEX([.G67];2);DEC2HEX([.H67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67] + 0.7152*[.G67] + 0.0722*[.H67]" office:value-type="float" office:value="6.137">
            <text:p>6.14</text:p>
          </table:table-cell>
          <table:table-cell table:formula="of:=MOD(60*IF([.Q67]=[.R67];0;IF([.N67]=[.R67];([.O67]-[.P67])/([.R67]-[.Q67]);IF([.O67]=[.R67];2+([.P67]-[.N67])/([.R67]-[.Q67]);4+([.N67]-[.O67])/([.R67]-[.Q67]))));360)" office:value-type="float" office:value="240">
            <text:p>240</text:p>
          </table:table-cell>
          <table:table-cell table:formula="of:=IF([.Q67]=[.R67];0;IF([.M67]&lt;0.5;([.R67]-[.Q67])/([.Q67]+[.R67]);([.R67]-[.Q67])/(2-[.R67]-[.Q67])))" office:value-type="float" office:value="1">
            <text:p>1</text:p>
          </table:table-cell>
          <table:table-cell table:formula="of:=([.Q67]+[.R67])/2" office:value-type="float" office:value="0.166666666666667">
            <text:p>0.17</text:p>
          </table:table-cell>
          <table:table-cell table:formula="of:=[.F67]/255" office:value-type="float" office:value="0">
            <text:p>0</text:p>
          </table:table-cell>
          <table:table-cell table:formula="of:=[.G67]/255" office:value-type="float" office:value="0">
            <text:p>0</text:p>
          </table:table-cell>
          <table:table-cell table:formula="of:=[.H67]/255" office:value-type="float" office:value="0.333333333333333">
            <text:p>0.33</text:p>
          </table:table-cell>
          <table:table-cell table:formula="of:=MIN([.N67];[.O67];[.P67])" office:value-type="float" office:value="0">
            <text:p>0</text:p>
          </table:table-cell>
          <table:table-cell table:formula="of:=MAX([.N67];[.O67];[.P67])" office:value-type="float" office:value="0.333333333333333">
            <text:p>0.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297"/>
          <table:table-cell table:style-name="ce306" table:formula="of:=CONCATENATE(&quot;#&quot;;DEC2HEX([.F68];2);DEC2HEX([.G68];2);DEC2HEX([.H68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68] + 0.7152*[.G68] + 0.0722*[.H68]" office:value-type="float" office:value="12.274">
            <text:p>12.27</text:p>
          </table:table-cell>
          <table:table-cell table:formula="of:=MOD(60*IF([.Q68]=[.R68];0;IF([.N68]=[.R68];([.O68]-[.P68])/([.R68]-[.Q68]);IF([.O68]=[.R68];2+([.P68]-[.N68])/([.R68]-[.Q68]);4+([.N68]-[.O68])/([.R68]-[.Q68]))));360)" office:value-type="float" office:value="240">
            <text:p>240</text:p>
          </table:table-cell>
          <table:table-cell table:formula="of:=IF([.Q68]=[.R68];0;IF([.M68]&lt;0.5;([.R68]-[.Q68])/([.Q68]+[.R68]);([.R68]-[.Q68])/(2-[.R68]-[.Q68])))" office:value-type="float" office:value="1">
            <text:p>1</text:p>
          </table:table-cell>
          <table:table-cell table:formula="of:=([.Q68]+[.R68])/2" office:value-type="float" office:value="0.333333333333333">
            <text:p>0.33</text:p>
          </table:table-cell>
          <table:table-cell table:formula="of:=[.F68]/255" office:value-type="float" office:value="0">
            <text:p>0</text:p>
          </table:table-cell>
          <table:table-cell table:formula="of:=[.G68]/255" office:value-type="float" office:value="0">
            <text:p>0</text:p>
          </table:table-cell>
          <table:table-cell table:formula="of:=[.H68]/255" office:value-type="float" office:value="0.666666666666667">
            <text:p>0.67</text:p>
          </table:table-cell>
          <table:table-cell table:formula="of:=MIN([.N68];[.O68];[.P68])" office:value-type="float" office:value="0">
            <text:p>0</text:p>
          </table:table-cell>
          <table:table-cell table:formula="of:=MAX([.N68];[.O68];[.P68])" office:value-type="float" office:value="0.666666666666667">
            <text:p>0.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297"/>
          <table:table-cell table:style-name="ce306" table:formula="of:=CONCATENATE(&quot;#&quot;;DEC2HEX([.F69];2);DEC2HEX([.G69];2);DEC2HEX([.H69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69] + 0.7152*[.G69] + 0.0722*[.H69]" office:value-type="float" office:value="18.411">
            <text:p>18.41</text:p>
          </table:table-cell>
          <table:table-cell table:formula="of:=MOD(60*IF([.Q69]=[.R69];0;IF([.N69]=[.R69];([.O69]-[.P69])/([.R69]-[.Q69]);IF([.O69]=[.R69];2+([.P69]-[.N69])/([.R69]-[.Q69]);4+([.N69]-[.O69])/([.R69]-[.Q69]))));360)" office:value-type="float" office:value="240">
            <text:p>240</text:p>
          </table:table-cell>
          <table:table-cell table:formula="of:=IF([.Q69]=[.R69];0;IF([.M69]&lt;0.5;([.R69]-[.Q69])/([.Q69]+[.R69]);([.R69]-[.Q69])/(2-[.R69]-[.Q69])))" office:value-type="float" office:value="1">
            <text:p>1</text:p>
          </table:table-cell>
          <table:table-cell table:formula="of:=([.Q69]+[.R69])/2" office:value-type="float" office:value="0.5">
            <text:p>0.5</text:p>
          </table:table-cell>
          <table:table-cell table:formula="of:=[.F69]/255" office:value-type="float" office:value="0">
            <text:p>0</text:p>
          </table:table-cell>
          <table:table-cell table:formula="of:=[.G69]/255" office:value-type="float" office:value="0">
            <text:p>0</text:p>
          </table:table-cell>
          <table:table-cell table:formula="of:=[.H69]/255" office:value-type="float" office:value="1">
            <text:p>1</text:p>
          </table:table-cell>
          <table:table-cell table:formula="of:=MIN([.N69];[.O69];[.P69])" office:value-type="float" office:value="0">
            <text:p>0</text:p>
          </table:table-cell>
          <table:table-cell table:formula="of:=MAX([.N69];[.O69];[.P69]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297"/>
          <table:table-cell table:style-name="ce306" table:formula="of:=CONCATENATE(&quot;#&quot;;DEC2HEX([.F70];2);DEC2HEX([.G70];2);DEC2HEX([.H70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0] + 0.7152*[.G70] + 0.0722*[.H70]" office:value-type="float" office:value="60.792">
            <text:p>60.79</text:p>
          </table:table-cell>
          <table:table-cell table:formula="of:=MOD(60*IF([.Q70]=[.R70];0;IF([.N70]=[.R70];([.O70]-[.P70])/([.R70]-[.Q70]);IF([.O70]=[.R70];2+([.P70]-[.N70])/([.R70]-[.Q70]);4+([.N70]-[.O70])/([.R70]-[.Q70]))));360)" office:value-type="float" office:value="120">
            <text:p>120</text:p>
          </table:table-cell>
          <table:table-cell table:formula="of:=IF([.Q70]=[.R70];0;IF([.M70]&lt;0.5;([.R70]-[.Q70])/([.Q70]+[.R70]);([.R70]-[.Q70])/(2-[.R70]-[.Q70])))" office:value-type="float" office:value="1">
            <text:p>1</text:p>
          </table:table-cell>
          <table:table-cell table:formula="of:=([.Q70]+[.R70])/2" office:value-type="float" office:value="0.166666666666667">
            <text:p>0.17</text:p>
          </table:table-cell>
          <table:table-cell table:formula="of:=[.F70]/255" office:value-type="float" office:value="0">
            <text:p>0</text:p>
          </table:table-cell>
          <table:table-cell table:formula="of:=[.G70]/255" office:value-type="float" office:value="0.333333333333333">
            <text:p>0.33</text:p>
          </table:table-cell>
          <table:table-cell table:formula="of:=[.H70]/255" office:value-type="float" office:value="0">
            <text:p>0</text:p>
          </table:table-cell>
          <table:table-cell table:formula="of:=MIN([.N70];[.O70];[.P70])" office:value-type="float" office:value="0">
            <text:p>0</text:p>
          </table:table-cell>
          <table:table-cell table:formula="of:=MAX([.N70];[.O70];[.P70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297"/>
          <table:table-cell table:style-name="ce306" table:formula="of:=CONCATENATE(&quot;#&quot;;DEC2HEX([.F71];2);DEC2HEX([.G71];2);DEC2HEX([.H71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1] + 0.7152*[.G71] + 0.0722*[.H71]" office:value-type="float" office:value="66.929">
            <text:p>66.93</text:p>
          </table:table-cell>
          <table:table-cell table:formula="of:=MOD(60*IF([.Q71]=[.R71];0;IF([.N71]=[.R71];([.O71]-[.P71])/([.R71]-[.Q71]);IF([.O71]=[.R71];2+([.P71]-[.N71])/([.R71]-[.Q71]);4+([.N71]-[.O71])/([.R71]-[.Q71]))));360)" office:value-type="float" office:value="180">
            <text:p>180</text:p>
          </table:table-cell>
          <table:table-cell table:formula="of:=IF([.Q71]=[.R71];0;IF([.M71]&lt;0.5;([.R71]-[.Q71])/([.Q71]+[.R71]);([.R71]-[.Q71])/(2-[.R71]-[.Q71])))" office:value-type="float" office:value="1">
            <text:p>1</text:p>
          </table:table-cell>
          <table:table-cell table:formula="of:=([.Q71]+[.R71])/2" office:value-type="float" office:value="0.166666666666667">
            <text:p>0.17</text:p>
          </table:table-cell>
          <table:table-cell table:formula="of:=[.F71]/255" office:value-type="float" office:value="0">
            <text:p>0</text:p>
          </table:table-cell>
          <table:table-cell table:formula="of:=[.G71]/255" office:value-type="float" office:value="0.333333333333333">
            <text:p>0.33</text:p>
          </table:table-cell>
          <table:table-cell table:formula="of:=[.H71]/255" office:value-type="float" office:value="0.333333333333333">
            <text:p>0.33</text:p>
          </table:table-cell>
          <table:table-cell table:formula="of:=MIN([.N71];[.O71];[.P71])" office:value-type="float" office:value="0">
            <text:p>0</text:p>
          </table:table-cell>
          <table:table-cell table:formula="of:=MAX([.N71];[.O71];[.P71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297"/>
          <table:table-cell table:style-name="ce306" table:formula="of:=CONCATENATE(&quot;#&quot;;DEC2HEX([.F72];2);DEC2HEX([.G72];2);DEC2HEX([.H72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72] + 0.7152*[.G72] + 0.0722*[.H72]" office:value-type="float" office:value="73.066">
            <text:p>73.07</text:p>
          </table:table-cell>
          <table:table-cell table:formula="of:=MOD(60*IF([.Q72]=[.R72];0;IF([.N72]=[.R72];([.O72]-[.P72])/([.R72]-[.Q72]);IF([.O72]=[.R72];2+([.P72]-[.N72])/([.R72]-[.Q72]);4+([.N72]-[.O72])/([.R72]-[.Q72]))));360)" office:value-type="float" office:value="210">
            <text:p>210</text:p>
          </table:table-cell>
          <table:table-cell table:formula="of:=IF([.Q72]=[.R72];0;IF([.M72]&lt;0.5;([.R72]-[.Q72])/([.Q72]+[.R72]);([.R72]-[.Q72])/(2-[.R72]-[.Q72])))" office:value-type="float" office:value="1">
            <text:p>1</text:p>
          </table:table-cell>
          <table:table-cell table:formula="of:=([.Q72]+[.R72])/2" office:value-type="float" office:value="0.333333333333333">
            <text:p>0.33</text:p>
          </table:table-cell>
          <table:table-cell table:formula="of:=[.F72]/255" office:value-type="float" office:value="0">
            <text:p>0</text:p>
          </table:table-cell>
          <table:table-cell table:formula="of:=[.G72]/255" office:value-type="float" office:value="0.333333333333333">
            <text:p>0.33</text:p>
          </table:table-cell>
          <table:table-cell table:formula="of:=[.H72]/255" office:value-type="float" office:value="0.666666666666667">
            <text:p>0.67</text:p>
          </table:table-cell>
          <table:table-cell table:formula="of:=MIN([.N72];[.O72];[.P72])" office:value-type="float" office:value="0">
            <text:p>0</text:p>
          </table:table-cell>
          <table:table-cell table:formula="of:=MAX([.N72];[.O72];[.P72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297"/>
          <table:table-cell table:style-name="ce306" table:formula="of:=CONCATENATE(&quot;#&quot;;DEC2HEX([.F73];2);DEC2HEX([.G73];2);DEC2HEX([.H73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73] + 0.7152*[.G73] + 0.0722*[.H73]" office:value-type="float" office:value="79.203">
            <text:p>79.2</text:p>
          </table:table-cell>
          <table:table-cell table:formula="of:=MOD(60*IF([.Q73]=[.R73];0;IF([.N73]=[.R73];([.O73]-[.P73])/([.R73]-[.Q73]);IF([.O73]=[.R73];2+([.P73]-[.N73])/([.R73]-[.Q73]);4+([.N73]-[.O73])/([.R73]-[.Q73]))));360)" office:value-type="float" office:value="220">
            <text:p>220</text:p>
          </table:table-cell>
          <table:table-cell table:formula="of:=IF([.Q73]=[.R73];0;IF([.M73]&lt;0.5;([.R73]-[.Q73])/([.Q73]+[.R73]);([.R73]-[.Q73])/(2-[.R73]-[.Q73])))" office:value-type="float" office:value="1">
            <text:p>1</text:p>
          </table:table-cell>
          <table:table-cell table:formula="of:=([.Q73]+[.R73])/2" office:value-type="float" office:value="0.5">
            <text:p>0.5</text:p>
          </table:table-cell>
          <table:table-cell table:formula="of:=[.F73]/255" office:value-type="float" office:value="0">
            <text:p>0</text:p>
          </table:table-cell>
          <table:table-cell table:formula="of:=[.G73]/255" office:value-type="float" office:value="0.333333333333333">
            <text:p>0.33</text:p>
          </table:table-cell>
          <table:table-cell table:formula="of:=[.H73]/255" office:value-type="float" office:value="1">
            <text:p>1</text:p>
          </table:table-cell>
          <table:table-cell table:formula="of:=MIN([.N73];[.O73];[.P73])" office:value-type="float" office:value="0">
            <text:p>0</text:p>
          </table:table-cell>
          <table:table-cell table:formula="of:=MAX([.N73];[.O73];[.P73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297"/>
          <table:table-cell table:style-name="ce306" table:formula="of:=CONCATENATE(&quot;#&quot;;DEC2HEX([.F74];2);DEC2HEX([.G74];2);DEC2HEX([.H74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4] + 0.7152*[.G74] + 0.0722*[.H74]" office:value-type="float" office:value="121.584">
            <text:p>121.58</text:p>
          </table:table-cell>
          <table:table-cell table:formula="of:=MOD(60*IF([.Q74]=[.R74];0;IF([.N74]=[.R74];([.O74]-[.P74])/([.R74]-[.Q74]);IF([.O74]=[.R74];2+([.P74]-[.N74])/([.R74]-[.Q74]);4+([.N74]-[.O74])/([.R74]-[.Q74]))));360)" office:value-type="float" office:value="120">
            <text:p>120</text:p>
          </table:table-cell>
          <table:table-cell table:formula="of:=IF([.Q74]=[.R74];0;IF([.M74]&lt;0.5;([.R74]-[.Q74])/([.Q74]+[.R74]);([.R74]-[.Q74])/(2-[.R74]-[.Q74])))" office:value-type="float" office:value="1">
            <text:p>1</text:p>
          </table:table-cell>
          <table:table-cell table:formula="of:=([.Q74]+[.R74])/2" office:value-type="float" office:value="0.333333333333333">
            <text:p>0.33</text:p>
          </table:table-cell>
          <table:table-cell table:formula="of:=[.F74]/255" office:value-type="float" office:value="0">
            <text:p>0</text:p>
          </table:table-cell>
          <table:table-cell table:formula="of:=[.G74]/255" office:value-type="float" office:value="0.666666666666667">
            <text:p>0.67</text:p>
          </table:table-cell>
          <table:table-cell table:formula="of:=[.H74]/255" office:value-type="float" office:value="0">
            <text:p>0</text:p>
          </table:table-cell>
          <table:table-cell table:formula="of:=MIN([.N74];[.O74];[.P74])" office:value-type="float" office:value="0">
            <text:p>0</text:p>
          </table:table-cell>
          <table:table-cell table:formula="of:=MAX([.N74];[.O74];[.P74])" office:value-type="float" office:value="0.666666666666667">
            <text:p>0.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297"/>
          <table:table-cell table:style-name="ce306" table:formula="of:=CONCATENATE(&quot;#&quot;;DEC2HEX([.F75];2);DEC2HEX([.G75];2);DEC2HEX([.H75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5] + 0.7152*[.G75] + 0.0722*[.H75]" office:value-type="float" office:value="127.721">
            <text:p>127.72</text:p>
          </table:table-cell>
          <table:table-cell table:formula="of:=MOD(60*IF([.Q75]=[.R75];0;IF([.N75]=[.R75];([.O75]-[.P75])/([.R75]-[.Q75]);IF([.O75]=[.R75];2+([.P75]-[.N75])/([.R75]-[.Q75]);4+([.N75]-[.O75])/([.R75]-[.Q75]))));360)" office:value-type="float" office:value="150">
            <text:p>150</text:p>
          </table:table-cell>
          <table:table-cell table:formula="of:=IF([.Q75]=[.R75];0;IF([.M75]&lt;0.5;([.R75]-[.Q75])/([.Q75]+[.R75]);([.R75]-[.Q75])/(2-[.R75]-[.Q75])))" office:value-type="float" office:value="1">
            <text:p>1</text:p>
          </table:table-cell>
          <table:table-cell table:formula="of:=([.Q75]+[.R75])/2" office:value-type="float" office:value="0.333333333333333">
            <text:p>0.33</text:p>
          </table:table-cell>
          <table:table-cell table:formula="of:=[.F75]/255" office:value-type="float" office:value="0">
            <text:p>0</text:p>
          </table:table-cell>
          <table:table-cell table:formula="of:=[.G75]/255" office:value-type="float" office:value="0.666666666666667">
            <text:p>0.67</text:p>
          </table:table-cell>
          <table:table-cell table:formula="of:=[.H75]/255" office:value-type="float" office:value="0.333333333333333">
            <text:p>0.33</text:p>
          </table:table-cell>
          <table:table-cell table:formula="of:=MIN([.N75];[.O75];[.P75])" office:value-type="float" office:value="0">
            <text:p>0</text:p>
          </table:table-cell>
          <table:table-cell table:formula="of:=MAX([.N75];[.O75];[.P75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297"/>
          <table:table-cell table:style-name="ce306" table:formula="of:=CONCATENATE(&quot;#&quot;;DEC2HEX([.F76];2);DEC2HEX([.G76];2);DEC2HEX([.H76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76] + 0.7152*[.G76] + 0.0722*[.H76]" office:value-type="float" office:value="133.858">
            <text:p>133.86</text:p>
          </table:table-cell>
          <table:table-cell table:formula="of:=MOD(60*IF([.Q76]=[.R76];0;IF([.N76]=[.R76];([.O76]-[.P76])/([.R76]-[.Q76]);IF([.O76]=[.R76];2+([.P76]-[.N76])/([.R76]-[.Q76]);4+([.N76]-[.O76])/([.R76]-[.Q76]))));360)" office:value-type="float" office:value="180">
            <text:p>180</text:p>
          </table:table-cell>
          <table:table-cell table:formula="of:=IF([.Q76]=[.R76];0;IF([.M76]&lt;0.5;([.R76]-[.Q76])/([.Q76]+[.R76]);([.R76]-[.Q76])/(2-[.R76]-[.Q76])))" office:value-type="float" office:value="1">
            <text:p>1</text:p>
          </table:table-cell>
          <table:table-cell table:formula="of:=([.Q76]+[.R76])/2" office:value-type="float" office:value="0.333333333333333">
            <text:p>0.33</text:p>
          </table:table-cell>
          <table:table-cell table:formula="of:=[.F76]/255" office:value-type="float" office:value="0">
            <text:p>0</text:p>
          </table:table-cell>
          <table:table-cell table:formula="of:=[.G76]/255" office:value-type="float" office:value="0.666666666666667">
            <text:p>0.67</text:p>
          </table:table-cell>
          <table:table-cell table:formula="of:=[.H76]/255" office:value-type="float" office:value="0.666666666666667">
            <text:p>0.67</text:p>
          </table:table-cell>
          <table:table-cell table:formula="of:=MIN([.N76];[.O76];[.P76])" office:value-type="float" office:value="0">
            <text:p>0</text:p>
          </table:table-cell>
          <table:table-cell table:formula="of:=MAX([.N76];[.O76];[.P76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297"/>
          <table:table-cell table:style-name="ce306" table:formula="of:=CONCATENATE(&quot;#&quot;;DEC2HEX([.F77];2);DEC2HEX([.G77];2);DEC2HEX([.H77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77] + 0.7152*[.G77] + 0.0722*[.H77]" office:value-type="float" office:value="139.995">
            <text:p>140</text:p>
          </table:table-cell>
          <table:table-cell table:formula="of:=MOD(60*IF([.Q77]=[.R77];0;IF([.N77]=[.R77];([.O77]-[.P77])/([.R77]-[.Q77]);IF([.O77]=[.R77];2+([.P77]-[.N77])/([.R77]-[.Q77]);4+([.N77]-[.O77])/([.R77]-[.Q77]))));360)" office:value-type="float" office:value="200">
            <text:p>200</text:p>
          </table:table-cell>
          <table:table-cell table:formula="of:=IF([.Q77]=[.R77];0;IF([.M77]&lt;0.5;([.R77]-[.Q77])/([.Q77]+[.R77]);([.R77]-[.Q77])/(2-[.R77]-[.Q77])))" office:value-type="float" office:value="1">
            <text:p>1</text:p>
          </table:table-cell>
          <table:table-cell table:formula="of:=([.Q77]+[.R77])/2" office:value-type="float" office:value="0.5">
            <text:p>0.5</text:p>
          </table:table-cell>
          <table:table-cell table:formula="of:=[.F77]/255" office:value-type="float" office:value="0">
            <text:p>0</text:p>
          </table:table-cell>
          <table:table-cell table:formula="of:=[.G77]/255" office:value-type="float" office:value="0.666666666666667">
            <text:p>0.67</text:p>
          </table:table-cell>
          <table:table-cell table:formula="of:=[.H77]/255" office:value-type="float" office:value="1">
            <text:p>1</text:p>
          </table:table-cell>
          <table:table-cell table:formula="of:=MIN([.N77];[.O77];[.P77])" office:value-type="float" office:value="0">
            <text:p>0</text:p>
          </table:table-cell>
          <table:table-cell table:formula="of:=MAX([.N77];[.O77];[.P7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297"/>
          <table:table-cell table:style-name="ce306" table:formula="of:=CONCATENATE(&quot;#&quot;;DEC2HEX([.F78];2);DEC2HEX([.G78];2);DEC2HEX([.H78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8] + 0.7152*[.G78] + 0.0722*[.H78]" office:value-type="float" office:value="182.376">
            <text:p>182.38</text:p>
          </table:table-cell>
          <table:table-cell table:formula="of:=MOD(60*IF([.Q78]=[.R78];0;IF([.N78]=[.R78];([.O78]-[.P78])/([.R78]-[.Q78]);IF([.O78]=[.R78];2+([.P78]-[.N78])/([.R78]-[.Q78]);4+([.N78]-[.O78])/([.R78]-[.Q78]))));360)" office:value-type="float" office:value="120">
            <text:p>120</text:p>
          </table:table-cell>
          <table:table-cell table:formula="of:=IF([.Q78]=[.R78];0;IF([.M78]&lt;0.5;([.R78]-[.Q78])/([.Q78]+[.R78]);([.R78]-[.Q78])/(2-[.R78]-[.Q78])))" office:value-type="float" office:value="1">
            <text:p>1</text:p>
          </table:table-cell>
          <table:table-cell table:formula="of:=([.Q78]+[.R78])/2" office:value-type="float" office:value="0.5">
            <text:p>0.5</text:p>
          </table:table-cell>
          <table:table-cell table:formula="of:=[.F78]/255" office:value-type="float" office:value="0">
            <text:p>0</text:p>
          </table:table-cell>
          <table:table-cell table:formula="of:=[.G78]/255" office:value-type="float" office:value="1">
            <text:p>1</text:p>
          </table:table-cell>
          <table:table-cell table:formula="of:=[.H78]/255" office:value-type="float" office:value="0">
            <text:p>0</text:p>
          </table:table-cell>
          <table:table-cell table:formula="of:=MIN([.N78];[.O78];[.P78])" office:value-type="float" office:value="0">
            <text:p>0</text:p>
          </table:table-cell>
          <table:table-cell table:formula="of:=MAX([.N78];[.O78];[.P78]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297"/>
          <table:table-cell table:style-name="ce306" table:formula="of:=CONCATENATE(&quot;#&quot;;DEC2HEX([.F79];2);DEC2HEX([.G79];2);DEC2HEX([.H79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9] + 0.7152*[.G79] + 0.0722*[.H79]" office:value-type="float" office:value="188.513">
            <text:p>188.51</text:p>
          </table:table-cell>
          <table:table-cell table:formula="of:=MOD(60*IF([.Q79]=[.R79];0;IF([.N79]=[.R79];([.O79]-[.P79])/([.R79]-[.Q79]);IF([.O79]=[.R79];2+([.P79]-[.N79])/([.R79]-[.Q79]);4+([.N79]-[.O79])/([.R79]-[.Q79]))));360)" office:value-type="float" office:value="140">
            <text:p>140</text:p>
          </table:table-cell>
          <table:table-cell table:formula="of:=IF([.Q79]=[.R79];0;IF([.M79]&lt;0.5;([.R79]-[.Q79])/([.Q79]+[.R79]);([.R79]-[.Q79])/(2-[.R79]-[.Q79])))" office:value-type="float" office:value="1">
            <text:p>1</text:p>
          </table:table-cell>
          <table:table-cell table:formula="of:=([.Q79]+[.R79])/2" office:value-type="float" office:value="0.5">
            <text:p>0.5</text:p>
          </table:table-cell>
          <table:table-cell table:formula="of:=[.F79]/255" office:value-type="float" office:value="0">
            <text:p>0</text:p>
          </table:table-cell>
          <table:table-cell table:formula="of:=[.G79]/255" office:value-type="float" office:value="1">
            <text:p>1</text:p>
          </table:table-cell>
          <table:table-cell table:formula="of:=[.H79]/255" office:value-type="float" office:value="0.333333333333333">
            <text:p>0.33</text:p>
          </table:table-cell>
          <table:table-cell table:formula="of:=MIN([.N79];[.O79];[.P79])" office:value-type="float" office:value="0">
            <text:p>0</text:p>
          </table:table-cell>
          <table:table-cell table:formula="of:=MAX([.N79];[.O79];[.P7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297"/>
          <table:table-cell table:style-name="ce306" table:formula="of:=CONCATENATE(&quot;#&quot;;DEC2HEX([.F80];2);DEC2HEX([.G80];2);DEC2HEX([.H80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0] + 0.7152*[.G80] + 0.0722*[.H80]" office:value-type="float" office:value="194.65">
            <text:p>194.65</text:p>
          </table:table-cell>
          <table:table-cell table:formula="of:=MOD(60*IF([.Q80]=[.R80];0;IF([.N80]=[.R80];([.O80]-[.P80])/([.R80]-[.Q80]);IF([.O80]=[.R80];2+([.P80]-[.N80])/([.R80]-[.Q80]);4+([.N80]-[.O80])/([.R80]-[.Q80]))));360)" office:value-type="float" office:value="160">
            <text:p>160</text:p>
          </table:table-cell>
          <table:table-cell table:formula="of:=IF([.Q80]=[.R80];0;IF([.M80]&lt;0.5;([.R80]-[.Q80])/([.Q80]+[.R80]);([.R80]-[.Q80])/(2-[.R80]-[.Q80])))" office:value-type="float" office:value="1">
            <text:p>1</text:p>
          </table:table-cell>
          <table:table-cell table:formula="of:=([.Q80]+[.R80])/2" office:value-type="float" office:value="0.5">
            <text:p>0.5</text:p>
          </table:table-cell>
          <table:table-cell table:formula="of:=[.F80]/255" office:value-type="float" office:value="0">
            <text:p>0</text:p>
          </table:table-cell>
          <table:table-cell table:formula="of:=[.G80]/255" office:value-type="float" office:value="1">
            <text:p>1</text:p>
          </table:table-cell>
          <table:table-cell table:formula="of:=[.H80]/255" office:value-type="float" office:value="0.666666666666667">
            <text:p>0.67</text:p>
          </table:table-cell>
          <table:table-cell table:formula="of:=MIN([.N80];[.O80];[.P80])" office:value-type="float" office:value="0">
            <text:p>0</text:p>
          </table:table-cell>
          <table:table-cell table:formula="of:=MAX([.N80];[.O80];[.P80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297"/>
          <table:table-cell table:style-name="ce306" table:formula="of:=CONCATENATE(&quot;#&quot;;DEC2HEX([.F81];2);DEC2HEX([.G81];2);DEC2HEX([.H81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1] + 0.7152*[.G81] + 0.0722*[.H81]" office:value-type="float" office:value="200.787">
            <text:p>200.79</text:p>
          </table:table-cell>
          <table:table-cell table:formula="of:=MOD(60*IF([.Q81]=[.R81];0;IF([.N81]=[.R81];([.O81]-[.P81])/([.R81]-[.Q81]);IF([.O81]=[.R81];2+([.P81]-[.N81])/([.R81]-[.Q81]);4+([.N81]-[.O81])/([.R81]-[.Q81]))));360)" office:value-type="float" office:value="180">
            <text:p>180</text:p>
          </table:table-cell>
          <table:table-cell table:formula="of:=IF([.Q81]=[.R81];0;IF([.M81]&lt;0.5;([.R81]-[.Q81])/([.Q81]+[.R81]);([.R81]-[.Q81])/(2-[.R81]-[.Q81])))" office:value-type="float" office:value="1">
            <text:p>1</text:p>
          </table:table-cell>
          <table:table-cell table:formula="of:=([.Q81]+[.R81])/2" office:value-type="float" office:value="0.5">
            <text:p>0.5</text:p>
          </table:table-cell>
          <table:table-cell table:formula="of:=[.F81]/255" office:value-type="float" office:value="0">
            <text:p>0</text:p>
          </table:table-cell>
          <table:table-cell table:formula="of:=[.G81]/255" office:value-type="float" office:value="1">
            <text:p>1</text:p>
          </table:table-cell>
          <table:table-cell table:formula="of:=[.H81]/255" office:value-type="float" office:value="1">
            <text:p>1</text:p>
          </table:table-cell>
          <table:table-cell table:formula="of:=MIN([.N81];[.O81];[.P81])" office:value-type="float" office:value="0">
            <text:p>0</text:p>
          </table:table-cell>
          <table:table-cell table:formula="of:=MAX([.N81];[.O81];[.P81]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297"/>
          <table:table-cell table:style-name="ce306" table:formula="of:=CONCATENATE(&quot;#&quot;;DEC2HEX([.F82];2);DEC2HEX([.G82];2);DEC2HEX([.H82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82] + 0.7152*[.G82] + 0.0722*[.H82]" office:value-type="float" office:value="18.071">
            <text:p>18.07</text:p>
          </table:table-cell>
          <table:table-cell table:formula="of:=MOD(60*IF([.Q82]=[.R82];0;IF([.N82]=[.R82];([.O82]-[.P82])/([.R82]-[.Q82]);IF([.O82]=[.R82];2+([.P82]-[.N82])/([.R82]-[.Q82]);4+([.N82]-[.O82])/([.R82]-[.Q82]))));360)" office:value-type="float" office:value="0">
            <text:p>0</text:p>
          </table:table-cell>
          <table:table-cell table:formula="of:=IF([.Q82]=[.R82];0;IF([.M82]&lt;0.5;([.R82]-[.Q82])/([.Q82]+[.R82]);([.R82]-[.Q82])/(2-[.R82]-[.Q82])))" office:value-type="float" office:value="1">
            <text:p>1</text:p>
          </table:table-cell>
          <table:table-cell table:formula="of:=([.Q82]+[.R82])/2" office:value-type="float" office:value="0.166666666666667">
            <text:p>0.17</text:p>
          </table:table-cell>
          <table:table-cell table:formula="of:=[.F82]/255" office:value-type="float" office:value="0.333333333333333">
            <text:p>0.33</text:p>
          </table:table-cell>
          <table:table-cell table:formula="of:=[.G82]/255" office:value-type="float" office:value="0">
            <text:p>0</text:p>
          </table:table-cell>
          <table:table-cell table:formula="of:=[.H82]/255" office:value-type="float" office:value="0">
            <text:p>0</text:p>
          </table:table-cell>
          <table:table-cell table:formula="of:=MIN([.N82];[.O82];[.P82])" office:value-type="float" office:value="0">
            <text:p>0</text:p>
          </table:table-cell>
          <table:table-cell table:formula="of:=MAX([.N82];[.O82];[.P82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297"/>
          <table:table-cell table:style-name="ce306" table:formula="of:=CONCATENATE(&quot;#&quot;;DEC2HEX([.F83];2);DEC2HEX([.G83];2);DEC2HEX([.H83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83] + 0.7152*[.G83] + 0.0722*[.H83]" office:value-type="float" office:value="24.208">
            <text:p>24.21</text:p>
          </table:table-cell>
          <table:table-cell table:formula="of:=MOD(60*IF([.Q83]=[.R83];0;IF([.N83]=[.R83];([.O83]-[.P83])/([.R83]-[.Q83]);IF([.O83]=[.R83];2+([.P83]-[.N83])/([.R83]-[.Q83]);4+([.N83]-[.O83])/([.R83]-[.Q83]))));360)" office:value-type="float" office:value="300">
            <text:p>300</text:p>
          </table:table-cell>
          <table:table-cell table:formula="of:=IF([.Q83]=[.R83];0;IF([.M83]&lt;0.5;([.R83]-[.Q83])/([.Q83]+[.R83]);([.R83]-[.Q83])/(2-[.R83]-[.Q83])))" office:value-type="float" office:value="1">
            <text:p>1</text:p>
          </table:table-cell>
          <table:table-cell table:formula="of:=([.Q83]+[.R83])/2" office:value-type="float" office:value="0.166666666666667">
            <text:p>0.17</text:p>
          </table:table-cell>
          <table:table-cell table:formula="of:=[.F83]/255" office:value-type="float" office:value="0.333333333333333">
            <text:p>0.33</text:p>
          </table:table-cell>
          <table:table-cell table:formula="of:=[.G83]/255" office:value-type="float" office:value="0">
            <text:p>0</text:p>
          </table:table-cell>
          <table:table-cell table:formula="of:=[.H83]/255" office:value-type="float" office:value="0.333333333333333">
            <text:p>0.33</text:p>
          </table:table-cell>
          <table:table-cell table:formula="of:=MIN([.N83];[.O83];[.P83])" office:value-type="float" office:value="0">
            <text:p>0</text:p>
          </table:table-cell>
          <table:table-cell table:formula="of:=MAX([.N83];[.O83];[.P83])" office:value-type="float" office:value="0.333333333333333">
            <text:p>0.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297"/>
          <table:table-cell table:style-name="ce306" table:formula="of:=CONCATENATE(&quot;#&quot;;DEC2HEX([.F84];2);DEC2HEX([.G84];2);DEC2HEX([.H84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4] + 0.7152*[.G84] + 0.0722*[.H84]" office:value-type="float" office:value="30.345">
            <text:p>30.35</text:p>
          </table:table-cell>
          <table:table-cell table:formula="of:=MOD(60*IF([.Q84]=[.R84];0;IF([.N84]=[.R84];([.O84]-[.P84])/([.R84]-[.Q84]);IF([.O84]=[.R84];2+([.P84]-[.N84])/([.R84]-[.Q84]);4+([.N84]-[.O84])/([.R84]-[.Q84]))));360)" office:value-type="float" office:value="270">
            <text:p>270</text:p>
          </table:table-cell>
          <table:table-cell table:formula="of:=IF([.Q84]=[.R84];0;IF([.M84]&lt;0.5;([.R84]-[.Q84])/([.Q84]+[.R84]);([.R84]-[.Q84])/(2-[.R84]-[.Q84])))" office:value-type="float" office:value="1">
            <text:p>1</text:p>
          </table:table-cell>
          <table:table-cell table:formula="of:=([.Q84]+[.R84])/2" office:value-type="float" office:value="0.333333333333333">
            <text:p>0.33</text:p>
          </table:table-cell>
          <table:table-cell table:formula="of:=[.F84]/255" office:value-type="float" office:value="0.333333333333333">
            <text:p>0.33</text:p>
          </table:table-cell>
          <table:table-cell table:formula="of:=[.G84]/255" office:value-type="float" office:value="0">
            <text:p>0</text:p>
          </table:table-cell>
          <table:table-cell table:formula="of:=[.H84]/255" office:value-type="float" office:value="0.666666666666667">
            <text:p>0.67</text:p>
          </table:table-cell>
          <table:table-cell table:formula="of:=MIN([.N84];[.O84];[.P84])" office:value-type="float" office:value="0">
            <text:p>0</text:p>
          </table:table-cell>
          <table:table-cell table:formula="of:=MAX([.N84];[.O84];[.P84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297"/>
          <table:table-cell table:style-name="ce306" table:formula="of:=CONCATENATE(&quot;#&quot;;DEC2HEX([.F85];2);DEC2HEX([.G85];2);DEC2HEX([.H85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5] + 0.7152*[.G85] + 0.0722*[.H85]" office:value-type="float" office:value="36.482">
            <text:p>36.48</text:p>
          </table:table-cell>
          <table:table-cell table:formula="of:=MOD(60*IF([.Q85]=[.R85];0;IF([.N85]=[.R85];([.O85]-[.P85])/([.R85]-[.Q85]);IF([.O85]=[.R85];2+([.P85]-[.N85])/([.R85]-[.Q85]);4+([.N85]-[.O85])/([.R85]-[.Q85]))));360)" office:value-type="float" office:value="260">
            <text:p>260</text:p>
          </table:table-cell>
          <table:table-cell table:formula="of:=IF([.Q85]=[.R85];0;IF([.M85]&lt;0.5;([.R85]-[.Q85])/([.Q85]+[.R85]);([.R85]-[.Q85])/(2-[.R85]-[.Q85])))" office:value-type="float" office:value="1">
            <text:p>1</text:p>
          </table:table-cell>
          <table:table-cell table:formula="of:=([.Q85]+[.R85])/2" office:value-type="float" office:value="0.5">
            <text:p>0.5</text:p>
          </table:table-cell>
          <table:table-cell table:formula="of:=[.F85]/255" office:value-type="float" office:value="0.333333333333333">
            <text:p>0.33</text:p>
          </table:table-cell>
          <table:table-cell table:formula="of:=[.G85]/255" office:value-type="float" office:value="0">
            <text:p>0</text:p>
          </table:table-cell>
          <table:table-cell table:formula="of:=[.H85]/255" office:value-type="float" office:value="1">
            <text:p>1</text:p>
          </table:table-cell>
          <table:table-cell table:formula="of:=MIN([.N85];[.O85];[.P85])" office:value-type="float" office:value="0">
            <text:p>0</text:p>
          </table:table-cell>
          <table:table-cell table:formula="of:=MAX([.N85];[.O85];[.P85])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297"/>
          <table:table-cell table:style-name="ce306" table:formula="of:=CONCATENATE(&quot;#&quot;;DEC2HEX([.F86];2);DEC2HEX([.G86];2);DEC2HEX([.H86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86] + 0.7152*[.G86] + 0.0722*[.H86]" office:value-type="float" office:value="78.863">
            <text:p>78.86</text:p>
          </table:table-cell>
          <table:table-cell table:formula="of:=MOD(60*IF([.Q86]=[.R86];0;IF([.N86]=[.R86];([.O86]-[.P86])/([.R86]-[.Q86]);IF([.O86]=[.R86];2+([.P86]-[.N86])/([.R86]-[.Q86]);4+([.N86]-[.O86])/([.R86]-[.Q86]))));360)" office:value-type="float" office:value="60">
            <text:p>60</text:p>
          </table:table-cell>
          <table:table-cell table:formula="of:=IF([.Q86]=[.R86];0;IF([.M86]&lt;0.5;([.R86]-[.Q86])/([.Q86]+[.R86]);([.R86]-[.Q86])/(2-[.R86]-[.Q86])))" office:value-type="float" office:value="1">
            <text:p>1</text:p>
          </table:table-cell>
          <table:table-cell table:formula="of:=([.Q86]+[.R86])/2" office:value-type="float" office:value="0.166666666666667">
            <text:p>0.17</text:p>
          </table:table-cell>
          <table:table-cell table:formula="of:=[.F86]/255" office:value-type="float" office:value="0.333333333333333">
            <text:p>0.33</text:p>
          </table:table-cell>
          <table:table-cell table:formula="of:=[.G86]/255" office:value-type="float" office:value="0.333333333333333">
            <text:p>0.33</text:p>
          </table:table-cell>
          <table:table-cell table:formula="of:=[.H86]/255" office:value-type="float" office:value="0">
            <text:p>0</text:p>
          </table:table-cell>
          <table:table-cell table:formula="of:=MIN([.N86];[.O86];[.P86])" office:value-type="float" office:value="0">
            <text:p>0</text:p>
          </table:table-cell>
          <table:table-cell table:formula="of:=MAX([.N86];[.O86];[.P86])" office:value-type="float" office:value="0.333333333333333">
            <text:p>0.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297"/>
          <table:table-cell table:style-name="ce306" table:formula="of:=CONCATENATE(&quot;#&quot;;DEC2HEX([.F87];2);DEC2HEX([.G87];2);DEC2HEX([.H87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87] + 0.7152*[.G87] + 0.0722*[.H87]" office:value-type="float" office:value="85">
            <text:p>85</text:p>
          </table:table-cell>
          <table:table-cell table:formula="of:=MOD(60*IF([.Q87]=[.R87];0;IF([.N87]=[.R87];([.O87]-[.P87])/([.R87]-[.Q87]);IF([.O87]=[.R87];2+([.P87]-[.N87])/([.R87]-[.Q87]);4+([.N87]-[.O87])/([.R87]-[.Q87]))));360)" office:value-type="float" office:value="0">
            <text:p>0</text:p>
          </table:table-cell>
          <table:table-cell table:formula="of:=IF([.Q87]=[.R87];0;IF([.M87]&lt;0.5;([.R87]-[.Q87])/([.Q87]+[.R87]);([.R87]-[.Q87])/(2-[.R87]-[.Q87])))" office:value-type="float" office:value="0">
            <text:p>0</text:p>
          </table:table-cell>
          <table:table-cell table:formula="of:=([.Q87]+[.R87])/2" office:value-type="float" office:value="0.333333333333333">
            <text:p>0.33</text:p>
          </table:table-cell>
          <table:table-cell table:formula="of:=[.F87]/255" office:value-type="float" office:value="0.333333333333333">
            <text:p>0.33</text:p>
          </table:table-cell>
          <table:table-cell table:formula="of:=[.G87]/255" office:value-type="float" office:value="0.333333333333333">
            <text:p>0.33</text:p>
          </table:table-cell>
          <table:table-cell table:formula="of:=[.H87]/255" office:value-type="float" office:value="0.333333333333333">
            <text:p>0.33</text:p>
          </table:table-cell>
          <table:table-cell table:formula="of:=MIN([.N87];[.O87];[.P87])" office:value-type="float" office:value="0.333333333333333">
            <text:p>0.33</text:p>
          </table:table-cell>
          <table:table-cell table:formula="of:=MAX([.N87];[.O87];[.P87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297"/>
          <table:table-cell table:style-name="ce306" table:formula="of:=CONCATENATE(&quot;#&quot;;DEC2HEX([.F88];2);DEC2HEX([.G88];2);DEC2HEX([.H88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8] + 0.7152*[.G88] + 0.0722*[.H88]" office:value-type="float" office:value="91.137">
            <text:p>91.14</text:p>
          </table:table-cell>
          <table:table-cell table:formula="of:=MOD(60*IF([.Q88]=[.R88];0;IF([.N88]=[.R88];([.O88]-[.P88])/([.R88]-[.Q88]);IF([.O88]=[.R88];2+([.P88]-[.N88])/([.R88]-[.Q88]);4+([.N88]-[.O88])/([.R88]-[.Q88]))));360)" office:value-type="float" office:value="240">
            <text:p>240</text:p>
          </table:table-cell>
          <table:table-cell table:formula="of:=IF([.Q88]=[.R88];0;IF([.M88]&lt;0.5;([.R88]-[.Q88])/([.Q88]+[.R88]);([.R88]-[.Q88])/(2-[.R88]-[.Q88])))" office:value-type="float" office:value="0.333333333333333">
            <text:p>0.33</text:p>
          </table:table-cell>
          <table:table-cell table:formula="of:=([.Q88]+[.R88])/2" office:value-type="float" office:value="0.5">
            <text:p>0.5</text:p>
          </table:table-cell>
          <table:table-cell table:formula="of:=[.F88]/255" office:value-type="float" office:value="0.333333333333333">
            <text:p>0.33</text:p>
          </table:table-cell>
          <table:table-cell table:formula="of:=[.G88]/255" office:value-type="float" office:value="0.333333333333333">
            <text:p>0.33</text:p>
          </table:table-cell>
          <table:table-cell table:formula="of:=[.H88]/255" office:value-type="float" office:value="0.666666666666667">
            <text:p>0.67</text:p>
          </table:table-cell>
          <table:table-cell table:formula="of:=MIN([.N88];[.O88];[.P88])" office:value-type="float" office:value="0.333333333333333">
            <text:p>0.33</text:p>
          </table:table-cell>
          <table:table-cell table:formula="of:=MAX([.N88];[.O88];[.P88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297"/>
          <table:table-cell table:style-name="ce306" table:formula="of:=CONCATENATE(&quot;#&quot;;DEC2HEX([.F89];2);DEC2HEX([.G89];2);DEC2HEX([.H89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9] + 0.7152*[.G89] + 0.0722*[.H89]" office:value-type="float" office:value="97.274">
            <text:p>97.27</text:p>
          </table:table-cell>
          <table:table-cell table:formula="of:=MOD(60*IF([.Q89]=[.R89];0;IF([.N89]=[.R89];([.O89]-[.P89])/([.R89]-[.Q89]);IF([.O89]=[.R89];2+([.P89]-[.N89])/([.R89]-[.Q89]);4+([.N89]-[.O89])/([.R89]-[.Q89]))));360)" office:value-type="float" office:value="240">
            <text:p>240</text:p>
          </table:table-cell>
          <table:table-cell table:formula="of:=IF([.Q89]=[.R89];0;IF([.M89]&lt;0.5;([.R89]-[.Q89])/([.Q89]+[.R89]);([.R89]-[.Q89])/(2-[.R89]-[.Q89])))" office:value-type="float" office:value="1">
            <text:p>1</text:p>
          </table:table-cell>
          <table:table-cell table:formula="of:=([.Q89]+[.R89])/2" office:value-type="float" office:value="0.666666666666667">
            <text:p>0.67</text:p>
          </table:table-cell>
          <table:table-cell table:formula="of:=[.F89]/255" office:value-type="float" office:value="0.333333333333333">
            <text:p>0.33</text:p>
          </table:table-cell>
          <table:table-cell table:formula="of:=[.G89]/255" office:value-type="float" office:value="0.333333333333333">
            <text:p>0.33</text:p>
          </table:table-cell>
          <table:table-cell table:formula="of:=[.H89]/255" office:value-type="float" office:value="1">
            <text:p>1</text:p>
          </table:table-cell>
          <table:table-cell table:formula="of:=MIN([.N89];[.O89];[.P89])" office:value-type="float" office:value="0.333333333333333">
            <text:p>0.33</text:p>
          </table:table-cell>
          <table:table-cell table:formula="of:=MAX([.N89];[.O89];[.P89]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297"/>
          <table:table-cell table:style-name="ce306" table:formula="of:=CONCATENATE(&quot;#&quot;;DEC2HEX([.F90];2);DEC2HEX([.G90];2);DEC2HEX([.H90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0] + 0.7152*[.G90] + 0.0722*[.H90]" office:value-type="float" office:value="139.655">
            <text:p>139.66</text:p>
          </table:table-cell>
          <table:table-cell table:formula="of:=MOD(60*IF([.Q90]=[.R90];0;IF([.N90]=[.R90];([.O90]-[.P90])/([.R90]-[.Q90]);IF([.O90]=[.R90];2+([.P90]-[.N90])/([.R90]-[.Q90]);4+([.N90]-[.O90])/([.R90]-[.Q90]))));360)" office:value-type="float" office:value="90">
            <text:p>90</text:p>
          </table:table-cell>
          <table:table-cell table:formula="of:=IF([.Q90]=[.R90];0;IF([.M90]&lt;0.5;([.R90]-[.Q90])/([.Q90]+[.R90]);([.R90]-[.Q90])/(2-[.R90]-[.Q90])))" office:value-type="float" office:value="1">
            <text:p>1</text:p>
          </table:table-cell>
          <table:table-cell table:formula="of:=([.Q90]+[.R90])/2" office:value-type="float" office:value="0.333333333333333">
            <text:p>0.33</text:p>
          </table:table-cell>
          <table:table-cell table:formula="of:=[.F90]/255" office:value-type="float" office:value="0.333333333333333">
            <text:p>0.33</text:p>
          </table:table-cell>
          <table:table-cell table:formula="of:=[.G90]/255" office:value-type="float" office:value="0.666666666666667">
            <text:p>0.67</text:p>
          </table:table-cell>
          <table:table-cell table:formula="of:=[.H90]/255" office:value-type="float" office:value="0">
            <text:p>0</text:p>
          </table:table-cell>
          <table:table-cell table:formula="of:=MIN([.N90];[.O90];[.P90])" office:value-type="float" office:value="0">
            <text:p>0</text:p>
          </table:table-cell>
          <table:table-cell table:formula="of:=MAX([.N90];[.O90];[.P90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297"/>
          <table:table-cell table:style-name="ce306" table:formula="of:=CONCATENATE(&quot;#&quot;;DEC2HEX([.F91];2);DEC2HEX([.G91];2);DEC2HEX([.H91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1] + 0.7152*[.G91] + 0.0722*[.H91]" office:value-type="float" office:value="145.792">
            <text:p>145.79</text:p>
          </table:table-cell>
          <table:table-cell table:formula="of:=MOD(60*IF([.Q91]=[.R91];0;IF([.N91]=[.R91];([.O91]-[.P91])/([.R91]-[.Q91]);IF([.O91]=[.R91];2+([.P91]-[.N91])/([.R91]-[.Q91]);4+([.N91]-[.O91])/([.R91]-[.Q91]))));360)" office:value-type="float" office:value="120">
            <text:p>120</text:p>
          </table:table-cell>
          <table:table-cell table:formula="of:=IF([.Q91]=[.R91];0;IF([.M91]&lt;0.5;([.R91]-[.Q91])/([.Q91]+[.R91]);([.R91]-[.Q91])/(2-[.R91]-[.Q91])))" office:value-type="float" office:value="0.333333333333333">
            <text:p>0.33</text:p>
          </table:table-cell>
          <table:table-cell table:formula="of:=([.Q91]+[.R91])/2" office:value-type="float" office:value="0.5">
            <text:p>0.5</text:p>
          </table:table-cell>
          <table:table-cell table:formula="of:=[.F91]/255" office:value-type="float" office:value="0.333333333333333">
            <text:p>0.33</text:p>
          </table:table-cell>
          <table:table-cell table:formula="of:=[.G91]/255" office:value-type="float" office:value="0.666666666666667">
            <text:p>0.67</text:p>
          </table:table-cell>
          <table:table-cell table:formula="of:=[.H91]/255" office:value-type="float" office:value="0.333333333333333">
            <text:p>0.33</text:p>
          </table:table-cell>
          <table:table-cell table:formula="of:=MIN([.N91];[.O91];[.P91])" office:value-type="float" office:value="0.333333333333333">
            <text:p>0.33</text:p>
          </table:table-cell>
          <table:table-cell table:formula="of:=MAX([.N91];[.O91];[.P91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297"/>
          <table:table-cell table:style-name="ce306" table:formula="of:=CONCATENATE(&quot;#&quot;;DEC2HEX([.F92];2);DEC2HEX([.G92];2);DEC2HEX([.H92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92] + 0.7152*[.G92] + 0.0722*[.H92]" office:value-type="float" office:value="151.929">
            <text:p>151.93</text:p>
          </table:table-cell>
          <table:table-cell table:formula="of:=MOD(60*IF([.Q92]=[.R92];0;IF([.N92]=[.R92];([.O92]-[.P92])/([.R92]-[.Q92]);IF([.O92]=[.R92];2+([.P92]-[.N92])/([.R92]-[.Q92]);4+([.N92]-[.O92])/([.R92]-[.Q92]))));360)" office:value-type="float" office:value="180">
            <text:p>180</text:p>
          </table:table-cell>
          <table:table-cell table:formula="of:=IF([.Q92]=[.R92];0;IF([.M92]&lt;0.5;([.R92]-[.Q92])/([.Q92]+[.R92]);([.R92]-[.Q92])/(2-[.R92]-[.Q92])))" office:value-type="float" office:value="0.333333333333333">
            <text:p>0.33</text:p>
          </table:table-cell>
          <table:table-cell table:formula="of:=([.Q92]+[.R92])/2" office:value-type="float" office:value="0.5">
            <text:p>0.5</text:p>
          </table:table-cell>
          <table:table-cell table:formula="of:=[.F92]/255" office:value-type="float" office:value="0.333333333333333">
            <text:p>0.33</text:p>
          </table:table-cell>
          <table:table-cell table:formula="of:=[.G92]/255" office:value-type="float" office:value="0.666666666666667">
            <text:p>0.67</text:p>
          </table:table-cell>
          <table:table-cell table:formula="of:=[.H92]/255" office:value-type="float" office:value="0.666666666666667">
            <text:p>0.67</text:p>
          </table:table-cell>
          <table:table-cell table:formula="of:=MIN([.N92];[.O92];[.P92])" office:value-type="float" office:value="0.333333333333333">
            <text:p>0.33</text:p>
          </table:table-cell>
          <table:table-cell table:formula="of:=MAX([.N92];[.O92];[.P92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297"/>
          <table:table-cell table:style-name="ce306" table:formula="of:=CONCATENATE(&quot;#&quot;;DEC2HEX([.F93];2);DEC2HEX([.G93];2);DEC2HEX([.H93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93] + 0.7152*[.G93] + 0.0722*[.H93]" office:value-type="float" office:value="158.066">
            <text:p>158.07</text:p>
          </table:table-cell>
          <table:table-cell table:formula="of:=MOD(60*IF([.Q93]=[.R93];0;IF([.N93]=[.R93];([.O93]-[.P93])/([.R93]-[.Q93]);IF([.O93]=[.R93];2+([.P93]-[.N93])/([.R93]-[.Q93]);4+([.N93]-[.O93])/([.R93]-[.Q93]))));360)" office:value-type="float" office:value="210">
            <text:p>210</text:p>
          </table:table-cell>
          <table:table-cell table:formula="of:=IF([.Q93]=[.R93];0;IF([.M93]&lt;0.5;([.R93]-[.Q93])/([.Q93]+[.R93]);([.R93]-[.Q93])/(2-[.R93]-[.Q93])))" office:value-type="float" office:value="1">
            <text:p>1</text:p>
          </table:table-cell>
          <table:table-cell table:formula="of:=([.Q93]+[.R93])/2" office:value-type="float" office:value="0.666666666666667">
            <text:p>0.67</text:p>
          </table:table-cell>
          <table:table-cell table:formula="of:=[.F93]/255" office:value-type="float" office:value="0.333333333333333">
            <text:p>0.33</text:p>
          </table:table-cell>
          <table:table-cell table:formula="of:=[.G93]/255" office:value-type="float" office:value="0.666666666666667">
            <text:p>0.67</text:p>
          </table:table-cell>
          <table:table-cell table:formula="of:=[.H93]/255" office:value-type="float" office:value="1">
            <text:p>1</text:p>
          </table:table-cell>
          <table:table-cell table:formula="of:=MIN([.N93];[.O93];[.P93])" office:value-type="float" office:value="0.333333333333333">
            <text:p>0.33</text:p>
          </table:table-cell>
          <table:table-cell table:formula="of:=MAX([.N93];[.O93];[.P93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297"/>
          <table:table-cell table:style-name="ce306" table:formula="of:=CONCATENATE(&quot;#&quot;;DEC2HEX([.F94];2);DEC2HEX([.G94];2);DEC2HEX([.H94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4] + 0.7152*[.G94] + 0.0722*[.H94]" office:value-type="float" office:value="200.447">
            <text:p>200.45</text:p>
          </table:table-cell>
          <table:table-cell table:formula="of:=MOD(60*IF([.Q94]=[.R94];0;IF([.N94]=[.R94];([.O94]-[.P94])/([.R94]-[.Q94]);IF([.O94]=[.R94];2+([.P94]-[.N94])/([.R94]-[.Q94]);4+([.N94]-[.O94])/([.R94]-[.Q94]))));360)" office:value-type="float" office:value="100">
            <text:p>100</text:p>
          </table:table-cell>
          <table:table-cell table:formula="of:=IF([.Q94]=[.R94];0;IF([.M94]&lt;0.5;([.R94]-[.Q94])/([.Q94]+[.R94]);([.R94]-[.Q94])/(2-[.R94]-[.Q94])))" office:value-type="float" office:value="1">
            <text:p>1</text:p>
          </table:table-cell>
          <table:table-cell table:formula="of:=([.Q94]+[.R94])/2" office:value-type="float" office:value="0.5">
            <text:p>0.5</text:p>
          </table:table-cell>
          <table:table-cell table:formula="of:=[.F94]/255" office:value-type="float" office:value="0.333333333333333">
            <text:p>0.33</text:p>
          </table:table-cell>
          <table:table-cell table:formula="of:=[.G94]/255" office:value-type="float" office:value="1">
            <text:p>1</text:p>
          </table:table-cell>
          <table:table-cell table:formula="of:=[.H94]/255" office:value-type="float" office:value="0">
            <text:p>0</text:p>
          </table:table-cell>
          <table:table-cell table:formula="of:=MIN([.N94];[.O94];[.P94])" office:value-type="float" office:value="0">
            <text:p>0</text:p>
          </table:table-cell>
          <table:table-cell table:formula="of:=MAX([.N94];[.O94];[.P94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297"/>
          <table:table-cell table:style-name="ce306" table:formula="of:=CONCATENATE(&quot;#&quot;;DEC2HEX([.F95];2);DEC2HEX([.G95];2);DEC2HEX([.H95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5] + 0.7152*[.G95] + 0.0722*[.H95]" office:value-type="float" office:value="206.584">
            <text:p>206.58</text:p>
          </table:table-cell>
          <table:table-cell table:formula="of:=MOD(60*IF([.Q95]=[.R95];0;IF([.N95]=[.R95];([.O95]-[.P95])/([.R95]-[.Q95]);IF([.O95]=[.R95];2+([.P95]-[.N95])/([.R95]-[.Q95]);4+([.N95]-[.O95])/([.R95]-[.Q95]))));360)" office:value-type="float" office:value="120">
            <text:p>120</text:p>
          </table:table-cell>
          <table:table-cell table:formula="of:=IF([.Q95]=[.R95];0;IF([.M95]&lt;0.5;([.R95]-[.Q95])/([.Q95]+[.R95]);([.R95]-[.Q95])/(2-[.R95]-[.Q95])))" office:value-type="float" office:value="1">
            <text:p>1</text:p>
          </table:table-cell>
          <table:table-cell table:formula="of:=([.Q95]+[.R95])/2" office:value-type="float" office:value="0.666666666666667">
            <text:p>0.67</text:p>
          </table:table-cell>
          <table:table-cell table:formula="of:=[.F95]/255" office:value-type="float" office:value="0.333333333333333">
            <text:p>0.33</text:p>
          </table:table-cell>
          <table:table-cell table:formula="of:=[.G95]/255" office:value-type="float" office:value="1">
            <text:p>1</text:p>
          </table:table-cell>
          <table:table-cell table:formula="of:=[.H95]/255" office:value-type="float" office:value="0.333333333333333">
            <text:p>0.33</text:p>
          </table:table-cell>
          <table:table-cell table:formula="of:=MIN([.N95];[.O95];[.P95])" office:value-type="float" office:value="0.333333333333333">
            <text:p>0.33</text:p>
          </table:table-cell>
          <table:table-cell table:formula="of:=MAX([.N95];[.O95];[.P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297"/>
          <table:table-cell table:style-name="ce306" table:formula="of:=CONCATENATE(&quot;#&quot;;DEC2HEX([.F96];2);DEC2HEX([.G96];2);DEC2HEX([.H96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96] + 0.7152*[.G96] + 0.0722*[.H96]" office:value-type="float" office:value="212.721">
            <text:p>212.72</text:p>
          </table:table-cell>
          <table:table-cell table:formula="of:=MOD(60*IF([.Q96]=[.R96];0;IF([.N96]=[.R96];([.O96]-[.P96])/([.R96]-[.Q96]);IF([.O96]=[.R96];2+([.P96]-[.N96])/([.R96]-[.Q96]);4+([.N96]-[.O96])/([.R96]-[.Q96]))));360)" office:value-type="float" office:value="150">
            <text:p>150</text:p>
          </table:table-cell>
          <table:table-cell table:formula="of:=IF([.Q96]=[.R96];0;IF([.M96]&lt;0.5;([.R96]-[.Q96])/([.Q96]+[.R96]);([.R96]-[.Q96])/(2-[.R96]-[.Q96])))" office:value-type="float" office:value="1">
            <text:p>1</text:p>
          </table:table-cell>
          <table:table-cell table:formula="of:=([.Q96]+[.R96])/2" office:value-type="float" office:value="0.666666666666667">
            <text:p>0.67</text:p>
          </table:table-cell>
          <table:table-cell table:formula="of:=[.F96]/255" office:value-type="float" office:value="0.333333333333333">
            <text:p>0.33</text:p>
          </table:table-cell>
          <table:table-cell table:formula="of:=[.G96]/255" office:value-type="float" office:value="1">
            <text:p>1</text:p>
          </table:table-cell>
          <table:table-cell table:formula="of:=[.H96]/255" office:value-type="float" office:value="0.666666666666667">
            <text:p>0.67</text:p>
          </table:table-cell>
          <table:table-cell table:formula="of:=MIN([.N96];[.O96];[.P96])" office:value-type="float" office:value="0.333333333333333">
            <text:p>0.33</text:p>
          </table:table-cell>
          <table:table-cell table:formula="of:=MAX([.N96];[.O96];[.P96]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297"/>
          <table:table-cell table:style-name="ce306" table:formula="of:=CONCATENATE(&quot;#&quot;;DEC2HEX([.F97];2);DEC2HEX([.G97];2);DEC2HEX([.H97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97] + 0.7152*[.G97] + 0.0722*[.H97]" office:value-type="float" office:value="218.858">
            <text:p>218.86</text:p>
          </table:table-cell>
          <table:table-cell table:formula="of:=MOD(60*IF([.Q97]=[.R97];0;IF([.N97]=[.R97];([.O97]-[.P97])/([.R97]-[.Q97]);IF([.O97]=[.R97];2+([.P97]-[.N97])/([.R97]-[.Q97]);4+([.N97]-[.O97])/([.R97]-[.Q97]))));360)" office:value-type="float" office:value="180">
            <text:p>180</text:p>
          </table:table-cell>
          <table:table-cell table:formula="of:=IF([.Q97]=[.R97];0;IF([.M97]&lt;0.5;([.R97]-[.Q97])/([.Q97]+[.R97]);([.R97]-[.Q97])/(2-[.R97]-[.Q97])))" office:value-type="float" office:value="1">
            <text:p>1</text:p>
          </table:table-cell>
          <table:table-cell table:formula="of:=([.Q97]+[.R97])/2" office:value-type="float" office:value="0.666666666666667">
            <text:p>0.67</text:p>
          </table:table-cell>
          <table:table-cell table:formula="of:=[.F97]/255" office:value-type="float" office:value="0.333333333333333">
            <text:p>0.33</text:p>
          </table:table-cell>
          <table:table-cell table:formula="of:=[.G97]/255" office:value-type="float" office:value="1">
            <text:p>1</text:p>
          </table:table-cell>
          <table:table-cell table:formula="of:=[.H97]/255" office:value-type="float" office:value="1">
            <text:p>1</text:p>
          </table:table-cell>
          <table:table-cell table:formula="of:=MIN([.N97];[.O97];[.P97])" office:value-type="float" office:value="0.333333333333333">
            <text:p>0.33</text:p>
          </table:table-cell>
          <table:table-cell table:formula="of:=MAX([.N97];[.O97];[.P9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297"/>
          <table:table-cell table:style-name="ce306" table:formula="of:=CONCATENATE(&quot;#&quot;;DEC2HEX([.F98];2);DEC2HEX([.G98];2);DEC2HEX([.H98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8] + 0.7152*[.G98] + 0.0722*[.H98]" office:value-type="float" office:value="36.142">
            <text:p>36.14</text:p>
          </table:table-cell>
          <table:table-cell table:formula="of:=MOD(60*IF([.Q98]=[.R98];0;IF([.N98]=[.R98];([.O98]-[.P98])/([.R98]-[.Q98]);IF([.O98]=[.R98];2+([.P98]-[.N98])/([.R98]-[.Q98]);4+([.N98]-[.O98])/([.R98]-[.Q98]))));360)" office:value-type="float" office:value="0">
            <text:p>0</text:p>
          </table:table-cell>
          <table:table-cell table:formula="of:=IF([.Q98]=[.R98];0;IF([.M98]&lt;0.5;([.R98]-[.Q98])/([.Q98]+[.R98]);([.R98]-[.Q98])/(2-[.R98]-[.Q98])))" office:value-type="float" office:value="1">
            <text:p>1</text:p>
          </table:table-cell>
          <table:table-cell table:formula="of:=([.Q98]+[.R98])/2" office:value-type="float" office:value="0.333333333333333">
            <text:p>0.33</text:p>
          </table:table-cell>
          <table:table-cell table:formula="of:=[.F98]/255" office:value-type="float" office:value="0.666666666666667">
            <text:p>0.67</text:p>
          </table:table-cell>
          <table:table-cell table:formula="of:=[.G98]/255" office:value-type="float" office:value="0">
            <text:p>0</text:p>
          </table:table-cell>
          <table:table-cell table:formula="of:=[.H98]/255" office:value-type="float" office:value="0">
            <text:p>0</text:p>
          </table:table-cell>
          <table:table-cell table:formula="of:=MIN([.N98];[.O98];[.P98])" office:value-type="float" office:value="0">
            <text:p>0</text:p>
          </table:table-cell>
          <table:table-cell table:formula="of:=MAX([.N98];[.O98];[.P98])" office:value-type="float" office:value="0.666666666666667">
            <text:p>0.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297"/>
          <table:table-cell table:style-name="ce306" table:formula="of:=CONCATENATE(&quot;#&quot;;DEC2HEX([.F99];2);DEC2HEX([.G99];2);DEC2HEX([.H99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9] + 0.7152*[.G99] + 0.0722*[.H99]" office:value-type="float" office:value="42.279">
            <text:p>42.28</text:p>
          </table:table-cell>
          <table:table-cell table:formula="of:=MOD(60*IF([.Q99]=[.R99];0;IF([.N99]=[.R99];([.O99]-[.P99])/([.R99]-[.Q99]);IF([.O99]=[.R99];2+([.P99]-[.N99])/([.R99]-[.Q99]);4+([.N99]-[.O99])/([.R99]-[.Q99]))));360)" office:value-type="float" office:value="330">
            <text:p>330</text:p>
          </table:table-cell>
          <table:table-cell table:formula="of:=IF([.Q99]=[.R99];0;IF([.M99]&lt;0.5;([.R99]-[.Q99])/([.Q99]+[.R99]);([.R99]-[.Q99])/(2-[.R99]-[.Q99])))" office:value-type="float" office:value="1">
            <text:p>1</text:p>
          </table:table-cell>
          <table:table-cell table:formula="of:=([.Q99]+[.R99])/2" office:value-type="float" office:value="0.333333333333333">
            <text:p>0.33</text:p>
          </table:table-cell>
          <table:table-cell table:formula="of:=[.F99]/255" office:value-type="float" office:value="0.666666666666667">
            <text:p>0.67</text:p>
          </table:table-cell>
          <table:table-cell table:formula="of:=[.G99]/255" office:value-type="float" office:value="0">
            <text:p>0</text:p>
          </table:table-cell>
          <table:table-cell table:formula="of:=[.H99]/255" office:value-type="float" office:value="0.333333333333333">
            <text:p>0.33</text:p>
          </table:table-cell>
          <table:table-cell table:formula="of:=MIN([.N99];[.O99];[.P99])" office:value-type="float" office:value="0">
            <text:p>0</text:p>
          </table:table-cell>
          <table:table-cell table:formula="of:=MAX([.N99];[.O99];[.P99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297"/>
          <table:table-cell table:style-name="ce306" table:formula="of:=CONCATENATE(&quot;#&quot;;DEC2HEX([.F100];2);DEC2HEX([.G100];2);DEC2HEX([.H100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0] + 0.7152*[.G100] + 0.0722*[.H100]" office:value-type="float" office:value="48.416">
            <text:p>48.42</text:p>
          </table:table-cell>
          <table:table-cell table:formula="of:=MOD(60*IF([.Q100]=[.R100];0;IF([.N100]=[.R100];([.O100]-[.P100])/([.R100]-[.Q100]);IF([.O100]=[.R100];2+([.P100]-[.N100])/([.R100]-[.Q100]);4+([.N100]-[.O100])/([.R100]-[.Q100]))));360)" office:value-type="float" office:value="300">
            <text:p>300</text:p>
          </table:table-cell>
          <table:table-cell table:formula="of:=IF([.Q100]=[.R100];0;IF([.M100]&lt;0.5;([.R100]-[.Q100])/([.Q100]+[.R100]);([.R100]-[.Q100])/(2-[.R100]-[.Q100])))" office:value-type="float" office:value="1">
            <text:p>1</text:p>
          </table:table-cell>
          <table:table-cell table:formula="of:=([.Q100]+[.R100])/2" office:value-type="float" office:value="0.333333333333333">
            <text:p>0.33</text:p>
          </table:table-cell>
          <table:table-cell table:formula="of:=[.F100]/255" office:value-type="float" office:value="0.666666666666667">
            <text:p>0.67</text:p>
          </table:table-cell>
          <table:table-cell table:formula="of:=[.G100]/255" office:value-type="float" office:value="0">
            <text:p>0</text:p>
          </table:table-cell>
          <table:table-cell table:formula="of:=[.H100]/255" office:value-type="float" office:value="0.666666666666667">
            <text:p>0.67</text:p>
          </table:table-cell>
          <table:table-cell table:formula="of:=MIN([.N100];[.O100];[.P100])" office:value-type="float" office:value="0">
            <text:p>0</text:p>
          </table:table-cell>
          <table:table-cell table:formula="of:=MAX([.N100];[.O100];[.P100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297"/>
          <table:table-cell table:style-name="ce306" table:formula="of:=CONCATENATE(&quot;#&quot;;DEC2HEX([.F101];2);DEC2HEX([.G101];2);DEC2HEX([.H101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1] + 0.7152*[.G101] + 0.0722*[.H101]" office:value-type="float" office:value="54.553">
            <text:p>54.55</text:p>
          </table:table-cell>
          <table:table-cell table:formula="of:=MOD(60*IF([.Q101]=[.R101];0;IF([.N101]=[.R101];([.O101]-[.P101])/([.R101]-[.Q101]);IF([.O101]=[.R101];2+([.P101]-[.N101])/([.R101]-[.Q101]);4+([.N101]-[.O101])/([.R101]-[.Q101]))));360)" office:value-type="float" office:value="280">
            <text:p>280</text:p>
          </table:table-cell>
          <table:table-cell table:formula="of:=IF([.Q101]=[.R101];0;IF([.M101]&lt;0.5;([.R101]-[.Q101])/([.Q101]+[.R101]);([.R101]-[.Q101])/(2-[.R101]-[.Q101])))" office:value-type="float" office:value="1">
            <text:p>1</text:p>
          </table:table-cell>
          <table:table-cell table:formula="of:=([.Q101]+[.R101])/2" office:value-type="float" office:value="0.5">
            <text:p>0.5</text:p>
          </table:table-cell>
          <table:table-cell table:formula="of:=[.F101]/255" office:value-type="float" office:value="0.666666666666667">
            <text:p>0.67</text:p>
          </table:table-cell>
          <table:table-cell table:formula="of:=[.G101]/255" office:value-type="float" office:value="0">
            <text:p>0</text:p>
          </table:table-cell>
          <table:table-cell table:formula="of:=[.H101]/255" office:value-type="float" office:value="1">
            <text:p>1</text:p>
          </table:table-cell>
          <table:table-cell table:formula="of:=MIN([.N101];[.O101];[.P101])" office:value-type="float" office:value="0">
            <text:p>0</text:p>
          </table:table-cell>
          <table:table-cell table:formula="of:=MAX([.N101];[.O101];[.P101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297"/>
          <table:table-cell table:style-name="ce306" table:formula="of:=CONCATENATE(&quot;#&quot;;DEC2HEX([.F102];2);DEC2HEX([.G102];2);DEC2HEX([.H102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02] + 0.7152*[.G102] + 0.0722*[.H102]" office:value-type="float" office:value="96.934">
            <text:p>96.93</text:p>
          </table:table-cell>
          <table:table-cell table:formula="of:=MOD(60*IF([.Q102]=[.R102];0;IF([.N102]=[.R102];([.O102]-[.P102])/([.R102]-[.Q102]);IF([.O102]=[.R102];2+([.P102]-[.N102])/([.R102]-[.Q102]);4+([.N102]-[.O102])/([.R102]-[.Q102]))));360)" office:value-type="float" office:value="30">
            <text:p>30</text:p>
          </table:table-cell>
          <table:table-cell table:formula="of:=IF([.Q102]=[.R102];0;IF([.M102]&lt;0.5;([.R102]-[.Q102])/([.Q102]+[.R102]);([.R102]-[.Q102])/(2-[.R102]-[.Q102])))" office:value-type="float" office:value="1">
            <text:p>1</text:p>
          </table:table-cell>
          <table:table-cell table:formula="of:=([.Q102]+[.R102])/2" office:value-type="float" office:value="0.333333333333333">
            <text:p>0.33</text:p>
          </table:table-cell>
          <table:table-cell table:formula="of:=[.F102]/255" office:value-type="float" office:value="0.666666666666667">
            <text:p>0.67</text:p>
          </table:table-cell>
          <table:table-cell table:formula="of:=[.G102]/255" office:value-type="float" office:value="0.333333333333333">
            <text:p>0.33</text:p>
          </table:table-cell>
          <table:table-cell table:formula="of:=[.H102]/255" office:value-type="float" office:value="0">
            <text:p>0</text:p>
          </table:table-cell>
          <table:table-cell table:formula="of:=MIN([.N102];[.O102];[.P102])" office:value-type="float" office:value="0">
            <text:p>0</text:p>
          </table:table-cell>
          <table:table-cell table:formula="of:=MAX([.N102];[.O102];[.P102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297"/>
          <table:table-cell table:style-name="ce306" table:formula="of:=CONCATENATE(&quot;#&quot;;DEC2HEX([.F103];2);DEC2HEX([.G103];2);DEC2HEX([.H103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03] + 0.7152*[.G103] + 0.0722*[.H103]" office:value-type="float" office:value="103.071">
            <text:p>103.07</text:p>
          </table:table-cell>
          <table:table-cell table:formula="of:=MOD(60*IF([.Q103]=[.R103];0;IF([.N103]=[.R103];([.O103]-[.P103])/([.R103]-[.Q103]);IF([.O103]=[.R103];2+([.P103]-[.N103])/([.R103]-[.Q103]);4+([.N103]-[.O103])/([.R103]-[.Q103]))));360)" office:value-type="float" office:value="0">
            <text:p>0</text:p>
          </table:table-cell>
          <table:table-cell table:formula="of:=IF([.Q103]=[.R103];0;IF([.M103]&lt;0.5;([.R103]-[.Q103])/([.Q103]+[.R103]);([.R103]-[.Q103])/(2-[.R103]-[.Q103])))" office:value-type="float" office:value="0.333333333333333">
            <text:p>0.33</text:p>
          </table:table-cell>
          <table:table-cell table:formula="of:=([.Q103]+[.R103])/2" office:value-type="float" office:value="0.5">
            <text:p>0.5</text:p>
          </table:table-cell>
          <table:table-cell table:formula="of:=[.F103]/255" office:value-type="float" office:value="0.666666666666667">
            <text:p>0.67</text:p>
          </table:table-cell>
          <table:table-cell table:formula="of:=[.G103]/255" office:value-type="float" office:value="0.333333333333333">
            <text:p>0.33</text:p>
          </table:table-cell>
          <table:table-cell table:formula="of:=[.H103]/255" office:value-type="float" office:value="0.333333333333333">
            <text:p>0.33</text:p>
          </table:table-cell>
          <table:table-cell table:formula="of:=MIN([.N103];[.O103];[.P103])" office:value-type="float" office:value="0.333333333333333">
            <text:p>0.33</text:p>
          </table:table-cell>
          <table:table-cell table:formula="of:=MAX([.N103];[.O103];[.P103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297"/>
          <table:table-cell table:style-name="ce306" table:formula="of:=CONCATENATE(&quot;#&quot;;DEC2HEX([.F104];2);DEC2HEX([.G104];2);DEC2HEX([.H104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4] + 0.7152*[.G104] + 0.0722*[.H104]" office:value-type="float" office:value="109.208">
            <text:p>109.21</text:p>
          </table:table-cell>
          <table:table-cell table:formula="of:=MOD(60*IF([.Q104]=[.R104];0;IF([.N104]=[.R104];([.O104]-[.P104])/([.R104]-[.Q104]);IF([.O104]=[.R104];2+([.P104]-[.N104])/([.R104]-[.Q104]);4+([.N104]-[.O104])/([.R104]-[.Q104]))));360)" office:value-type="float" office:value="300">
            <text:p>300</text:p>
          </table:table-cell>
          <table:table-cell table:formula="of:=IF([.Q104]=[.R104];0;IF([.M104]&lt;0.5;([.R104]-[.Q104])/([.Q104]+[.R104]);([.R104]-[.Q104])/(2-[.R104]-[.Q104])))" office:value-type="float" office:value="0.333333333333333">
            <text:p>0.33</text:p>
          </table:table-cell>
          <table:table-cell table:formula="of:=([.Q104]+[.R104])/2" office:value-type="float" office:value="0.5">
            <text:p>0.5</text:p>
          </table:table-cell>
          <table:table-cell table:formula="of:=[.F104]/255" office:value-type="float" office:value="0.666666666666667">
            <text:p>0.67</text:p>
          </table:table-cell>
          <table:table-cell table:formula="of:=[.G104]/255" office:value-type="float" office:value="0.333333333333333">
            <text:p>0.33</text:p>
          </table:table-cell>
          <table:table-cell table:formula="of:=[.H104]/255" office:value-type="float" office:value="0.666666666666667">
            <text:p>0.67</text:p>
          </table:table-cell>
          <table:table-cell table:formula="of:=MIN([.N104];[.O104];[.P104])" office:value-type="float" office:value="0.333333333333333">
            <text:p>0.33</text:p>
          </table:table-cell>
          <table:table-cell table:formula="of:=MAX([.N104];[.O104];[.P104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297"/>
          <table:table-cell table:style-name="ce306" table:formula="of:=CONCATENATE(&quot;#&quot;;DEC2HEX([.F105];2);DEC2HEX([.G105];2);DEC2HEX([.H105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5] + 0.7152*[.G105] + 0.0722*[.H105]" office:value-type="float" office:value="115.345">
            <text:p>115.35</text:p>
          </table:table-cell>
          <table:table-cell table:formula="of:=MOD(60*IF([.Q105]=[.R105];0;IF([.N105]=[.R105];([.O105]-[.P105])/([.R105]-[.Q105]);IF([.O105]=[.R105];2+([.P105]-[.N105])/([.R105]-[.Q105]);4+([.N105]-[.O105])/([.R105]-[.Q105]))));360)" office:value-type="float" office:value="270">
            <text:p>270</text:p>
          </table:table-cell>
          <table:table-cell table:formula="of:=IF([.Q105]=[.R105];0;IF([.M105]&lt;0.5;([.R105]-[.Q105])/([.Q105]+[.R105]);([.R105]-[.Q105])/(2-[.R105]-[.Q105])))" office:value-type="float" office:value="1">
            <text:p>1</text:p>
          </table:table-cell>
          <table:table-cell table:formula="of:=([.Q105]+[.R105])/2" office:value-type="float" office:value="0.666666666666667">
            <text:p>0.67</text:p>
          </table:table-cell>
          <table:table-cell table:formula="of:=[.F105]/255" office:value-type="float" office:value="0.666666666666667">
            <text:p>0.67</text:p>
          </table:table-cell>
          <table:table-cell table:formula="of:=[.G105]/255" office:value-type="float" office:value="0.333333333333333">
            <text:p>0.33</text:p>
          </table:table-cell>
          <table:table-cell table:formula="of:=[.H105]/255" office:value-type="float" office:value="1">
            <text:p>1</text:p>
          </table:table-cell>
          <table:table-cell table:formula="of:=MIN([.N105];[.O105];[.P105])" office:value-type="float" office:value="0.333333333333333">
            <text:p>0.33</text:p>
          </table:table-cell>
          <table:table-cell table:formula="of:=MAX([.N105];[.O105];[.P105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297"/>
          <table:table-cell table:style-name="ce306" table:formula="of:=CONCATENATE(&quot;#&quot;;DEC2HEX([.F106];2);DEC2HEX([.G106];2);DEC2HEX([.H106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06] + 0.7152*[.G106] + 0.0722*[.H106]" office:value-type="float" office:value="157.726">
            <text:p>157.73</text:p>
          </table:table-cell>
          <table:table-cell table:formula="of:=MOD(60*IF([.Q106]=[.R106];0;IF([.N106]=[.R106];([.O106]-[.P106])/([.R106]-[.Q106]);IF([.O106]=[.R106];2+([.P106]-[.N106])/([.R106]-[.Q106]);4+([.N106]-[.O106])/([.R106]-[.Q106]))));360)" office:value-type="float" office:value="60">
            <text:p>60</text:p>
          </table:table-cell>
          <table:table-cell table:formula="of:=IF([.Q106]=[.R106];0;IF([.M106]&lt;0.5;([.R106]-[.Q106])/([.Q106]+[.R106]);([.R106]-[.Q106])/(2-[.R106]-[.Q106])))" office:value-type="float" office:value="1">
            <text:p>1</text:p>
          </table:table-cell>
          <table:table-cell table:formula="of:=([.Q106]+[.R106])/2" office:value-type="float" office:value="0.333333333333333">
            <text:p>0.33</text:p>
          </table:table-cell>
          <table:table-cell table:formula="of:=[.F106]/255" office:value-type="float" office:value="0.666666666666667">
            <text:p>0.67</text:p>
          </table:table-cell>
          <table:table-cell table:formula="of:=[.G106]/255" office:value-type="float" office:value="0.666666666666667">
            <text:p>0.67</text:p>
          </table:table-cell>
          <table:table-cell table:formula="of:=[.H106]/255" office:value-type="float" office:value="0">
            <text:p>0</text:p>
          </table:table-cell>
          <table:table-cell table:formula="of:=MIN([.N106];[.O106];[.P106])" office:value-type="float" office:value="0">
            <text:p>0</text:p>
          </table:table-cell>
          <table:table-cell table:formula="of:=MAX([.N106];[.O106];[.P106])" office:value-type="float" office:value="0.666666666666667">
            <text:p>0.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297"/>
          <table:table-cell table:style-name="ce306" table:formula="of:=CONCATENATE(&quot;#&quot;;DEC2HEX([.F107];2);DEC2HEX([.G107];2);DEC2HEX([.H107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07] + 0.7152*[.G107] + 0.0722*[.H107]" office:value-type="float" office:value="163.863">
            <text:p>163.86</text:p>
          </table:table-cell>
          <table:table-cell table:formula="of:=MOD(60*IF([.Q107]=[.R107];0;IF([.N107]=[.R107];([.O107]-[.P107])/([.R107]-[.Q107]);IF([.O107]=[.R107];2+([.P107]-[.N107])/([.R107]-[.Q107]);4+([.N107]-[.O107])/([.R107]-[.Q107]))));360)" office:value-type="float" office:value="60">
            <text:p>60</text:p>
          </table:table-cell>
          <table:table-cell table:formula="of:=IF([.Q107]=[.R107];0;IF([.M107]&lt;0.5;([.R107]-[.Q107])/([.Q107]+[.R107]);([.R107]-[.Q107])/(2-[.R107]-[.Q107])))" office:value-type="float" office:value="0.333333333333333">
            <text:p>0.33</text:p>
          </table:table-cell>
          <table:table-cell table:formula="of:=([.Q107]+[.R107])/2" office:value-type="float" office:value="0.5">
            <text:p>0.5</text:p>
          </table:table-cell>
          <table:table-cell table:formula="of:=[.F107]/255" office:value-type="float" office:value="0.666666666666667">
            <text:p>0.67</text:p>
          </table:table-cell>
          <table:table-cell table:formula="of:=[.G107]/255" office:value-type="float" office:value="0.666666666666667">
            <text:p>0.67</text:p>
          </table:table-cell>
          <table:table-cell table:formula="of:=[.H107]/255" office:value-type="float" office:value="0.333333333333333">
            <text:p>0.33</text:p>
          </table:table-cell>
          <table:table-cell table:formula="of:=MIN([.N107];[.O107];[.P107])" office:value-type="float" office:value="0.333333333333333">
            <text:p>0.33</text:p>
          </table:table-cell>
          <table:table-cell table:formula="of:=MAX([.N107];[.O107];[.P107])" office:value-type="float" office:value="0.666666666666667">
            <text:p>0.67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297"/>
          <table:table-cell table:style-name="ce306" table:formula="of:=CONCATENATE(&quot;#&quot;;DEC2HEX([.F108];2);DEC2HEX([.G108];2);DEC2HEX([.H108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8] + 0.7152*[.G108] + 0.0722*[.H108]" office:value-type="float" office:value="170">
            <text:p>170</text:p>
          </table:table-cell>
          <table:table-cell table:formula="of:=MOD(60*IF([.Q108]=[.R108];0;IF([.N108]=[.R108];([.O108]-[.P108])/([.R108]-[.Q108]);IF([.O108]=[.R108];2+([.P108]-[.N108])/([.R108]-[.Q108]);4+([.N108]-[.O108])/([.R108]-[.Q108]))));360)" office:value-type="float" office:value="0">
            <text:p>0</text:p>
          </table:table-cell>
          <table:table-cell table:formula="of:=IF([.Q108]=[.R108];0;IF([.M108]&lt;0.5;([.R108]-[.Q108])/([.Q108]+[.R108]);([.R108]-[.Q108])/(2-[.R108]-[.Q108])))" office:value-type="float" office:value="0">
            <text:p>0</text:p>
          </table:table-cell>
          <table:table-cell table:formula="of:=([.Q108]+[.R108])/2" office:value-type="float" office:value="0.666666666666667">
            <text:p>0.67</text:p>
          </table:table-cell>
          <table:table-cell table:formula="of:=[.F108]/255" office:value-type="float" office:value="0.666666666666667">
            <text:p>0.67</text:p>
          </table:table-cell>
          <table:table-cell table:formula="of:=[.G108]/255" office:value-type="float" office:value="0.666666666666667">
            <text:p>0.67</text:p>
          </table:table-cell>
          <table:table-cell table:formula="of:=[.H108]/255" office:value-type="float" office:value="0.666666666666667">
            <text:p>0.67</text:p>
          </table:table-cell>
          <table:table-cell table:formula="of:=MIN([.N108];[.O108];[.P108])" office:value-type="float" office:value="0.666666666666667">
            <text:p>0.67</text:p>
          </table:table-cell>
          <table:table-cell table:formula="of:=MAX([.N108];[.O108];[.P108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297"/>
          <table:table-cell table:style-name="ce306" table:formula="of:=CONCATENATE(&quot;#&quot;;DEC2HEX([.F109];2);DEC2HEX([.G109];2);DEC2HEX([.H109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9] + 0.7152*[.G109] + 0.0722*[.H109]" office:value-type="float" office:value="176.137">
            <text:p>176.14</text:p>
          </table:table-cell>
          <table:table-cell table:formula="of:=MOD(60*IF([.Q109]=[.R109];0;IF([.N109]=[.R109];([.O109]-[.P109])/([.R109]-[.Q109]);IF([.O109]=[.R109];2+([.P109]-[.N109])/([.R109]-[.Q109]);4+([.N109]-[.O109])/([.R109]-[.Q109]))));360)" office:value-type="float" office:value="240">
            <text:p>240</text:p>
          </table:table-cell>
          <table:table-cell table:formula="of:=IF([.Q109]=[.R109];0;IF([.M109]&lt;0.5;([.R109]-[.Q109])/([.Q109]+[.R109]);([.R109]-[.Q109])/(2-[.R109]-[.Q109])))" office:value-type="float" office:value="1">
            <text:p>1</text:p>
          </table:table-cell>
          <table:table-cell table:formula="of:=([.Q109]+[.R109])/2" office:value-type="float" office:value="0.833333333333333">
            <text:p>0.83</text:p>
          </table:table-cell>
          <table:table-cell table:formula="of:=[.F109]/255" office:value-type="float" office:value="0.666666666666667">
            <text:p>0.67</text:p>
          </table:table-cell>
          <table:table-cell table:formula="of:=[.G109]/255" office:value-type="float" office:value="0.666666666666667">
            <text:p>0.67</text:p>
          </table:table-cell>
          <table:table-cell table:formula="of:=[.H109]/255" office:value-type="float" office:value="1">
            <text:p>1</text:p>
          </table:table-cell>
          <table:table-cell table:formula="of:=MIN([.N109];[.O109];[.P109])" office:value-type="float" office:value="0.666666666666667">
            <text:p>0.67</text:p>
          </table:table-cell>
          <table:table-cell table:formula="of:=MAX([.N109];[.O109];[.P109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297"/>
          <table:table-cell table:style-name="ce306" table:formula="of:=CONCATENATE(&quot;#&quot;;DEC2HEX([.F110];2);DEC2HEX([.G110];2);DEC2HEX([.H110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0] + 0.7152*[.G110] + 0.0722*[.H110]" office:value-type="float" office:value="218.518">
            <text:p>218.52</text:p>
          </table:table-cell>
          <table:table-cell table:formula="of:=MOD(60*IF([.Q110]=[.R110];0;IF([.N110]=[.R110];([.O110]-[.P110])/([.R110]-[.Q110]);IF([.O110]=[.R110];2+([.P110]-[.N110])/([.R110]-[.Q110]);4+([.N110]-[.O110])/([.R110]-[.Q110]))));360)" office:value-type="float" office:value="80">
            <text:p>80</text:p>
          </table:table-cell>
          <table:table-cell table:formula="of:=IF([.Q110]=[.R110];0;IF([.M110]&lt;0.5;([.R110]-[.Q110])/([.Q110]+[.R110]);([.R110]-[.Q110])/(2-[.R110]-[.Q110])))" office:value-type="float" office:value="1">
            <text:p>1</text:p>
          </table:table-cell>
          <table:table-cell table:formula="of:=([.Q110]+[.R110])/2" office:value-type="float" office:value="0.5">
            <text:p>0.5</text:p>
          </table:table-cell>
          <table:table-cell table:formula="of:=[.F110]/255" office:value-type="float" office:value="0.666666666666667">
            <text:p>0.67</text:p>
          </table:table-cell>
          <table:table-cell table:formula="of:=[.G110]/255" office:value-type="float" office:value="1">
            <text:p>1</text:p>
          </table:table-cell>
          <table:table-cell table:formula="of:=[.H110]/255" office:value-type="float" office:value="0">
            <text:p>0</text:p>
          </table:table-cell>
          <table:table-cell table:formula="of:=MIN([.N110];[.O110];[.P110])" office:value-type="float" office:value="0">
            <text:p>0</text:p>
          </table:table-cell>
          <table:table-cell table:formula="of:=MAX([.N110];[.O110];[.P110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297"/>
          <table:table-cell table:style-name="ce306" table:formula="of:=CONCATENATE(&quot;#&quot;;DEC2HEX([.F111];2);DEC2HEX([.G111];2);DEC2HEX([.H111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1] + 0.7152*[.G111] + 0.0722*[.H111]" office:value-type="float" office:value="224.655">
            <text:p>224.66</text:p>
          </table:table-cell>
          <table:table-cell table:formula="of:=MOD(60*IF([.Q111]=[.R111];0;IF([.N111]=[.R111];([.O111]-[.P111])/([.R111]-[.Q111]);IF([.O111]=[.R111];2+([.P111]-[.N111])/([.R111]-[.Q111]);4+([.N111]-[.O111])/([.R111]-[.Q111]))));360)" office:value-type="float" office:value="90">
            <text:p>90</text:p>
          </table:table-cell>
          <table:table-cell table:formula="of:=IF([.Q111]=[.R111];0;IF([.M111]&lt;0.5;([.R111]-[.Q111])/([.Q111]+[.R111]);([.R111]-[.Q111])/(2-[.R111]-[.Q111])))" office:value-type="float" office:value="1">
            <text:p>1</text:p>
          </table:table-cell>
          <table:table-cell table:formula="of:=([.Q111]+[.R111])/2" office:value-type="float" office:value="0.666666666666667">
            <text:p>0.67</text:p>
          </table:table-cell>
          <table:table-cell table:formula="of:=[.F111]/255" office:value-type="float" office:value="0.666666666666667">
            <text:p>0.67</text:p>
          </table:table-cell>
          <table:table-cell table:formula="of:=[.G111]/255" office:value-type="float" office:value="1">
            <text:p>1</text:p>
          </table:table-cell>
          <table:table-cell table:formula="of:=[.H111]/255" office:value-type="float" office:value="0.333333333333333">
            <text:p>0.33</text:p>
          </table:table-cell>
          <table:table-cell table:formula="of:=MIN([.N111];[.O111];[.P111])" office:value-type="float" office:value="0.333333333333333">
            <text:p>0.33</text:p>
          </table:table-cell>
          <table:table-cell table:formula="of:=MAX([.N111];[.O111];[.P111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297"/>
          <table:table-cell table:style-name="ce306" table:formula="of:=CONCATENATE(&quot;#&quot;;DEC2HEX([.F112];2);DEC2HEX([.G112];2);DEC2HEX([.H112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12] + 0.7152*[.G112] + 0.0722*[.H112]" office:value-type="float" office:value="230.792">
            <text:p>230.79</text:p>
          </table:table-cell>
          <table:table-cell table:formula="of:=MOD(60*IF([.Q112]=[.R112];0;IF([.N112]=[.R112];([.O112]-[.P112])/([.R112]-[.Q112]);IF([.O112]=[.R112];2+([.P112]-[.N112])/([.R112]-[.Q112]);4+([.N112]-[.O112])/([.R112]-[.Q112]))));360)" office:value-type="float" office:value="120">
            <text:p>120</text:p>
          </table:table-cell>
          <table:table-cell table:formula="of:=IF([.Q112]=[.R112];0;IF([.M112]&lt;0.5;([.R112]-[.Q112])/([.Q112]+[.R112]);([.R112]-[.Q112])/(2-[.R112]-[.Q112])))" office:value-type="float" office:value="1">
            <text:p>1</text:p>
          </table:table-cell>
          <table:table-cell table:formula="of:=([.Q112]+[.R112])/2" office:value-type="float" office:value="0.833333333333333">
            <text:p>0.83</text:p>
          </table:table-cell>
          <table:table-cell table:formula="of:=[.F112]/255" office:value-type="float" office:value="0.666666666666667">
            <text:p>0.67</text:p>
          </table:table-cell>
          <table:table-cell table:formula="of:=[.G112]/255" office:value-type="float" office:value="1">
            <text:p>1</text:p>
          </table:table-cell>
          <table:table-cell table:formula="of:=[.H112]/255" office:value-type="float" office:value="0.666666666666667">
            <text:p>0.67</text:p>
          </table:table-cell>
          <table:table-cell table:formula="of:=MIN([.N112];[.O112];[.P112])" office:value-type="float" office:value="0.666666666666667">
            <text:p>0.67</text:p>
          </table:table-cell>
          <table:table-cell table:formula="of:=MAX([.N112];[.O112];[.P112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297"/>
          <table:table-cell table:style-name="ce306" table:formula="of:=CONCATENATE(&quot;#&quot;;DEC2HEX([.F113];2);DEC2HEX([.G113];2);DEC2HEX([.H113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13] + 0.7152*[.G113] + 0.0722*[.H113]" office:value-type="float" office:value="236.929">
            <text:p>236.93</text:p>
          </table:table-cell>
          <table:table-cell table:formula="of:=MOD(60*IF([.Q113]=[.R113];0;IF([.N113]=[.R113];([.O113]-[.P113])/([.R113]-[.Q113]);IF([.O113]=[.R113];2+([.P113]-[.N113])/([.R113]-[.Q113]);4+([.N113]-[.O113])/([.R113]-[.Q113]))));360)" office:value-type="float" office:value="180">
            <text:p>180</text:p>
          </table:table-cell>
          <table:table-cell table:formula="of:=IF([.Q113]=[.R113];0;IF([.M113]&lt;0.5;([.R113]-[.Q113])/([.Q113]+[.R113]);([.R113]-[.Q113])/(2-[.R113]-[.Q113])))" office:value-type="float" office:value="1">
            <text:p>1</text:p>
          </table:table-cell>
          <table:table-cell table:formula="of:=([.Q113]+[.R113])/2" office:value-type="float" office:value="0.833333333333333">
            <text:p>0.83</text:p>
          </table:table-cell>
          <table:table-cell table:formula="of:=[.F113]/255" office:value-type="float" office:value="0.666666666666667">
            <text:p>0.67</text:p>
          </table:table-cell>
          <table:table-cell table:formula="of:=[.G113]/255" office:value-type="float" office:value="1">
            <text:p>1</text:p>
          </table:table-cell>
          <table:table-cell table:formula="of:=[.H113]/255" office:value-type="float" office:value="1">
            <text:p>1</text:p>
          </table:table-cell>
          <table:table-cell table:formula="of:=MIN([.N113];[.O113];[.P113])" office:value-type="float" office:value="0.666666666666667">
            <text:p>0.67</text:p>
          </table:table-cell>
          <table:table-cell table:formula="of:=MAX([.N113];[.O113];[.P113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297"/>
          <table:table-cell table:style-name="ce306" table:formula="of:=CONCATENATE(&quot;#&quot;;DEC2HEX([.F114];2);DEC2HEX([.G114];2);DEC2HEX([.H114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4] + 0.7152*[.G114] + 0.0722*[.H114]" office:value-type="float" office:value="54.213">
            <text:p>54.21</text:p>
          </table:table-cell>
          <table:table-cell table:formula="of:=MOD(60*IF([.Q114]=[.R114];0;IF([.N114]=[.R114];([.O114]-[.P114])/([.R114]-[.Q114]);IF([.O114]=[.R114];2+([.P114]-[.N114])/([.R114]-[.Q114]);4+([.N114]-[.O114])/([.R114]-[.Q114]))));360)" office:value-type="float" office:value="0">
            <text:p>0</text:p>
          </table:table-cell>
          <table:table-cell table:formula="of:=IF([.Q114]=[.R114];0;IF([.M114]&lt;0.5;([.R114]-[.Q114])/([.Q114]+[.R114]);([.R114]-[.Q114])/(2-[.R114]-[.Q114])))" office:value-type="float" office:value="1">
            <text:p>1</text:p>
          </table:table-cell>
          <table:table-cell table:formula="of:=([.Q114]+[.R114])/2" office:value-type="float" office:value="0.5">
            <text:p>0.5</text:p>
          </table:table-cell>
          <table:table-cell table:formula="of:=[.F114]/255" office:value-type="float" office:value="1">
            <text:p>1</text:p>
          </table:table-cell>
          <table:table-cell table:formula="of:=[.G114]/255" office:value-type="float" office:value="0">
            <text:p>0</text:p>
          </table:table-cell>
          <table:table-cell table:formula="of:=[.H114]/255" office:value-type="float" office:value="0">
            <text:p>0</text:p>
          </table:table-cell>
          <table:table-cell table:formula="of:=MIN([.N114];[.O114];[.P114])" office:value-type="float" office:value="0">
            <text:p>0</text:p>
          </table:table-cell>
          <table:table-cell table:formula="of:=MAX([.N114];[.O114];[.P114])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297"/>
          <table:table-cell table:style-name="ce306" table:formula="of:=CONCATENATE(&quot;#&quot;;DEC2HEX([.F115];2);DEC2HEX([.G115];2);DEC2HEX([.H115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5] + 0.7152*[.G115] + 0.0722*[.H115]" office:value-type="float" office:value="60.35">
            <text:p>60.35</text:p>
          </table:table-cell>
          <table:table-cell table:formula="of:=MOD(60*IF([.Q115]=[.R115];0;IF([.N115]=[.R115];([.O115]-[.P115])/([.R115]-[.Q115]);IF([.O115]=[.R115];2+([.P115]-[.N115])/([.R115]-[.Q115]);4+([.N115]-[.O115])/([.R115]-[.Q115]))));360)" office:value-type="float" office:value="340">
            <text:p>340</text:p>
          </table:table-cell>
          <table:table-cell table:formula="of:=IF([.Q115]=[.R115];0;IF([.M115]&lt;0.5;([.R115]-[.Q115])/([.Q115]+[.R115]);([.R115]-[.Q115])/(2-[.R115]-[.Q115])))" office:value-type="float" office:value="1">
            <text:p>1</text:p>
          </table:table-cell>
          <table:table-cell table:formula="of:=([.Q115]+[.R115])/2" office:value-type="float" office:value="0.5">
            <text:p>0.5</text:p>
          </table:table-cell>
          <table:table-cell table:formula="of:=[.F115]/255" office:value-type="float" office:value="1">
            <text:p>1</text:p>
          </table:table-cell>
          <table:table-cell table:formula="of:=[.G115]/255" office:value-type="float" office:value="0">
            <text:p>0</text:p>
          </table:table-cell>
          <table:table-cell table:formula="of:=[.H115]/255" office:value-type="float" office:value="0.333333333333333">
            <text:p>0.33</text:p>
          </table:table-cell>
          <table:table-cell table:formula="of:=MIN([.N115];[.O115];[.P115])" office:value-type="float" office:value="0">
            <text:p>0</text:p>
          </table:table-cell>
          <table:table-cell table:formula="of:=MAX([.N115];[.O115];[.P115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297"/>
          <table:table-cell table:style-name="ce306" table:formula="of:=CONCATENATE(&quot;#&quot;;DEC2HEX([.F116];2);DEC2HEX([.G116];2);DEC2HEX([.H116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16] + 0.7152*[.G116] + 0.0722*[.H116]" office:value-type="float" office:value="66.487">
            <text:p>66.49</text:p>
          </table:table-cell>
          <table:table-cell table:formula="of:=MOD(60*IF([.Q116]=[.R116];0;IF([.N116]=[.R116];([.O116]-[.P116])/([.R116]-[.Q116]);IF([.O116]=[.R116];2+([.P116]-[.N116])/([.R116]-[.Q116]);4+([.N116]-[.O116])/([.R116]-[.Q116]))));360)" office:value-type="float" office:value="320">
            <text:p>320</text:p>
          </table:table-cell>
          <table:table-cell table:formula="of:=IF([.Q116]=[.R116];0;IF([.M116]&lt;0.5;([.R116]-[.Q116])/([.Q116]+[.R116]);([.R116]-[.Q116])/(2-[.R116]-[.Q116])))" office:value-type="float" office:value="1">
            <text:p>1</text:p>
          </table:table-cell>
          <table:table-cell table:formula="of:=([.Q116]+[.R116])/2" office:value-type="float" office:value="0.5">
            <text:p>0.5</text:p>
          </table:table-cell>
          <table:table-cell table:formula="of:=[.F116]/255" office:value-type="float" office:value="1">
            <text:p>1</text:p>
          </table:table-cell>
          <table:table-cell table:formula="of:=[.G116]/255" office:value-type="float" office:value="0">
            <text:p>0</text:p>
          </table:table-cell>
          <table:table-cell table:formula="of:=[.H116]/255" office:value-type="float" office:value="0.666666666666667">
            <text:p>0.67</text:p>
          </table:table-cell>
          <table:table-cell table:formula="of:=MIN([.N116];[.O116];[.P116])" office:value-type="float" office:value="0">
            <text:p>0</text:p>
          </table:table-cell>
          <table:table-cell table:formula="of:=MAX([.N116];[.O116];[.P116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297"/>
          <table:table-cell table:style-name="ce306" table:formula="of:=CONCATENATE(&quot;#&quot;;DEC2HEX([.F117];2);DEC2HEX([.G117];2);DEC2HEX([.H117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17] + 0.7152*[.G117] + 0.0722*[.H117]" office:value-type="float" office:value="72.624">
            <text:p>72.62</text:p>
          </table:table-cell>
          <table:table-cell table:formula="of:=MOD(60*IF([.Q117]=[.R117];0;IF([.N117]=[.R117];([.O117]-[.P117])/([.R117]-[.Q117]);IF([.O117]=[.R117];2+([.P117]-[.N117])/([.R117]-[.Q117]);4+([.N117]-[.O117])/([.R117]-[.Q117]))));360)" office:value-type="float" office:value="300">
            <text:p>300</text:p>
          </table:table-cell>
          <table:table-cell table:formula="of:=IF([.Q117]=[.R117];0;IF([.M117]&lt;0.5;([.R117]-[.Q117])/([.Q117]+[.R117]);([.R117]-[.Q117])/(2-[.R117]-[.Q117])))" office:value-type="float" office:value="1">
            <text:p>1</text:p>
          </table:table-cell>
          <table:table-cell table:formula="of:=([.Q117]+[.R117])/2" office:value-type="float" office:value="0.5">
            <text:p>0.5</text:p>
          </table:table-cell>
          <table:table-cell table:formula="of:=[.F117]/255" office:value-type="float" office:value="1">
            <text:p>1</text:p>
          </table:table-cell>
          <table:table-cell table:formula="of:=[.G117]/255" office:value-type="float" office:value="0">
            <text:p>0</text:p>
          </table:table-cell>
          <table:table-cell table:formula="of:=[.H117]/255" office:value-type="float" office:value="1">
            <text:p>1</text:p>
          </table:table-cell>
          <table:table-cell table:formula="of:=MIN([.N117];[.O117];[.P117])" office:value-type="float" office:value="0">
            <text:p>0</text:p>
          </table:table-cell>
          <table:table-cell table:formula="of:=MAX([.N117];[.O117];[.P117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297"/>
          <table:table-cell table:style-name="ce306" table:formula="of:=CONCATENATE(&quot;#&quot;;DEC2HEX([.F118];2);DEC2HEX([.G118];2);DEC2HEX([.H118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8] + 0.7152*[.G118] + 0.0722*[.H118]" office:value-type="float" office:value="115.005">
            <text:p>115.01</text:p>
          </table:table-cell>
          <table:table-cell table:formula="of:=MOD(60*IF([.Q118]=[.R118];0;IF([.N118]=[.R118];([.O118]-[.P118])/([.R118]-[.Q118]);IF([.O118]=[.R118];2+([.P118]-[.N118])/([.R118]-[.Q118]);4+([.N118]-[.O118])/([.R118]-[.Q118]))));360)" office:value-type="float" office:value="20">
            <text:p>20</text:p>
          </table:table-cell>
          <table:table-cell table:formula="of:=IF([.Q118]=[.R118];0;IF([.M118]&lt;0.5;([.R118]-[.Q118])/([.Q118]+[.R118]);([.R118]-[.Q118])/(2-[.R118]-[.Q118])))" office:value-type="float" office:value="1">
            <text:p>1</text:p>
          </table:table-cell>
          <table:table-cell table:formula="of:=([.Q118]+[.R118])/2" office:value-type="float" office:value="0.5">
            <text:p>0.5</text:p>
          </table:table-cell>
          <table:table-cell table:formula="of:=[.F118]/255" office:value-type="float" office:value="1">
            <text:p>1</text:p>
          </table:table-cell>
          <table:table-cell table:formula="of:=[.G118]/255" office:value-type="float" office:value="0.333333333333333">
            <text:p>0.33</text:p>
          </table:table-cell>
          <table:table-cell table:formula="of:=[.H118]/255" office:value-type="float" office:value="0">
            <text:p>0</text:p>
          </table:table-cell>
          <table:table-cell table:formula="of:=MIN([.N118];[.O118];[.P118])" office:value-type="float" office:value="0">
            <text:p>0</text:p>
          </table:table-cell>
          <table:table-cell table:formula="of:=MAX([.N118];[.O118];[.P118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297"/>
          <table:table-cell table:style-name="ce306" table:formula="of:=CONCATENATE(&quot;#&quot;;DEC2HEX([.F119];2);DEC2HEX([.G119];2);DEC2HEX([.H119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9] + 0.7152*[.G119] + 0.0722*[.H119]" office:value-type="float" office:value="121.142">
            <text:p>121.14</text:p>
          </table:table-cell>
          <table:table-cell table:formula="of:=MOD(60*IF([.Q119]=[.R119];0;IF([.N119]=[.R119];([.O119]-[.P119])/([.R119]-[.Q119]);IF([.O119]=[.R119];2+([.P119]-[.N119])/([.R119]-[.Q119]);4+([.N119]-[.O119])/([.R119]-[.Q119]))));360)" office:value-type="float" office:value="0">
            <text:p>0</text:p>
          </table:table-cell>
          <table:table-cell table:formula="of:=IF([.Q119]=[.R119];0;IF([.M119]&lt;0.5;([.R119]-[.Q119])/([.Q119]+[.R119]);([.R119]-[.Q119])/(2-[.R119]-[.Q119])))" office:value-type="float" office:value="1">
            <text:p>1</text:p>
          </table:table-cell>
          <table:table-cell table:formula="of:=([.Q119]+[.R119])/2" office:value-type="float" office:value="0.666666666666667">
            <text:p>0.67</text:p>
          </table:table-cell>
          <table:table-cell table:formula="of:=[.F119]/255" office:value-type="float" office:value="1">
            <text:p>1</text:p>
          </table:table-cell>
          <table:table-cell table:formula="of:=[.G119]/255" office:value-type="float" office:value="0.333333333333333">
            <text:p>0.33</text:p>
          </table:table-cell>
          <table:table-cell table:formula="of:=[.H119]/255" office:value-type="float" office:value="0.333333333333333">
            <text:p>0.33</text:p>
          </table:table-cell>
          <table:table-cell table:formula="of:=MIN([.N119];[.O119];[.P119])" office:value-type="float" office:value="0.333333333333333">
            <text:p>0.33</text:p>
          </table:table-cell>
          <table:table-cell table:formula="of:=MAX([.N119];[.O119];[.P119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297"/>
          <table:table-cell table:style-name="ce306" table:formula="of:=CONCATENATE(&quot;#&quot;;DEC2HEX([.F120];2);DEC2HEX([.G120];2);DEC2HEX([.H120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0] + 0.7152*[.G120] + 0.0722*[.H120]" office:value-type="float" office:value="127.279">
            <text:p>127.28</text:p>
          </table:table-cell>
          <table:table-cell table:formula="of:=MOD(60*IF([.Q120]=[.R120];0;IF([.N120]=[.R120];([.O120]-[.P120])/([.R120]-[.Q120]);IF([.O120]=[.R120];2+([.P120]-[.N120])/([.R120]-[.Q120]);4+([.N120]-[.O120])/([.R120]-[.Q120]))));360)" office:value-type="float" office:value="330">
            <text:p>330</text:p>
          </table:table-cell>
          <table:table-cell table:formula="of:=IF([.Q120]=[.R120];0;IF([.M120]&lt;0.5;([.R120]-[.Q120])/([.Q120]+[.R120]);([.R120]-[.Q120])/(2-[.R120]-[.Q120])))" office:value-type="float" office:value="1">
            <text:p>1</text:p>
          </table:table-cell>
          <table:table-cell table:formula="of:=([.Q120]+[.R120])/2" office:value-type="float" office:value="0.666666666666667">
            <text:p>0.67</text:p>
          </table:table-cell>
          <table:table-cell table:formula="of:=[.F120]/255" office:value-type="float" office:value="1">
            <text:p>1</text:p>
          </table:table-cell>
          <table:table-cell table:formula="of:=[.G120]/255" office:value-type="float" office:value="0.333333333333333">
            <text:p>0.33</text:p>
          </table:table-cell>
          <table:table-cell table:formula="of:=[.H120]/255" office:value-type="float" office:value="0.666666666666667">
            <text:p>0.67</text:p>
          </table:table-cell>
          <table:table-cell table:formula="of:=MIN([.N120];[.O120];[.P120])" office:value-type="float" office:value="0.333333333333333">
            <text:p>0.33</text:p>
          </table:table-cell>
          <table:table-cell table:formula="of:=MAX([.N120];[.O120];[.P120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297"/>
          <table:table-cell table:style-name="ce306" table:formula="of:=CONCATENATE(&quot;#&quot;;DEC2HEX([.F121];2);DEC2HEX([.G121];2);DEC2HEX([.H121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1] + 0.7152*[.G121] + 0.0722*[.H121]" office:value-type="float" office:value="133.416">
            <text:p>133.42</text:p>
          </table:table-cell>
          <table:table-cell table:formula="of:=MOD(60*IF([.Q121]=[.R121];0;IF([.N121]=[.R121];([.O121]-[.P121])/([.R121]-[.Q121]);IF([.O121]=[.R121];2+([.P121]-[.N121])/([.R121]-[.Q121]);4+([.N121]-[.O121])/([.R121]-[.Q121]))));360)" office:value-type="float" office:value="300">
            <text:p>300</text:p>
          </table:table-cell>
          <table:table-cell table:formula="of:=IF([.Q121]=[.R121];0;IF([.M121]&lt;0.5;([.R121]-[.Q121])/([.Q121]+[.R121]);([.R121]-[.Q121])/(2-[.R121]-[.Q121])))" office:value-type="float" office:value="1">
            <text:p>1</text:p>
          </table:table-cell>
          <table:table-cell table:formula="of:=([.Q121]+[.R121])/2" office:value-type="float" office:value="0.666666666666667">
            <text:p>0.67</text:p>
          </table:table-cell>
          <table:table-cell table:formula="of:=[.F121]/255" office:value-type="float" office:value="1">
            <text:p>1</text:p>
          </table:table-cell>
          <table:table-cell table:formula="of:=[.G121]/255" office:value-type="float" office:value="0.333333333333333">
            <text:p>0.33</text:p>
          </table:table-cell>
          <table:table-cell table:formula="of:=[.H121]/255" office:value-type="float" office:value="1">
            <text:p>1</text:p>
          </table:table-cell>
          <table:table-cell table:formula="of:=MIN([.N121];[.O121];[.P121])" office:value-type="float" office:value="0.333333333333333">
            <text:p>0.33</text:p>
          </table:table-cell>
          <table:table-cell table:formula="of:=MAX([.N121];[.O121];[.P121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297"/>
          <table:table-cell table:style-name="ce306" table:formula="of:=CONCATENATE(&quot;#&quot;;DEC2HEX([.F122];2);DEC2HEX([.G122];2);DEC2HEX([.H122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22] + 0.7152*[.G122] + 0.0722*[.H122]" office:value-type="float" office:value="175.797">
            <text:p>175.8</text:p>
          </table:table-cell>
          <table:table-cell table:formula="of:=MOD(60*IF([.Q122]=[.R122];0;IF([.N122]=[.R122];([.O122]-[.P122])/([.R122]-[.Q122]);IF([.O122]=[.R122];2+([.P122]-[.N122])/([.R122]-[.Q122]);4+([.N122]-[.O122])/([.R122]-[.Q122]))));360)" office:value-type="float" office:value="40">
            <text:p>40</text:p>
          </table:table-cell>
          <table:table-cell table:formula="of:=IF([.Q122]=[.R122];0;IF([.M122]&lt;0.5;([.R122]-[.Q122])/([.Q122]+[.R122]);([.R122]-[.Q122])/(2-[.R122]-[.Q122])))" office:value-type="float" office:value="1">
            <text:p>1</text:p>
          </table:table-cell>
          <table:table-cell table:formula="of:=([.Q122]+[.R122])/2" office:value-type="float" office:value="0.5">
            <text:p>0.5</text:p>
          </table:table-cell>
          <table:table-cell table:formula="of:=[.F122]/255" office:value-type="float" office:value="1">
            <text:p>1</text:p>
          </table:table-cell>
          <table:table-cell table:formula="of:=[.G122]/255" office:value-type="float" office:value="0.666666666666667">
            <text:p>0.67</text:p>
          </table:table-cell>
          <table:table-cell table:formula="of:=[.H122]/255" office:value-type="float" office:value="0">
            <text:p>0</text:p>
          </table:table-cell>
          <table:table-cell table:formula="of:=MIN([.N122];[.O122];[.P122])" office:value-type="float" office:value="0">
            <text:p>0</text:p>
          </table:table-cell>
          <table:table-cell table:formula="of:=MAX([.N122];[.O122];[.P122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297"/>
          <table:table-cell table:style-name="ce306" table:formula="of:=CONCATENATE(&quot;#&quot;;DEC2HEX([.F123];2);DEC2HEX([.G123];2);DEC2HEX([.H123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23] + 0.7152*[.G123] + 0.0722*[.H123]" office:value-type="float" office:value="181.934">
            <text:p>181.93</text:p>
          </table:table-cell>
          <table:table-cell table:formula="of:=MOD(60*IF([.Q123]=[.R123];0;IF([.N123]=[.R123];([.O123]-[.P123])/([.R123]-[.Q123]);IF([.O123]=[.R123];2+([.P123]-[.N123])/([.R123]-[.Q123]);4+([.N123]-[.O123])/([.R123]-[.Q123]))));360)" office:value-type="float" office:value="30">
            <text:p>30</text:p>
          </table:table-cell>
          <table:table-cell table:formula="of:=IF([.Q123]=[.R123];0;IF([.M123]&lt;0.5;([.R123]-[.Q123])/([.Q123]+[.R123]);([.R123]-[.Q123])/(2-[.R123]-[.Q123])))" office:value-type="float" office:value="1">
            <text:p>1</text:p>
          </table:table-cell>
          <table:table-cell table:formula="of:=([.Q123]+[.R123])/2" office:value-type="float" office:value="0.666666666666667">
            <text:p>0.67</text:p>
          </table:table-cell>
          <table:table-cell table:formula="of:=[.F123]/255" office:value-type="float" office:value="1">
            <text:p>1</text:p>
          </table:table-cell>
          <table:table-cell table:formula="of:=[.G123]/255" office:value-type="float" office:value="0.666666666666667">
            <text:p>0.67</text:p>
          </table:table-cell>
          <table:table-cell table:formula="of:=[.H123]/255" office:value-type="float" office:value="0.333333333333333">
            <text:p>0.33</text:p>
          </table:table-cell>
          <table:table-cell table:formula="of:=MIN([.N123];[.O123];[.P123])" office:value-type="float" office:value="0.333333333333333">
            <text:p>0.33</text:p>
          </table:table-cell>
          <table:table-cell table:formula="of:=MAX([.N123];[.O123];[.P12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297"/>
          <table:table-cell table:style-name="ce306" table:formula="of:=CONCATENATE(&quot;#&quot;;DEC2HEX([.F124];2);DEC2HEX([.G124];2);DEC2HEX([.H124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4] + 0.7152*[.G124] + 0.0722*[.H124]" office:value-type="float" office:value="188.071">
            <text:p>188.07</text:p>
          </table:table-cell>
          <table:table-cell table:formula="of:=MOD(60*IF([.Q124]=[.R124];0;IF([.N124]=[.R124];([.O124]-[.P124])/([.R124]-[.Q124]);IF([.O124]=[.R124];2+([.P124]-[.N124])/([.R124]-[.Q124]);4+([.N124]-[.O124])/([.R124]-[.Q124]))));360)" office:value-type="float" office:value="0">
            <text:p>0</text:p>
          </table:table-cell>
          <table:table-cell table:formula="of:=IF([.Q124]=[.R124];0;IF([.M124]&lt;0.5;([.R124]-[.Q124])/([.Q124]+[.R124]);([.R124]-[.Q124])/(2-[.R124]-[.Q124])))" office:value-type="float" office:value="1">
            <text:p>1</text:p>
          </table:table-cell>
          <table:table-cell table:formula="of:=([.Q124]+[.R124])/2" office:value-type="float" office:value="0.833333333333333">
            <text:p>0.83</text:p>
          </table:table-cell>
          <table:table-cell table:formula="of:=[.F124]/255" office:value-type="float" office:value="1">
            <text:p>1</text:p>
          </table:table-cell>
          <table:table-cell table:formula="of:=[.G124]/255" office:value-type="float" office:value="0.666666666666667">
            <text:p>0.67</text:p>
          </table:table-cell>
          <table:table-cell table:formula="of:=[.H124]/255" office:value-type="float" office:value="0.666666666666667">
            <text:p>0.67</text:p>
          </table:table-cell>
          <table:table-cell table:formula="of:=MIN([.N124];[.O124];[.P124])" office:value-type="float" office:value="0.666666666666667">
            <text:p>0.67</text:p>
          </table:table-cell>
          <table:table-cell table:formula="of:=MAX([.N124];[.O124];[.P124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297"/>
          <table:table-cell table:style-name="ce306" table:formula="of:=CONCATENATE(&quot;#&quot;;DEC2HEX([.F125];2);DEC2HEX([.G125];2);DEC2HEX([.H125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5] + 0.7152*[.G125] + 0.0722*[.H125]" office:value-type="float" office:value="194.208">
            <text:p>194.21</text:p>
          </table:table-cell>
          <table:table-cell table:formula="of:=MOD(60*IF([.Q125]=[.R125];0;IF([.N125]=[.R125];([.O125]-[.P125])/([.R125]-[.Q125]);IF([.O125]=[.R125];2+([.P125]-[.N125])/([.R125]-[.Q125]);4+([.N125]-[.O125])/([.R125]-[.Q125]))));360)" office:value-type="float" office:value="300">
            <text:p>300</text:p>
          </table:table-cell>
          <table:table-cell table:formula="of:=IF([.Q125]=[.R125];0;IF([.M125]&lt;0.5;([.R125]-[.Q125])/([.Q125]+[.R125]);([.R125]-[.Q125])/(2-[.R125]-[.Q125])))" office:value-type="float" office:value="1">
            <text:p>1</text:p>
          </table:table-cell>
          <table:table-cell table:formula="of:=([.Q125]+[.R125])/2" office:value-type="float" office:value="0.833333333333333">
            <text:p>0.83</text:p>
          </table:table-cell>
          <table:table-cell table:formula="of:=[.F125]/255" office:value-type="float" office:value="1">
            <text:p>1</text:p>
          </table:table-cell>
          <table:table-cell table:formula="of:=[.G125]/255" office:value-type="float" office:value="0.666666666666667">
            <text:p>0.67</text:p>
          </table:table-cell>
          <table:table-cell table:formula="of:=[.H125]/255" office:value-type="float" office:value="1">
            <text:p>1</text:p>
          </table:table-cell>
          <table:table-cell table:formula="of:=MIN([.N125];[.O125];[.P125])" office:value-type="float" office:value="0.666666666666667">
            <text:p>0.67</text:p>
          </table:table-cell>
          <table:table-cell table:formula="of:=MAX([.N125];[.O125];[.P12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297"/>
          <table:table-cell table:style-name="ce306" table:formula="of:=CONCATENATE(&quot;#&quot;;DEC2HEX([.F126];2);DEC2HEX([.G126];2);DEC2HEX([.H126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26] + 0.7152*[.G126] + 0.0722*[.H126]" office:value-type="float" office:value="236.589">
            <text:p>236.59</text:p>
          </table:table-cell>
          <table:table-cell table:formula="of:=MOD(60*IF([.Q126]=[.R126];0;IF([.N126]=[.R126];([.O126]-[.P126])/([.R126]-[.Q126]);IF([.O126]=[.R126];2+([.P126]-[.N126])/([.R126]-[.Q126]);4+([.N126]-[.O126])/([.R126]-[.Q126]))));360)" office:value-type="float" office:value="60">
            <text:p>60</text:p>
          </table:table-cell>
          <table:table-cell table:formula="of:=IF([.Q126]=[.R126];0;IF([.M126]&lt;0.5;([.R126]-[.Q126])/([.Q126]+[.R126]);([.R126]-[.Q126])/(2-[.R126]-[.Q126])))" office:value-type="float" office:value="1">
            <text:p>1</text:p>
          </table:table-cell>
          <table:table-cell table:formula="of:=([.Q126]+[.R126])/2" office:value-type="float" office:value="0.5">
            <text:p>0.5</text:p>
          </table:table-cell>
          <table:table-cell table:formula="of:=[.F126]/255" office:value-type="float" office:value="1">
            <text:p>1</text:p>
          </table:table-cell>
          <table:table-cell table:formula="of:=[.G126]/255" office:value-type="float" office:value="1">
            <text:p>1</text:p>
          </table:table-cell>
          <table:table-cell table:formula="of:=[.H126]/255" office:value-type="float" office:value="0">
            <text:p>0</text:p>
          </table:table-cell>
          <table:table-cell table:formula="of:=MIN([.N126];[.O126];[.P126])" office:value-type="float" office:value="0">
            <text:p>0</text:p>
          </table:table-cell>
          <table:table-cell table:formula="of:=MAX([.N126];[.O126];[.P126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297"/>
          <table:table-cell table:style-name="ce306" table:formula="of:=CONCATENATE(&quot;#&quot;;DEC2HEX([.F127];2);DEC2HEX([.G127];2);DEC2HEX([.H127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27] + 0.7152*[.G127] + 0.0722*[.H127]" office:value-type="float" office:value="242.726">
            <text:p>242.73</text:p>
          </table:table-cell>
          <table:table-cell table:formula="of:=MOD(60*IF([.Q127]=[.R127];0;IF([.N127]=[.R127];([.O127]-[.P127])/([.R127]-[.Q127]);IF([.O127]=[.R127];2+([.P127]-[.N127])/([.R127]-[.Q127]);4+([.N127]-[.O127])/([.R127]-[.Q127]))));360)" office:value-type="float" office:value="60">
            <text:p>60</text:p>
          </table:table-cell>
          <table:table-cell table:formula="of:=IF([.Q127]=[.R127];0;IF([.M127]&lt;0.5;([.R127]-[.Q127])/([.Q127]+[.R127]);([.R127]-[.Q127])/(2-[.R127]-[.Q127])))" office:value-type="float" office:value="1">
            <text:p>1</text:p>
          </table:table-cell>
          <table:table-cell table:formula="of:=([.Q127]+[.R127])/2" office:value-type="float" office:value="0.666666666666667">
            <text:p>0.67</text:p>
          </table:table-cell>
          <table:table-cell table:formula="of:=[.F127]/255" office:value-type="float" office:value="1">
            <text:p>1</text:p>
          </table:table-cell>
          <table:table-cell table:formula="of:=[.G127]/255" office:value-type="float" office:value="1">
            <text:p>1</text:p>
          </table:table-cell>
          <table:table-cell table:formula="of:=[.H127]/255" office:value-type="float" office:value="0.333333333333333">
            <text:p>0.33</text:p>
          </table:table-cell>
          <table:table-cell table:formula="of:=MIN([.N127];[.O127];[.P127])" office:value-type="float" office:value="0.333333333333333">
            <text:p>0.33</text:p>
          </table:table-cell>
          <table:table-cell table:formula="of:=MAX([.N127];[.O127];[.P127])" office:value-type="float" office:value="1">
            <text:p>1</text:p>
          </table:table-cell>
        </table:table-row>
        <table:table-row table:style-name="ro1">
          <table:table-cell table:style-name="ce235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297"/>
          <table:table-cell table:style-name="ce306" table:formula="of:=CONCATENATE(&quot;#&quot;;DEC2HEX([.F128];2);DEC2HEX([.G128];2);DEC2HEX([.H128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8] + 0.7152*[.G128] + 0.0722*[.H128]" office:value-type="float" office:value="248.863">
            <text:p>248.86</text:p>
          </table:table-cell>
          <table:table-cell table:formula="of:=MOD(60*IF([.Q128]=[.R128];0;IF([.N128]=[.R128];([.O128]-[.P128])/([.R128]-[.Q128]);IF([.O128]=[.R128];2+([.P128]-[.N128])/([.R128]-[.Q128]);4+([.N128]-[.O128])/([.R128]-[.Q128]))));360)" office:value-type="float" office:value="60">
            <text:p>60</text:p>
          </table:table-cell>
          <table:table-cell table:formula="of:=IF([.Q128]=[.R128];0;IF([.M128]&lt;0.5;([.R128]-[.Q128])/([.Q128]+[.R128]);([.R128]-[.Q128])/(2-[.R128]-[.Q128])))" office:value-type="float" office:value="1">
            <text:p>1</text:p>
          </table:table-cell>
          <table:table-cell table:formula="of:=([.Q128]+[.R128])/2" office:value-type="float" office:value="0.833333333333333">
            <text:p>0.83</text:p>
          </table:table-cell>
          <table:table-cell table:formula="of:=[.F128]/255" office:value-type="float" office:value="1">
            <text:p>1</text:p>
          </table:table-cell>
          <table:table-cell table:formula="of:=[.G128]/255" office:value-type="float" office:value="1">
            <text:p>1</text:p>
          </table:table-cell>
          <table:table-cell table:formula="of:=[.H128]/255" office:value-type="float" office:value="0.666666666666667">
            <text:p>0.67</text:p>
          </table:table-cell>
          <table:table-cell table:formula="of:=MIN([.N128];[.O128];[.P128])" office:value-type="float" office:value="0.666666666666667">
            <text:p>0.67</text:p>
          </table:table-cell>
          <table:table-cell table:formula="of:=MAX([.N128];[.O128];[.P128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297"/>
          <table:table-cell table:style-name="ce306" table:formula="of:=CONCATENATE(&quot;#&quot;;DEC2HEX([.F129];2);DEC2HEX([.G129];2);DEC2HEX([.H129];2))" office:value-type="string" office:string-value="#FFFFFF">
            <text:p>#FFFFFF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9] + 0.7152*[.G129] + 0.0722*[.H129]" office:value-type="float" office:value="255">
            <text:p>255</text:p>
          </table:table-cell>
          <table:table-cell table:formula="of:=MOD(60*IF([.Q129]=[.R129];0;IF([.N129]=[.R129];([.O129]-[.P129])/([.R129]-[.Q129]);IF([.O129]=[.R129];2+([.P129]-[.N129])/([.R129]-[.Q129]);4+([.N129]-[.O129])/([.R129]-[.Q129]))));360)" office:value-type="float" office:value="0">
            <text:p>0</text:p>
          </table:table-cell>
          <table:table-cell table:formula="of:=IF([.Q129]=[.R129];0;IF([.M129]&lt;0.5;([.R129]-[.Q129])/([.Q129]+[.R129]);([.R129]-[.Q129])/(2-[.R129]-[.Q129])))" office:value-type="float" office:value="0">
            <text:p>0</text:p>
          </table:table-cell>
          <table:table-cell table:formula="of:=([.Q129]+[.R129])/2" office:value-type="float" office:value="1">
            <text:p>1</text:p>
          </table:table-cell>
          <table:table-cell table:formula="of:=[.F129]/255" office:value-type="float" office:value="1">
            <text:p>1</text:p>
          </table:table-cell>
          <table:table-cell table:formula="of:=[.G129]/255" office:value-type="float" office:value="1">
            <text:p>1</text:p>
          </table:table-cell>
          <table:table-cell table:formula="of:=[.H129]/255" office:value-type="float" office:value="1">
            <text:p>1</text:p>
          </table:table-cell>
          <table:table-cell table:formula="of:=MIN([.N129];[.O129];[.P129])" office:value-type="float" office:value="1">
            <text:p>1</text:p>
          </table:table-cell>
          <table:table-cell table:formula="of:=MAX([.N129];[.O129];[.P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297"/>
          <table:table-cell table:style-name="ce306" table:formula="of:=CONCATENATE(&quot;#&quot;;DEC2HEX([.F130];2);DEC2HEX([.G130];2);DEC2HEX([.H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0.2126*[.F130] + 0.7152*[.G130] + 0.0722*[.H130]" office:value-type="float" office:value="0">
            <text:p>0</text:p>
          </table:table-cell>
          <table:table-cell table:formula="of:=MOD(60*IF([.Q130]=[.R130];0;IF([.N130]=[.R130];([.O130]-[.P130])/([.R130]-[.Q130]);IF([.O130]=[.R130];2+([.P130]-[.N130])/([.R130]-[.Q130]);4+([.N130]-[.O130])/([.R130]-[.Q130]))));360)" office:value-type="float" office:value="0">
            <text:p>0</text:p>
          </table:table-cell>
          <table:table-cell table:formula="of:=IF([.Q130]=[.R130];0;IF([.M130]&lt;0.5;([.R130]-[.Q130])/([.Q130]+[.R130]);([.R130]-[.Q130])/(2-[.R130]-[.Q130])))" office:value-type="float" office:value="0">
            <text:p>0</text:p>
          </table:table-cell>
          <table:table-cell table:formula="of:=([.Q130]+[.R130])/2" office:value-type="float" office:value="0">
            <text:p>0</text:p>
          </table:table-cell>
          <table:table-cell table:formula="of:=[.F130]/255" office:value-type="float" office:value="0">
            <text:p>0</text:p>
          </table:table-cell>
          <table:table-cell table:formula="of:=[.G130]/255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MIN([.N130];[.O130];[.P130])" office:value-type="float" office:value="0">
            <text:p>0</text:p>
          </table:table-cell>
          <table:table-cell table:formula="of:=MAX([.N130];[.O130];[.P130])" office:value-type="float" office:value="0">
            <text:p>0</text:p>
          </table:table-cell>
        </table:table-row>
        <table:table-row table:style-name="ro1" table:number-rows-repeated="104844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1" table:number-columns-repeated="1024" table:default-cell-style-name="ce309"/>
        <table:table-row table:style-name="ro3">
          <table:table-cell table:number-columns-repeated="4"/>
          <table:table-cell table:style-name="ce334" office:value-type="string">
            <text:p>Yellow</text:p>
            <text:p>yellow1</text:p>
            <text:p>#FF FF 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35" office:value-type="string">
            <text:p>yellow2</text:p>
            <text:p>#FF FF 5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22" office:value-type="string">
            <text:p>orange1</text:p>
            <text:p>#FF AA 00</text:p>
          </table:table-cell>
          <table:table-cell table:style-name="ce336" office:value-type="string">
            <text:p>brown5</text:p>
            <text:p>#AA AA 00</text:p>
          </table:table-cell>
          <table:table-cell table:style-name="ce350" office:value-type="string">
            <text:p>green6</text:p>
            <text:p>#AA FF 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37" office:value-type="string">
            <text:p>yellow3</text:p>
            <text:p>#FF FF AA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23" office:value-type="string">
            <text:p>orange2</text:p>
            <text:p>#FF AA 55</text:p>
          </table:table-cell>
          <table:table-cell table:style-name="ce338" office:value-type="string">
            <text:p>brown4</text:p>
            <text:p>#AA AA 55</text:p>
          </table:table-cell>
          <table:table-cell table:style-name="ce351" office:value-type="string">
            <text:p>green5</text:p>
            <text:p>#AA FF 55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4" office:value-type="string">
            <text:p>red2</text:p>
            <text:p>#FF 55 00</text:p>
          </table:table-cell>
          <table:table-cell table:style-name="ce324" office:value-type="string">
            <text:p>brown2</text:p>
            <text:p>#AA 55 00</text:p>
          </table:table-cell>
          <table:table-cell table:style-name="ce339" office:value-type="string">
            <text:p>brown6</text:p>
            <text:p>#55 55 00</text:p>
          </table:table-cell>
          <table:table-cell table:style-name="ce352" office:value-type="string">
            <text:p>green12</text:p>
            <text:p>#55 AA 00</text:p>
          </table:table-cell>
          <table:table-cell table:style-name="ce362" office:value-type="string">
            <text:p>green2</text:p>
            <text:p>#55 FF 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40" office:value-type="string">
            <text:p>White</text:p>
            <text:p>#FF FF FF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25" office:value-type="string">
            <text:p>pink4</text:p>
            <text:p>#FF AA AA</text:p>
          </table:table-cell>
          <table:table-cell table:style-name="ce341" office:value-type="string">
            <text:p>gray1</text:p>
            <text:p>grey1</text:p>
            <text:p>#AA AA AA</text:p>
          </table:table-cell>
          <table:table-cell table:style-name="ce353" office:value-type="string">
            <text:p>green6</text:p>
            <text:p>#AA FF AA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15" office:value-type="string">
            <text:p>red4</text:p>
            <text:p>#FF 55 55</text:p>
          </table:table-cell>
          <table:table-cell table:style-name="ce326" office:value-type="string">
            <text:p>brown1</text:p>
            <text:p>#AA 55 55</text:p>
          </table:table-cell>
          <table:table-cell table:style-name="ce342" office:value-type="string">
            <text:p>gray2</text:p>
            <text:p>grey2</text:p>
            <text:p>#55 55 55</text:p>
          </table:table-cell>
          <table:table-cell table:style-name="ce354" office:value-type="string">
            <text:p>green11</text:p>
            <text:p>#55 AA 55</text:p>
          </table:table-cell>
          <table:table-cell table:style-name="ce363" office:value-type="string">
            <text:p>green4</text:p>
            <text:p>#55 FF 55</text:p>
          </table:table-cell>
          <table:table-cell table:number-columns-repeated="1017"/>
        </table:table-row>
        <table:table-row table:style-name="ro3">
          <table:table-cell/>
          <table:table-cell table:style-name="ce310" office:value-type="string">
            <text:p>Red</text:p>
            <text:p>red1</text:p>
            <text:p>#FF 00 00</text:p>
          </table:table-cell>
          <table:table-cell table:style-name="ce316" office:value-type="string">
            <text:p>brown3</text:p>
            <text:p>#AA 00 00</text:p>
          </table:table-cell>
          <table:table-cell table:style-name="ce327" office:value-type="string">
            <text:p>brown7</text:p>
            <text:p>#55 00 00</text:p>
          </table:table-cell>
          <table:table-cell table:style-name="ce343" office:value-type="string">
            <text:p>Black</text:p>
            <text:p>#00 00 00</text:p>
          </table:table-cell>
          <table:table-cell table:style-name="ce355" office:value-type="string">
            <text:p>green14</text:p>
            <text:p>#00 55 00</text:p>
          </table:table-cell>
          <table:table-cell table:style-name="ce364" office:value-type="string">
            <text:p>green9</text:p>
            <text:p>#00 AA 00</text:p>
          </table:table-cell>
          <table:table-cell table:style-name="ce370" office:value-type="string">
            <text:p>Green</text:p>
            <text:p>green1</text:p>
            <text:p>#00 FF 00</text:p>
          </table:table-cell>
          <table:table-cell table:number-columns-repeated="1016"/>
        </table:table-row>
        <table:table-row table:style-name="ro4">
          <table:table-cell/>
          <table:table-cell table:style-name="ce311" office:value-type="string">
            <text:p>red3</text:p>
            <text:p>#FF 00 55</text:p>
          </table:table-cell>
          <table:table-cell table:style-name="ce317" office:value-type="string">
            <text:p>purple5</text:p>
            <text:p>#AA 00 55</text:p>
          </table:table-cell>
          <table:table-cell table:style-name="ce328" office:value-type="string">
            <text:p>purple7</text:p>
            <text:p>#55 00 55</text:p>
          </table:table-cell>
          <table:table-cell table:style-name="ce344" office:value-type="string">
            <text:p>blue16</text:p>
            <text:p>#00 00 55</text:p>
          </table:table-cell>
          <table:table-cell table:style-name="ce356" office:value-type="string">
            <text:p>green13</text:p>
            <text:p>#00 55 55</text:p>
          </table:table-cell>
          <table:table-cell table:style-name="ce365" office:value-type="string">
            <text:p>green10</text:p>
            <text:p>#00 AA 55</text:p>
          </table:table-cell>
          <table:table-cell table:style-name="ce371" office:value-type="string">
            <text:p>gren3</text:p>
            <text:p>#00 FF 55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18" office:value-type="string">
            <text:p>pink2</text:p>
            <text:p>#FF 55 AA</text:p>
          </table:table-cell>
          <table:table-cell table:style-name="ce329" office:value-type="string">
            <text:p>purple1</text:p>
            <text:p>#AA 55 AA</text:p>
          </table:table-cell>
          <table:table-cell table:style-name="ce345" office:value-type="string">
            <text:p>blue14</text:p>
            <text:p>#55 55 AA</text:p>
          </table:table-cell>
          <table:table-cell table:style-name="ce357" office:value-type="string">
            <text:p>blue9</text:p>
            <text:p>#55 AA AA</text:p>
          </table:table-cell>
          <table:table-cell table:style-name="ce366" office:value-type="string">
            <text:p>green8</text:p>
            <text:p>#55 FF AA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30" office:value-type="string">
            <text:p>pink5</text:p>
            <text:p>#FF AA FF</text:p>
          </table:table-cell>
          <table:table-cell table:style-name="ce346" office:value-type="string">
            <text:p>blue5</text:p>
            <text:p>#AA AA FF</text:p>
          </table:table-cell>
          <table:table-cell table:style-name="ce358" office:value-type="string">
            <text:p>blue4</text:p>
            <text:p>#AA FF FF</text:p>
          </table:table-cell>
          <table:table-cell table:number-columns-repeated="1018"/>
        </table:table-row>
        <table:table-row table:style-name="ro4">
          <table:table-cell/>
          <table:table-cell table:style-name="ce312" office:value-type="string">
            <text:p>pink1</text:p>
            <text:p>#FF 00 AA</text:p>
          </table:table-cell>
          <table:table-cell table:style-name="ce319" office:value-type="string">
            <text:p>purple4</text:p>
            <text:p>#AA 00 AA</text:p>
          </table:table-cell>
          <table:table-cell table:style-name="ce331" office:value-type="string">
            <text:p>purple6</text:p>
            <text:p>#55 00 AA</text:p>
          </table:table-cell>
          <table:table-cell table:style-name="ce347" office:value-type="string">
            <text:p>blue15</text:p>
            <text:p>#00 00 AA</text:p>
          </table:table-cell>
          <table:table-cell table:style-name="ce359" office:value-type="string">
            <text:p>blue13</text:p>
            <text:p>#00 55 AA</text:p>
          </table:table-cell>
          <table:table-cell table:style-name="ce367" office:value-type="string">
            <text:p>blue8</text:p>
            <text:p>#00 AA AA</text:p>
          </table:table-cell>
          <table:table-cell table:style-name="ce372" office:value-type="string">
            <text:p>green7</text:p>
            <text:p>#00 FF AA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20" office:value-type="string">
            <text:p>pink3</text:p>
            <text:p>#FF 55 FF</text:p>
          </table:table-cell>
          <table:table-cell table:style-name="ce332" office:value-type="string">
            <text:p>purple2</text:p>
            <text:p>#AA 55 FF</text:p>
          </table:table-cell>
          <table:table-cell table:style-name="ce348" office:value-type="string">
            <text:p>blue12</text:p>
            <text:p>#55 55 FF</text:p>
          </table:table-cell>
          <table:table-cell table:style-name="ce360" office:value-type="string">
            <text:p>blue7</text:p>
            <text:p>#55 AA FF</text:p>
          </table:table-cell>
          <table:table-cell table:style-name="ce368" office:value-type="string">
            <text:p>blue3</text:p>
            <text:p>#55 FF FF</text:p>
          </table:table-cell>
          <table:table-cell table:number-columns-repeated="1017"/>
        </table:table-row>
        <table:table-row table:style-name="ro3">
          <table:table-cell/>
          <table:table-cell table:style-name="ce313" office:value-type="string">
            <text:p>Magenta</text:p>
            <text:p>purple1</text:p>
            <text:p>#FF 00 FF</text:p>
          </table:table-cell>
          <table:table-cell table:style-name="ce321" office:value-type="string">
            <text:p>purple3</text:p>
            <text:p>#AA 00 FF</text:p>
          </table:table-cell>
          <table:table-cell table:style-name="ce333" office:value-type="string">
            <text:p>blue11</text:p>
            <text:p>#55 00 FF</text:p>
          </table:table-cell>
          <table:table-cell table:style-name="ce349" office:value-type="string">
            <text:p>Blue</text:p>
            <text:p>blue1</text:p>
            <text:p>#00 00 FF</text:p>
          </table:table-cell>
          <table:table-cell table:style-name="ce361" office:value-type="string">
            <text:p>blue10</text:p>
            <text:p>#00 55 FF</text:p>
          </table:table-cell>
          <table:table-cell table:style-name="ce369" office:value-type="string">
            <text:p>blue6</text:p>
            <text:p>#00 AA FF</text:p>
          </table:table-cell>
          <table:table-cell table:style-name="ce373" office:value-type="string">
            <text:p>Cyan</text:p>
            <text:p>blue2</text:p>
            <text:p>#00 FF FF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S 3 Color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ce295"/>
        <table:table-column table:style-name="co1" table:default-cell-style-name="ce306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</table:table-row>
        <table:table-row table:style-name="ro1">
          <table:table-cell/>
          <table:table-cell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</table:table-row>
        <table:table-row table:style-name="ro5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4];2;2))" office:value-type="float" office:value="0">
            <text:p>0</text:p>
          </table:table-cell>
          <table:table-cell table:formula="of:=HEX2DEC(MID([.D4];4;2))" office:value-type="float" office:value="255">
            <text:p>255</text:p>
          </table:table-cell>
          <table:table-cell table:formula="of:=HEX2DEC(MID([.D4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5];2;2))" office:value-type="float" office:value="127">
            <text:p>127</text:p>
          </table:table-cell>
          <table:table-cell table:formula="of:=HEX2DEC(MID([.D5];4;2))" office:value-type="float" office:value="255">
            <text:p>255</text:p>
          </table:table-cell>
          <table:table-cell table:formula="of:=HEX2DEC(MID([.D5];6;2))"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6];2;2))" office:value-type="float" office:value="240">
            <text:p>240</text:p>
          </table:table-cell>
          <table:table-cell table:formula="of:=HEX2DEC(MID([.D6];4;2))" office:value-type="float" office:value="255">
            <text:p>255</text:p>
          </table:table-cell>
          <table:table-cell table:formula="of:=HEX2DEC(MID([.D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7];2;2))" office:value-type="float" office:value="245">
            <text:p>245</text:p>
          </table:table-cell>
          <table:table-cell table:formula="of:=HEX2DEC(MID([.D7];4;2))" office:value-type="float" office:value="245">
            <text:p>245</text:p>
          </table:table-cell>
          <table:table-cell table:formula="of:=HEX2DEC(MID([.D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8];2;2))" office:value-type="float" office:value="255">
            <text:p>255</text:p>
          </table:table-cell>
          <table:table-cell table:formula="of:=HEX2DEC(MID([.D8];4;2))" office:value-type="float" office:value="228">
            <text:p>228</text:p>
          </table:table-cell>
          <table:table-cell table:formula="of:=HEX2DEC(MID([.D8];6;2))"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9];2;2))" office:value-type="float" office:value="0">
            <text:p>0</text:p>
          </table:table-cell>
          <table:table-cell table:formula="of:=HEX2DEC(MID([.D9];4;2))" office:value-type="float" office:value="0">
            <text:p>0</text:p>
          </table:table-cell>
          <table:table-cell table:formula="of:=HEX2DEC(MID([.D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0];2;2))" office:value-type="float" office:value="255">
            <text:p>255</text:p>
          </table:table-cell>
          <table:table-cell table:formula="of:=HEX2DEC(MID([.D10];4;2))" office:value-type="float" office:value="235">
            <text:p>235</text:p>
          </table:table-cell>
          <table:table-cell table:formula="of:=HEX2DEC(MID([.D10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1];2;2))" office:value-type="float" office:value="0">
            <text:p>0</text:p>
          </table:table-cell>
          <table:table-cell table:formula="of:=HEX2DEC(MID([.D11];4;2))" office:value-type="float" office:value="0">
            <text:p>0</text:p>
          </table:table-cell>
          <table:table-cell table:formula="of:=HEX2DEC(MID([.D11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2];2;2))" office:value-type="float" office:value="138">
            <text:p>138</text:p>
          </table:table-cell>
          <table:table-cell table:formula="of:=HEX2DEC(MID([.D12];4;2))" office:value-type="float" office:value="43">
            <text:p>43</text:p>
          </table:table-cell>
          <table:table-cell table:formula="of:=HEX2DEC(MID([.D12];6;2))"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3];2;2))" office:value-type="float" office:value="165">
            <text:p>165</text:p>
          </table:table-cell>
          <table:table-cell table:formula="of:=HEX2DEC(MID([.D13];4;2))" office:value-type="float" office:value="42">
            <text:p>42</text:p>
          </table:table-cell>
          <table:table-cell table:formula="of:=HEX2DEC(MID([.D13];6;2))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4];2;2))" office:value-type="float" office:value="222">
            <text:p>222</text:p>
          </table:table-cell>
          <table:table-cell table:formula="of:=HEX2DEC(MID([.D14];4;2))" office:value-type="float" office:value="184">
            <text:p>184</text:p>
          </table:table-cell>
          <table:table-cell table:formula="of:=HEX2DEC(MID([.D14];6;2))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5];2;2))" office:value-type="float" office:value="95">
            <text:p>95</text:p>
          </table:table-cell>
          <table:table-cell table:formula="of:=HEX2DEC(MID([.D15];4;2))" office:value-type="float" office:value="158">
            <text:p>158</text:p>
          </table:table-cell>
          <table:table-cell table:formula="of:=HEX2DEC(MID([.D15];6;2))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16];2;2))" office:value-type="float" office:value="127">
            <text:p>127</text:p>
          </table:table-cell>
          <table:table-cell table:formula="of:=HEX2DEC(MID([.D16];4;2))" office:value-type="float" office:value="255">
            <text:p>255</text:p>
          </table:table-cell>
          <table:table-cell table:formula="of:=HEX2DEC(MID([.D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17];2;2))" office:value-type="float" office:value="210">
            <text:p>210</text:p>
          </table:table-cell>
          <table:table-cell table:formula="of:=HEX2DEC(MID([.D17];4;2))" office:value-type="float" office:value="105">
            <text:p>105</text:p>
          </table:table-cell>
          <table:table-cell table:formula="of:=HEX2DEC(MID([.D17];6;2))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18];2;2))" office:value-type="float" office:value="255">
            <text:p>255</text:p>
          </table:table-cell>
          <table:table-cell table:formula="of:=HEX2DEC(MID([.D18];4;2))" office:value-type="float" office:value="127">
            <text:p>127</text:p>
          </table:table-cell>
          <table:table-cell table:formula="of:=HEX2DEC(MID([.D18];6;2))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19];2;2))" office:value-type="float" office:value="100">
            <text:p>100</text:p>
          </table:table-cell>
          <table:table-cell table:formula="of:=HEX2DEC(MID([.D19];4;2))" office:value-type="float" office:value="149">
            <text:p>149</text:p>
          </table:table-cell>
          <table:table-cell table:formula="of:=HEX2DEC(MID([.D19];6;2))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0];2;2))" office:value-type="float" office:value="255">
            <text:p>255</text:p>
          </table:table-cell>
          <table:table-cell table:formula="of:=HEX2DEC(MID([.D20];4;2))" office:value-type="float" office:value="248">
            <text:p>248</text:p>
          </table:table-cell>
          <table:table-cell table:formula="of:=HEX2DEC(MID([.D20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1];2;2))" office:value-type="float" office:value="220">
            <text:p>220</text:p>
          </table:table-cell>
          <table:table-cell table:formula="of:=HEX2DEC(MID([.D21];4;2))" office:value-type="float" office:value="20">
            <text:p>20</text:p>
          </table:table-cell>
          <table:table-cell table:formula="of:=HEX2DEC(MID([.D21];6;2))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2];2;2))" office:value-type="float" office:value="0">
            <text:p>0</text:p>
          </table:table-cell>
          <table:table-cell table:formula="of:=HEX2DEC(MID([.D22];4;2))" office:value-type="float" office:value="0">
            <text:p>0</text:p>
          </table:table-cell>
          <table:table-cell table:formula="of:=HEX2DEC(MID([.D22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3];2;2))" office:value-type="float" office:value="0">
            <text:p>0</text:p>
          </table:table-cell>
          <table:table-cell table:formula="of:=HEX2DEC(MID([.D23];4;2))" office:value-type="float" office:value="139">
            <text:p>139</text:p>
          </table:table-cell>
          <table:table-cell table:formula="of:=HEX2DEC(MID([.D23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4];2;2))" office:value-type="float" office:value="184">
            <text:p>184</text:p>
          </table:table-cell>
          <table:table-cell table:formula="of:=HEX2DEC(MID([.D24];4;2))" office:value-type="float" office:value="134">
            <text:p>134</text:p>
          </table:table-cell>
          <table:table-cell table:formula="of:=HEX2DEC(MID([.D24];6;2))" office:value-type="float" office:value="11">
            <text:p>11</text:p>
          </table:table-cell>
        </table:table-row>
        <table:table-row table:style-name="ro5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5];2;2))" office:value-type="float" office:value="169">
            <text:p>169</text:p>
          </table:table-cell>
          <table:table-cell table:formula="of:=HEX2DEC(MID([.D25];4;2))" office:value-type="float" office:value="169">
            <text:p>169</text:p>
          </table:table-cell>
          <table:table-cell table:formula="of:=HEX2DEC(MID([.D25];6;2))"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100">
            <text:p>100</text:p>
          </table:table-cell>
          <table:table-cell table:formula="of:=HEX2DEC(MID([.D2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27];2;2))" office:value-type="float" office:value="189">
            <text:p>189</text:p>
          </table:table-cell>
          <table:table-cell table:formula="of:=HEX2DEC(MID([.D27];4;2))" office:value-type="float" office:value="183">
            <text:p>183</text:p>
          </table:table-cell>
          <table:table-cell table:formula="of:=HEX2DEC(MID([.D27];6;2)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28];2;2))" office:value-type="float" office:value="139">
            <text:p>139</text:p>
          </table:table-cell>
          <table:table-cell table:formula="of:=HEX2DEC(MID([.D28];4;2))" office:value-type="float" office:value="0">
            <text:p>0</text:p>
          </table:table-cell>
          <table:table-cell table:formula="of:=HEX2DEC(MID([.D28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29];2;2))" office:value-type="float" office:value="85">
            <text:p>85</text:p>
          </table:table-cell>
          <table:table-cell table:formula="of:=HEX2DEC(MID([.D29];4;2))" office:value-type="float" office:value="107">
            <text:p>107</text:p>
          </table:table-cell>
          <table:table-cell table:formula="of:=HEX2DEC(MID([.D29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0];2;2))" office:value-type="float" office:value="255">
            <text:p>255</text:p>
          </table:table-cell>
          <table:table-cell table:formula="of:=HEX2DEC(MID([.D30];4;2))" office:value-type="float" office:value="140">
            <text:p>140</text:p>
          </table:table-cell>
          <table:table-cell table:formula="of:=HEX2DEC(MID([.D30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1];2;2))" office:value-type="float" office:value="153">
            <text:p>153</text:p>
          </table:table-cell>
          <table:table-cell table:formula="of:=HEX2DEC(MID([.D31];4;2))" office:value-type="float" office:value="50">
            <text:p>50</text:p>
          </table:table-cell>
          <table:table-cell table:formula="of:=HEX2DEC(MID([.D31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3];2;2))" office:value-type="float" office:value="233">
            <text:p>233</text:p>
          </table:table-cell>
          <table:table-cell table:formula="of:=HEX2DEC(MID([.D33];4;2))" office:value-type="float" office:value="150">
            <text:p>150</text:p>
          </table:table-cell>
          <table:table-cell table:formula="of:=HEX2DEC(MID([.D33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4];2;2))" office:value-type="float" office:value="143">
            <text:p>143</text:p>
          </table:table-cell>
          <table:table-cell table:formula="of:=HEX2DEC(MID([.D34];4;2))" office:value-type="float" office:value="188">
            <text:p>188</text:p>
          </table:table-cell>
          <table:table-cell table:formula="of:=HEX2DEC(MID([.D34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5];2;2))" office:value-type="float" office:value="72">
            <text:p>72</text:p>
          </table:table-cell>
          <table:table-cell table:formula="of:=HEX2DEC(MID([.D35];4;2))" office:value-type="float" office:value="61">
            <text:p>61</text:p>
          </table:table-cell>
          <table:table-cell table:formula="of:=HEX2DEC(MID([.D35];6;2))" office:value-type="float" office:value="139">
            <text:p>139</text:p>
          </table:table-cell>
        </table:table-row>
        <table:table-row table:style-name="ro5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36];2;2))" office:value-type="float" office:value="47">
            <text:p>47</text:p>
          </table:table-cell>
          <table:table-cell table:formula="of:=HEX2DEC(MID([.D36];4;2))" office:value-type="float" office:value="79">
            <text:p>79</text:p>
          </table:table-cell>
          <table:table-cell table:formula="of:=HEX2DEC(MID([.D36];6;2))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37];2;2))" office:value-type="float" office:value="0">
            <text:p>0</text:p>
          </table:table-cell>
          <table:table-cell table:formula="of:=HEX2DEC(MID([.D37];4;2))" office:value-type="float" office:value="206">
            <text:p>206</text:p>
          </table:table-cell>
          <table:table-cell table:formula="of:=HEX2DEC(MID([.D37];6;2))"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38];2;2))" office:value-type="float" office:value="148">
            <text:p>148</text:p>
          </table:table-cell>
          <table:table-cell table:formula="of:=HEX2DEC(MID([.D38];4;2))" office:value-type="float" office:value="0">
            <text:p>0</text:p>
          </table:table-cell>
          <table:table-cell table:formula="of:=HEX2DEC(MID([.D38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39];2;2))" office:value-type="float" office:value="255">
            <text:p>255</text:p>
          </table:table-cell>
          <table:table-cell table:formula="of:=HEX2DEC(MID([.D39];4;2))" office:value-type="float" office:value="20">
            <text:p>20</text:p>
          </table:table-cell>
          <table:table-cell table:formula="of:=HEX2DEC(MID([.D39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0];2;2))" office:value-type="float" office:value="0">
            <text:p>0</text:p>
          </table:table-cell>
          <table:table-cell table:formula="of:=HEX2DEC(MID([.D40];4;2))" office:value-type="float" office:value="191">
            <text:p>191</text:p>
          </table:table-cell>
          <table:table-cell table:formula="of:=HEX2DEC(MID([.D40];6;2))" office:value-type="float" office:value="255">
            <text:p>255</text:p>
          </table:table-cell>
        </table:table-row>
        <table:table-row table:style-name="ro5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1];2;2))" office:value-type="float" office:value="105">
            <text:p>105</text:p>
          </table:table-cell>
          <table:table-cell table:formula="of:=HEX2DEC(MID([.D41];4;2))" office:value-type="float" office:value="105">
            <text:p>105</text:p>
          </table:table-cell>
          <table:table-cell table:formula="of:=HEX2DEC(MID([.D41];6;2)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2];2;2))" office:value-type="float" office:value="30">
            <text:p>30</text:p>
          </table:table-cell>
          <table:table-cell table:formula="of:=HEX2DEC(MID([.D42];4;2))" office:value-type="float" office:value="144">
            <text:p>144</text:p>
          </table:table-cell>
          <table:table-cell table:formula="of:=HEX2DEC(MID([.D4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3];2;2))" office:value-type="float" office:value="178">
            <text:p>178</text:p>
          </table:table-cell>
          <table:table-cell table:formula="of:=HEX2DEC(MID([.D43];4;2))" office:value-type="float" office:value="34">
            <text:p>34</text:p>
          </table:table-cell>
          <table:table-cell table:formula="of:=HEX2DEC(MID([.D43];6;2))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4];2;2))" office:value-type="float" office:value="255">
            <text:p>255</text:p>
          </table:table-cell>
          <table:table-cell table:formula="of:=HEX2DEC(MID([.D44];4;2))" office:value-type="float" office:value="250">
            <text:p>250</text:p>
          </table:table-cell>
          <table:table-cell table:formula="of:=HEX2DEC(MID([.D44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5];2;2))" office:value-type="float" office:value="34">
            <text:p>34</text:p>
          </table:table-cell>
          <table:table-cell table:formula="of:=HEX2DEC(MID([.D45];4;2))" office:value-type="float" office:value="139">
            <text:p>139</text:p>
          </table:table-cell>
          <table:table-cell table:formula="of:=HEX2DEC(MID([.D45];6;2))" office:value-type="float" office:value="34">
            <text:p>34</text:p>
          </table:table-cell>
        </table:table-row>
        <table:table-row table:style-name="ro5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46];2;2))" office:value-type="float" office:value="255">
            <text:p>255</text:p>
          </table:table-cell>
          <table:table-cell table:formula="of:=HEX2DEC(MID([.D46];4;2))" office:value-type="float" office:value="0">
            <text:p>0</text:p>
          </table:table-cell>
          <table:table-cell table:formula="of:=HEX2DEC(MID([.D4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47];2;2))" office:value-type="float" office:value="220">
            <text:p>220</text:p>
          </table:table-cell>
          <table:table-cell table:formula="of:=HEX2DEC(MID([.D47];4;2))" office:value-type="float" office:value="220">
            <text:p>220</text:p>
          </table:table-cell>
          <table:table-cell table:formula="of:=HEX2DEC(MID([.D4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48];2;2))" office:value-type="float" office:value="248">
            <text:p>248</text:p>
          </table:table-cell>
          <table:table-cell table:formula="of:=HEX2DEC(MID([.D48];4;2))" office:value-type="float" office:value="248">
            <text:p>248</text:p>
          </table:table-cell>
          <table:table-cell table:formula="of:=HEX2DEC(MID([.D48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49];2;2))" office:value-type="float" office:value="255">
            <text:p>255</text:p>
          </table:table-cell>
          <table:table-cell table:formula="of:=HEX2DEC(MID([.D49];4;2))" office:value-type="float" office:value="215">
            <text:p>215</text:p>
          </table:table-cell>
          <table:table-cell table:formula="of:=HEX2DEC(MID([.D4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0];2;2))" office:value-type="float" office:value="218">
            <text:p>218</text:p>
          </table:table-cell>
          <table:table-cell table:formula="of:=HEX2DEC(MID([.D50];4;2))" office:value-type="float" office:value="165">
            <text:p>165</text:p>
          </table:table-cell>
          <table:table-cell table:formula="of:=HEX2DEC(MID([.D50];6;2))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1];2;2))" office:value-type="float" office:value="190">
            <text:p>190</text:p>
          </table:table-cell>
          <table:table-cell table:formula="of:=HEX2DEC(MID([.D51];4;2))" office:value-type="float" office:value="190">
            <text:p>190</text:p>
          </table:table-cell>
          <table:table-cell table:formula="of:=HEX2DEC(MID([.D51];6;2))" office:value-type="float" office:value="190">
            <text:p>190</text:p>
          </table:table-cell>
        </table:table-row>
        <table:table-row table:style-name="ro5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2];2;2))" office:value-type="float" office:value="128">
            <text:p>128</text:p>
          </table:table-cell>
          <table:table-cell table:formula="of:=HEX2DEC(MID([.D52];4;2))" office:value-type="float" office:value="128">
            <text:p>128</text:p>
          </table:table-cell>
          <table:table-cell table:formula="of:=HEX2DEC(MID([.D52];6;2))" office:value-type="float" office:value="128">
            <text:p>128</text:p>
          </table:table-cell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3];2;2))" office:value-type="float" office:value="0">
            <text:p>0</text:p>
          </table:table-cell>
          <table:table-cell table:formula="of:=HEX2DEC(MID([.D53];4;2))" office:value-type="float" office:value="128">
            <text:p>128</text:p>
          </table:table-cell>
          <table:table-cell table:formula="of:=HEX2DEC(MID([.D5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4];2;2))" office:value-type="float" office:value="173">
            <text:p>173</text:p>
          </table:table-cell>
          <table:table-cell table:formula="of:=HEX2DEC(MID([.D54];4;2))" office:value-type="float" office:value="255">
            <text:p>255</text:p>
          </table:table-cell>
          <table:table-cell table:formula="of:=HEX2DEC(MID([.D54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5];2;2))" office:value-type="float" office:value="240">
            <text:p>240</text:p>
          </table:table-cell>
          <table:table-cell table:formula="of:=HEX2DEC(MID([.D55];4;2))" office:value-type="float" office:value="255">
            <text:p>255</text:p>
          </table:table-cell>
          <table:table-cell table:formula="of:=HEX2DEC(MID([.D55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56];2;2))" office:value-type="float" office:value="255">
            <text:p>255</text:p>
          </table:table-cell>
          <table:table-cell table:formula="of:=HEX2DEC(MID([.D56];4;2))" office:value-type="float" office:value="105">
            <text:p>105</text:p>
          </table:table-cell>
          <table:table-cell table:formula="of:=HEX2DEC(MID([.D56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57];2;2))" office:value-type="float" office:value="205">
            <text:p>205</text:p>
          </table:table-cell>
          <table:table-cell table:formula="of:=HEX2DEC(MID([.D57];4;2))" office:value-type="float" office:value="92">
            <text:p>92</text:p>
          </table:table-cell>
          <table:table-cell table:formula="of:=HEX2DEC(MID([.D57];6;2))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58];2;2))" office:value-type="float" office:value="75">
            <text:p>75</text:p>
          </table:table-cell>
          <table:table-cell table:formula="of:=HEX2DEC(MID([.D58];4;2))" office:value-type="float" office:value="0">
            <text:p>0</text:p>
          </table:table-cell>
          <table:table-cell table:formula="of:=HEX2DEC(MID([.D58];6;2))"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59];2;2))" office:value-type="float" office:value="255">
            <text:p>255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0];2;2))" office:value-type="float" office:value="240">
            <text:p>240</text:p>
          </table:table-cell>
          <table:table-cell table:formula="of:=HEX2DEC(MID([.D60];4;2))" office:value-type="float" office:value="230">
            <text:p>230</text:p>
          </table:table-cell>
          <table:table-cell table:formula="of:=HEX2DEC(MID([.D60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1];2;2))" office:value-type="float" office:value="230">
            <text:p>230</text:p>
          </table:table-cell>
          <table:table-cell table:formula="of:=HEX2DEC(MID([.D61];4;2))" office:value-type="float" office:value="230">
            <text:p>230</text:p>
          </table:table-cell>
          <table:table-cell table:formula="of:=HEX2DEC(MID([.D61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2];2;2))" office:value-type="float" office:value="255">
            <text:p>255</text:p>
          </table:table-cell>
          <table:table-cell table:formula="of:=HEX2DEC(MID([.D62];4;2))" office:value-type="float" office:value="240">
            <text:p>240</text:p>
          </table:table-cell>
          <table:table-cell table:formula="of:=HEX2DEC(MID([.D62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3];2;2))" office:value-type="float" office:value="124">
            <text:p>124</text:p>
          </table:table-cell>
          <table:table-cell table:formula="of:=HEX2DEC(MID([.D63];4;2))" office:value-type="float" office:value="252">
            <text:p>252</text:p>
          </table:table-cell>
          <table:table-cell table:formula="of:=HEX2DEC(MID([.D6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4];2;2))" office:value-type="float" office:value="255">
            <text:p>255</text:p>
          </table:table-cell>
          <table:table-cell table:formula="of:=HEX2DEC(MID([.D64];4;2))" office:value-type="float" office:value="250">
            <text:p>250</text:p>
          </table:table-cell>
          <table:table-cell table:formula="of:=HEX2DEC(MID([.D6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5];2;2))" office:value-type="float" office:value="173">
            <text:p>173</text:p>
          </table:table-cell>
          <table:table-cell table:formula="of:=HEX2DEC(MID([.D65];4;2))" office:value-type="float" office:value="216">
            <text:p>216</text:p>
          </table:table-cell>
          <table:table-cell table:formula="of:=HEX2DEC(MID([.D65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66];2;2))" office:value-type="float" office:value="240">
            <text:p>240</text:p>
          </table:table-cell>
          <table:table-cell table:formula="of:=HEX2DEC(MID([.D66];4;2))" office:value-type="float" office:value="128">
            <text:p>128</text:p>
          </table:table-cell>
          <table:table-cell table:formula="of:=HEX2DEC(MID([.D66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67];2;2))" office:value-type="float" office:value="224">
            <text:p>224</text:p>
          </table:table-cell>
          <table:table-cell table:formula="of:=HEX2DEC(MID([.D67];4;2))" office:value-type="float" office:value="255">
            <text:p>255</text:p>
          </table:table-cell>
          <table:table-cell table:formula="of:=HEX2DEC(MID([.D67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68];2;2))" office:value-type="float" office:value="250">
            <text:p>250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10">
            <text:p>210</text:p>
          </table:table-cell>
        </table:table-row>
        <table:table-row table:style-name="ro5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69];2;2))" office:value-type="float" office:value="211">
            <text:p>211</text:p>
          </table:table-cell>
          <table:table-cell table:formula="of:=HEX2DEC(MID([.D69];4;2))" office:value-type="float" office:value="211">
            <text:p>211</text:p>
          </table:table-cell>
          <table:table-cell table:formula="of:=HEX2DEC(MID([.D69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0];2;2))" office:value-type="float" office:value="144">
            <text:p>144</text:p>
          </table:table-cell>
          <table:table-cell table:formula="of:=HEX2DEC(MID([.D70];4;2))" office:value-type="float" office:value="238">
            <text:p>238</text:p>
          </table:table-cell>
          <table:table-cell table:formula="of:=HEX2DEC(MID([.D70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1];2;2))" office:value-type="float" office:value="255">
            <text:p>255</text:p>
          </table:table-cell>
          <table:table-cell table:formula="of:=HEX2DEC(MID([.D71];4;2))" office:value-type="float" office:value="182">
            <text:p>182</text:p>
          </table:table-cell>
          <table:table-cell table:formula="of:=HEX2DEC(MID([.D71];6;2))" office:value-type="float" office:value="193">
            <text:p>193</text:p>
          </table:table-cell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2];2;2))" office:value-type="float" office:value="255">
            <text:p>255</text:p>
          </table:table-cell>
          <table:table-cell table:formula="of:=HEX2DEC(MID([.D72];4;2))" office:value-type="float" office:value="160">
            <text:p>160</text:p>
          </table:table-cell>
          <table:table-cell table:formula="of:=HEX2DEC(MID([.D72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3];2;2))" office:value-type="float" office:value="32">
            <text:p>32</text:p>
          </table:table-cell>
          <table:table-cell table:formula="of:=HEX2DEC(MID([.D73];4;2))" office:value-type="float" office:value="178">
            <text:p>178</text:p>
          </table:table-cell>
          <table:table-cell table:formula="of:=HEX2DEC(MID([.D7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4];2;2))" office:value-type="float" office:value="135">
            <text:p>135</text:p>
          </table:table-cell>
          <table:table-cell table:formula="of:=HEX2DEC(MID([.D74];4;2))" office:value-type="float" office:value="206">
            <text:p>206</text:p>
          </table:table-cell>
          <table:table-cell table:formula="of:=HEX2DEC(MID([.D74];6;2))" office:value-type="float" office:value="250">
            <text:p>250</text:p>
          </table:table-cell>
        </table:table-row>
        <table:table-row table:style-name="ro5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5];2;2))" office:value-type="float" office:value="119">
            <text:p>119</text:p>
          </table:table-cell>
          <table:table-cell table:formula="of:=HEX2DEC(MID([.D75];4;2))" office:value-type="float" office:value="136">
            <text:p>136</text:p>
          </table:table-cell>
          <table:table-cell table:formula="of:=HEX2DEC(MID([.D75];6;2))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76];2;2))" office:value-type="float" office:value="176">
            <text:p>176</text:p>
          </table:table-cell>
          <table:table-cell table:formula="of:=HEX2DEC(MID([.D76];4;2))" office:value-type="float" office:value="196">
            <text:p>196</text:p>
          </table:table-cell>
          <table:table-cell table:formula="of:=HEX2DEC(MID([.D76];6;2))"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77];2;2))" office:value-type="float" office:value="255">
            <text:p>255</text:p>
          </table:table-cell>
          <table:table-cell table:formula="of:=HEX2DEC(MID([.D77];4;2))" office:value-type="float" office:value="255">
            <text:p>255</text:p>
          </table:table-cell>
          <table:table-cell table:formula="of:=HEX2DEC(MID([.D77];6;2))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78];2;2))" office:value-type="float" office:value="0">
            <text:p>0</text:p>
          </table:table-cell>
          <table:table-cell table:formula="of:=HEX2DEC(MID([.D78];4;2))" office:value-type="float" office:value="255">
            <text:p>255</text:p>
          </table:table-cell>
          <table:table-cell table:formula="of:=HEX2DEC(MID([.D78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79];2;2))" office:value-type="float" office:value="50">
            <text:p>50</text:p>
          </table:table-cell>
          <table:table-cell table:formula="of:=HEX2DEC(MID([.D79];4;2))" office:value-type="float" office:value="205">
            <text:p>205</text:p>
          </table:table-cell>
          <table:table-cell table:formula="of:=HEX2DEC(MID([.D79];6;2))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0];2;2))" office:value-type="float" office:value="250">
            <text:p>250</text:p>
          </table:table-cell>
          <table:table-cell table:formula="of:=HEX2DEC(MID([.D80];4;2))" office:value-type="float" office:value="240">
            <text:p>240</text:p>
          </table:table-cell>
          <table:table-cell table:formula="of:=HEX2DEC(MID([.D80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1];2;2))" office:value-type="float" office:value="176">
            <text:p>176</text:p>
          </table:table-cell>
          <table:table-cell table:formula="of:=HEX2DEC(MID([.D81];4;2))" office:value-type="float" office:value="96">
            <text:p>96</text:p>
          </table:table-cell>
          <table:table-cell table:formula="of:=HEX2DEC(MID([.D81];6;2)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2];2;2))" office:value-type="float" office:value="128">
            <text:p>128</text:p>
          </table:table-cell>
          <table:table-cell table:formula="of:=HEX2DEC(MID([.D82];4;2))" office:value-type="float" office:value="0">
            <text:p>0</text:p>
          </table:table-cell>
          <table:table-cell table:formula="of:=HEX2DEC(MID([.D8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3];2;2))" office:value-type="float" office:value="102">
            <text:p>102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4];2;2))" office:value-type="float" office:value="0">
            <text:p>0</text:p>
          </table:table-cell>
          <table:table-cell table:formula="of:=HEX2DEC(MID([.D84];4;2))" office:value-type="float" office:value="0">
            <text:p>0</text:p>
          </table:table-cell>
          <table:table-cell table:formula="of:=HEX2DEC(MID([.D8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5];2;2))" office:value-type="float" office:value="186">
            <text:p>186</text:p>
          </table:table-cell>
          <table:table-cell table:formula="of:=HEX2DEC(MID([.D85];4;2))" office:value-type="float" office:value="85">
            <text:p>85</text:p>
          </table:table-cell>
          <table:table-cell table:formula="of:=HEX2DEC(MID([.D85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86];2;2))" office:value-type="float" office:value="147">
            <text:p>147</text:p>
          </table:table-cell>
          <table:table-cell table:formula="of:=HEX2DEC(MID([.D86];4;2))" office:value-type="float" office:value="112">
            <text:p>112</text:p>
          </table:table-cell>
          <table:table-cell table:formula="of:=HEX2DEC(MID([.D86];6;2))"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87];2;2))" office:value-type="float" office:value="60">
            <text:p>60</text:p>
          </table:table-cell>
          <table:table-cell table:formula="of:=HEX2DEC(MID([.D87];4;2))" office:value-type="float" office:value="179">
            <text:p>179</text:p>
          </table:table-cell>
          <table:table-cell table:formula="of:=HEX2DEC(MID([.D87];6;2))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88];2;2))" office:value-type="float" office:value="123">
            <text:p>123</text:p>
          </table:table-cell>
          <table:table-cell table:formula="of:=HEX2DEC(MID([.D88];4;2))" office:value-type="float" office:value="104">
            <text:p>104</text:p>
          </table:table-cell>
          <table:table-cell table:formula="of:=HEX2DEC(MID([.D88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89];2;2))" office:value-type="float" office:value="0">
            <text:p>0</text:p>
          </table:table-cell>
          <table:table-cell table:formula="of:=HEX2DEC(MID([.D89];4;2))" office:value-type="float" office:value="250">
            <text:p>250</text:p>
          </table:table-cell>
          <table:table-cell table:formula="of:=HEX2DEC(MID([.D89];6;2))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0];2;2))" office:value-type="float" office:value="72">
            <text:p>72</text:p>
          </table:table-cell>
          <table:table-cell table:formula="of:=HEX2DEC(MID([.D90];4;2))" office:value-type="float" office:value="209">
            <text:p>209</text:p>
          </table:table-cell>
          <table:table-cell table:formula="of:=HEX2DEC(MID([.D90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1];2;2))" office:value-type="float" office:value="199">
            <text:p>199</text:p>
          </table:table-cell>
          <table:table-cell table:formula="of:=HEX2DEC(MID([.D91];4;2))" office:value-type="float" office:value="21">
            <text:p>21</text:p>
          </table:table-cell>
          <table:table-cell table:formula="of:=HEX2DEC(MID([.D91];6;2))"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2];2;2))" office:value-type="float" office:value="25">
            <text:p>25</text:p>
          </table:table-cell>
          <table:table-cell table:formula="of:=HEX2DEC(MID([.D92];4;2))" office:value-type="float" office:value="25">
            <text:p>25</text:p>
          </table:table-cell>
          <table:table-cell table:formula="of:=HEX2DEC(MID([.D92];6;2))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3];2;2))" office:value-type="float" office:value="245">
            <text:p>245</text:p>
          </table:table-cell>
          <table:table-cell table:formula="of:=HEX2DEC(MID([.D93];4;2))" office:value-type="float" office:value="255">
            <text:p>255</text:p>
          </table:table-cell>
          <table:table-cell table:formula="of:=HEX2DEC(MID([.D93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4];2;2))" office:value-type="float" office:value="255">
            <text:p>255</text:p>
          </table:table-cell>
          <table:table-cell table:formula="of:=HEX2DEC(MID([.D94];4;2))" office:value-type="float" office:value="228">
            <text:p>228</text:p>
          </table:table-cell>
          <table:table-cell table:formula="of:=HEX2DEC(MID([.D94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5];2;2))" office:value-type="float" office:value="255">
            <text:p>255</text:p>
          </table:table-cell>
          <table:table-cell table:formula="of:=HEX2DEC(MID([.D95];4;2))" office:value-type="float" office:value="228">
            <text:p>228</text:p>
          </table:table-cell>
          <table:table-cell table:formula="of:=HEX2DEC(MID([.D95];6;2))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96];2;2))" office:value-type="float" office:value="255">
            <text:p>255</text:p>
          </table:table-cell>
          <table:table-cell table:formula="of:=HEX2DEC(MID([.D96];4;2))" office:value-type="float" office:value="222">
            <text:p>222</text:p>
          </table:table-cell>
          <table:table-cell table:formula="of:=HEX2DEC(MID([.D96];6;2))"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97];2;2))" office:value-type="float" office:value="0">
            <text:p>0</text:p>
          </table:table-cell>
          <table:table-cell table:formula="of:=HEX2DEC(MID([.D97];4;2))" office:value-type="float" office:value="0">
            <text:p>0</text:p>
          </table:table-cell>
          <table:table-cell table:formula="of:=HEX2DEC(MID([.D97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98];2;2))" office:value-type="float" office:value="253">
            <text:p>253</text:p>
          </table:table-cell>
          <table:table-cell table:formula="of:=HEX2DEC(MID([.D98];4;2))" office:value-type="float" office:value="245">
            <text:p>245</text:p>
          </table:table-cell>
          <table:table-cell table:formula="of:=HEX2DEC(MID([.D98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99];2;2))" office:value-type="float" office:value="128">
            <text:p>128</text:p>
          </table:table-cell>
          <table:table-cell table:formula="of:=HEX2DEC(MID([.D99];4;2))" office:value-type="float" office:value="128">
            <text:p>128</text:p>
          </table:table-cell>
          <table:table-cell table:formula="of:=HEX2DEC(MID([.D9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0];2;2))" office:value-type="float" office:value="107">
            <text:p>107</text:p>
          </table:table-cell>
          <table:table-cell table:formula="of:=HEX2DEC(MID([.D100];4;2))" office:value-type="float" office:value="142">
            <text:p>142</text:p>
          </table:table-cell>
          <table:table-cell table:formula="of:=HEX2DEC(MID([.D100];6;2))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1];2;2))" office:value-type="float" office:value="255">
            <text:p>255</text:p>
          </table:table-cell>
          <table:table-cell table:formula="of:=HEX2DEC(MID([.D101];4;2))" office:value-type="float" office:value="165">
            <text:p>165</text:p>
          </table:table-cell>
          <table:table-cell table:formula="of:=HEX2DEC(MID([.D10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2];2;2))" office:value-type="float" office:value="255">
            <text:p>255</text:p>
          </table:table-cell>
          <table:table-cell table:formula="of:=HEX2DEC(MID([.D102];4;2))" office:value-type="float" office:value="69">
            <text:p>69</text:p>
          </table:table-cell>
          <table:table-cell table:formula="of:=HEX2DEC(MID([.D10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3];2;2))" office:value-type="float" office:value="218">
            <text:p>218</text:p>
          </table:table-cell>
          <table:table-cell table:formula="of:=HEX2DEC(MID([.D103];4;2))" office:value-type="float" office:value="112">
            <text:p>112</text:p>
          </table:table-cell>
          <table:table-cell table:formula="of:=HEX2DEC(MID([.D103];6;2))" office:value-type="float" office:value="214">
            <text:p>214</text:p>
          </table:table-cell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4];2;2))" office:value-type="float" office:value="238">
            <text:p>238</text:p>
          </table:table-cell>
          <table:table-cell table:formula="of:=HEX2DEC(MID([.D104];4;2))" office:value-type="float" office:value="232">
            <text:p>232</text:p>
          </table:table-cell>
          <table:table-cell table:formula="of:=HEX2DEC(MID([.D104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5];2;2))" office:value-type="float" office:value="152">
            <text:p>152</text:p>
          </table:table-cell>
          <table:table-cell table:formula="of:=HEX2DEC(MID([.D105];4;2))" office:value-type="float" office:value="251">
            <text:p>251</text:p>
          </table:table-cell>
          <table:table-cell table:formula="of:=HEX2DEC(MID([.D105];6;2))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06];2;2))" office:value-type="float" office:value="175">
            <text:p>175</text:p>
          </table:table-cell>
          <table:table-cell table:formula="of:=HEX2DEC(MID([.D106];4;2))" office:value-type="float" office:value="238">
            <text:p>238</text:p>
          </table:table-cell>
          <table:table-cell table:formula="of:=HEX2DEC(MID([.D106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07];2;2))" office:value-type="float" office:value="219">
            <text:p>219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08];2;2))" office:value-type="float" office:value="255">
            <text:p>255</text:p>
          </table:table-cell>
          <table:table-cell table:formula="of:=HEX2DEC(MID([.D108];4;2))" office:value-type="float" office:value="239">
            <text:p>239</text:p>
          </table:table-cell>
          <table:table-cell table:formula="of:=HEX2DEC(MID([.D108];6;2))" office:value-type="float" office:value="213">
            <text:p>213</text:p>
          </table:table-cell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09];2;2))" office:value-type="float" office:value="255">
            <text:p>255</text:p>
          </table:table-cell>
          <table:table-cell table:formula="of:=HEX2DEC(MID([.D109];4;2))" office:value-type="float" office:value="218">
            <text:p>218</text:p>
          </table:table-cell>
          <table:table-cell table:formula="of:=HEX2DEC(MID([.D109];6;2))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0];2;2))" office:value-type="float" office:value="205">
            <text:p>205</text:p>
          </table:table-cell>
          <table:table-cell table:formula="of:=HEX2DEC(MID([.D110];4;2))" office:value-type="float" office:value="133">
            <text:p>133</text:p>
          </table:table-cell>
          <table:table-cell table:formula="of:=HEX2DEC(MID([.D110];6;2))"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1];2;2))" office:value-type="float" office:value="255">
            <text:p>255</text:p>
          </table:table-cell>
          <table:table-cell table:formula="of:=HEX2DEC(MID([.D111];4;2))" office:value-type="float" office:value="192">
            <text:p>192</text:p>
          </table:table-cell>
          <table:table-cell table:formula="of:=HEX2DEC(MID([.D111];6;2))" office:value-type="float" office:value="203">
            <text:p>203</text:p>
          </table:table-cell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2];2;2))" office:value-type="float" office:value="221">
            <text:p>221</text:p>
          </table:table-cell>
          <table:table-cell table:formula="of:=HEX2DEC(MID([.D112];4;2))" office:value-type="float" office:value="160">
            <text:p>160</text:p>
          </table:table-cell>
          <table:table-cell table:formula="of:=HEX2DEC(MID([.D112];6;2))"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3];2;2))" office:value-type="float" office:value="176">
            <text:p>176</text:p>
          </table:table-cell>
          <table:table-cell table:formula="of:=HEX2DEC(MID([.D113];4;2))" office:value-type="float" office:value="224">
            <text:p>224</text:p>
          </table:table-cell>
          <table:table-cell table:formula="of:=HEX2DEC(MID([.D113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4];2;2))" office:value-type="float" office:value="160">
            <text:p>160</text:p>
          </table:table-cell>
          <table:table-cell table:formula="of:=HEX2DEC(MID([.D114];4;2))" office:value-type="float" office:value="32">
            <text:p>32</text:p>
          </table:table-cell>
          <table:table-cell table:formula="of:=HEX2DEC(MID([.D114];6;2))"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5];2;2))" office:value-type="float" office:value="128">
            <text:p>128</text:p>
          </table:table-cell>
          <table:table-cell table:formula="of:=HEX2DEC(MID([.D115];4;2))" office:value-type="float" office:value="0">
            <text:p>0</text:p>
          </table:table-cell>
          <table:table-cell table:formula="of:=HEX2DEC(MID([.D115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16];2;2))" office:value-type="float" office:value="255">
            <text:p>255</text:p>
          </table:table-cell>
          <table:table-cell table:formula="of:=HEX2DEC(MID([.D116];4;2))" office:value-type="float" office:value="0">
            <text:p>0</text:p>
          </table:table-cell>
          <table:table-cell table:formula="of:=HEX2DEC(MID([.D1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17];2;2))" office:value-type="float" office:value="188">
            <text:p>188</text:p>
          </table:table-cell>
          <table:table-cell table:formula="of:=HEX2DEC(MID([.D117];4;2))" office:value-type="float" office:value="143">
            <text:p>143</text:p>
          </table:table-cell>
          <table:table-cell table:formula="of:=HEX2DEC(MID([.D117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18];2;2))" office:value-type="float" office:value="65">
            <text:p>65</text:p>
          </table:table-cell>
          <table:table-cell table:formula="of:=HEX2DEC(MID([.D118];4;2))" office:value-type="float" office:value="105">
            <text:p>105</text:p>
          </table:table-cell>
          <table:table-cell table:formula="of:=HEX2DEC(MID([.D118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19];2;2))" office:value-type="float" office:value="139">
            <text:p>139</text:p>
          </table:table-cell>
          <table:table-cell table:formula="of:=HEX2DEC(MID([.D119];4;2))" office:value-type="float" office:value="69">
            <text:p>69</text:p>
          </table:table-cell>
          <table:table-cell table:formula="of:=HEX2DEC(MID([.D119];6;2))"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0];2;2))" office:value-type="float" office:value="250">
            <text:p>250</text:p>
          </table:table-cell>
          <table:table-cell table:formula="of:=HEX2DEC(MID([.D120];4;2))" office:value-type="float" office:value="128">
            <text:p>128</text:p>
          </table:table-cell>
          <table:table-cell table:formula="of:=HEX2DEC(MID([.D120];6;2))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1];2;2))" office:value-type="float" office:value="244">
            <text:p>244</text:p>
          </table:table-cell>
          <table:table-cell table:formula="of:=HEX2DEC(MID([.D121];4;2))" office:value-type="float" office:value="164">
            <text:p>164</text:p>
          </table:table-cell>
          <table:table-cell table:formula="of:=HEX2DEC(MID([.D121];6;2))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2];2;2))" office:value-type="float" office:value="46">
            <text:p>46</text:p>
          </table:table-cell>
          <table:table-cell table:formula="of:=HEX2DEC(MID([.D122];4;2))" office:value-type="float" office:value="139">
            <text:p>139</text:p>
          </table:table-cell>
          <table:table-cell table:formula="of:=HEX2DEC(MID([.D122];6;2))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3];2;2))" office:value-type="float" office:value="255">
            <text:p>255</text:p>
          </table:table-cell>
          <table:table-cell table:formula="of:=HEX2DEC(MID([.D123];4;2))" office:value-type="float" office:value="245">
            <text:p>245</text:p>
          </table:table-cell>
          <table:table-cell table:formula="of:=HEX2DEC(MID([.D123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4];2;2))" office:value-type="float" office:value="160">
            <text:p>160</text:p>
          </table:table-cell>
          <table:table-cell table:formula="of:=HEX2DEC(MID([.D124];4;2))" office:value-type="float" office:value="82">
            <text:p>82</text:p>
          </table:table-cell>
          <table:table-cell table:formula="of:=HEX2DEC(MID([.D124];6;2)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5];2;2))" office:value-type="float" office:value="192">
            <text:p>192</text:p>
          </table:table-cell>
          <table:table-cell table:formula="of:=HEX2DEC(MID([.D125];4;2))" office:value-type="float" office:value="192">
            <text:p>192</text:p>
          </table:table-cell>
          <table:table-cell table:formula="of:=HEX2DEC(MID([.D125];6;2))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26];2;2))" office:value-type="float" office:value="135">
            <text:p>135</text:p>
          </table:table-cell>
          <table:table-cell table:formula="of:=HEX2DEC(MID([.D126];4;2))" office:value-type="float" office:value="206">
            <text:p>206</text:p>
          </table:table-cell>
          <table:table-cell table:formula="of:=HEX2DEC(MID([.D126];6;2))"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27];2;2))" office:value-type="float" office:value="106">
            <text:p>106</text:p>
          </table:table-cell>
          <table:table-cell table:formula="of:=HEX2DEC(MID([.D127];4;2))" office:value-type="float" office:value="90">
            <text:p>90</text:p>
          </table:table-cell>
          <table:table-cell table:formula="of:=HEX2DEC(MID([.D127];6;2))" office:value-type="float" office:value="205">
            <text:p>205</text:p>
          </table:table-cell>
        </table:table-row>
        <table:table-row table:style-name="ro5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28];2;2))" office:value-type="float" office:value="112">
            <text:p>112</text:p>
          </table:table-cell>
          <table:table-cell table:formula="of:=HEX2DEC(MID([.D128];4;2))" office:value-type="float" office:value="128">
            <text:p>128</text:p>
          </table:table-cell>
          <table:table-cell table:formula="of:=HEX2DEC(MID([.D128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29];2;2))" office:value-type="float" office:value="255">
            <text:p>255</text:p>
          </table:table-cell>
          <table:table-cell table:formula="of:=HEX2DEC(MID([.D129];4;2))" office:value-type="float" office:value="250">
            <text:p>250</text:p>
          </table:table-cell>
          <table:table-cell table:formula="of:=HEX2DEC(MID([.D129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0];2;2))" office:value-type="float" office:value="0">
            <text:p>0</text:p>
          </table:table-cell>
          <table:table-cell table:formula="of:=HEX2DEC(MID([.D130];4;2))" office:value-type="float" office:value="255">
            <text:p>255</text:p>
          </table:table-cell>
          <table:table-cell table:formula="of:=HEX2DEC(MID([.D130];6;2))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1];2;2))" office:value-type="float" office:value="70">
            <text:p>70</text:p>
          </table:table-cell>
          <table:table-cell table:formula="of:=HEX2DEC(MID([.D131];4;2))" office:value-type="float" office:value="130">
            <text:p>130</text:p>
          </table:table-cell>
          <table:table-cell table:formula="of:=HEX2DEC(MID([.D131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2];2;2))" office:value-type="float" office:value="210">
            <text:p>210</text:p>
          </table:table-cell>
          <table:table-cell table:formula="of:=HEX2DEC(MID([.D132];4;2))" office:value-type="float" office:value="180">
            <text:p>180</text:p>
          </table:table-cell>
          <table:table-cell table:formula="of:=HEX2DEC(MID([.D132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3];2;2))" office:value-type="float" office:value="0">
            <text:p>0</text:p>
          </table:table-cell>
          <table:table-cell table:formula="of:=HEX2DEC(MID([.D133];4;2))" office:value-type="float" office:value="128">
            <text:p>128</text:p>
          </table:table-cell>
          <table:table-cell table:formula="of:=HEX2DEC(MID([.D133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4];2;2))" office:value-type="float" office:value="216">
            <text:p>216</text:p>
          </table:table-cell>
          <table:table-cell table:formula="of:=HEX2DEC(MID([.D134];4;2))" office:value-type="float" office:value="191">
            <text:p>191</text:p>
          </table:table-cell>
          <table:table-cell table:formula="of:=HEX2DEC(MID([.D134];6;2))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5];2;2))" office:value-type="float" office:value="255">
            <text:p>255</text:p>
          </table:table-cell>
          <table:table-cell table:formula="of:=HEX2DEC(MID([.D135];4;2))" office:value-type="float" office:value="99">
            <text:p>99</text:p>
          </table:table-cell>
          <table:table-cell table:formula="of:=HEX2DEC(MID([.D135];6;2))"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36];2;2))" office:value-type="float" office:value="64">
            <text:p>64</text:p>
          </table:table-cell>
          <table:table-cell table:formula="of:=HEX2DEC(MID([.D136];4;2))" office:value-type="float" office:value="224">
            <text:p>224</text:p>
          </table:table-cell>
          <table:table-cell table:formula="of:=HEX2DEC(MID([.D136];6;2))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37];2;2))" office:value-type="float" office:value="238">
            <text:p>238</text:p>
          </table:table-cell>
          <table:table-cell table:formula="of:=HEX2DEC(MID([.D137];4;2))" office:value-type="float" office:value="130">
            <text:p>130</text:p>
          </table:table-cell>
          <table:table-cell table:formula="of:=HEX2DEC(MID([.D137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38];2;2))" office:value-type="float" office:value="245">
            <text:p>245</text:p>
          </table:table-cell>
          <table:table-cell table:formula="of:=HEX2DEC(MID([.D138];4;2))" office:value-type="float" office:value="222">
            <text:p>222</text:p>
          </table:table-cell>
          <table:table-cell table:formula="of:=HEX2DEC(MID([.D138];6;2))"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255">
            <text:p>255</text:p>
          </table:table-cell>
          <table:table-cell table:formula="of:=HEX2DEC(MID([.D139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0];2;2))" office:value-type="float" office:value="245">
            <text:p>245</text:p>
          </table:table-cell>
          <table:table-cell table:formula="of:=HEX2DEC(MID([.D140];4;2))" office:value-type="float" office:value="245">
            <text:p>245</text:p>
          </table:table-cell>
          <table:table-cell table:formula="of:=HEX2DEC(MID([.D140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1];2;2))" office:value-type="float" office:value="255">
            <text:p>255</text:p>
          </table:table-cell>
          <table:table-cell table:formula="of:=HEX2DEC(MID([.D141];4;2))" office:value-type="float" office:value="255">
            <text:p>255</text:p>
          </table:table-cell>
          <table:table-cell table:formula="of:=HEX2DEC(MID([.D14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2];2;2))" office:value-type="float" office:value="154">
            <text:p>154</text:p>
          </table:table-cell>
          <table:table-cell table:formula="of:=HEX2DEC(MID([.D142];4;2))" office:value-type="float" office:value="205">
            <text:p>205</text:p>
          </table:table-cell>
          <table:table-cell table:formula="of:=HEX2DEC(MID([.D142];6;2))" office:value-type="float" office:value="50">
            <text:p>50</text:p>
          </table:table-cell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95"/>
        <table:table-column table:style-name="co7" table:default-cell-style-name="ce375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table:table-column table:style-name="co9" table:default-cell-style-name="ce295"/>
        <table:table-column table:style-name="co10" table:default-cell-style-name="ce295"/>
        <table:table-column table:style-name="co11" table:default-cell-style-name="ce295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74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CSS IPTV colors'.A2:'CSS IPTV colors'.R130" table:contains-header="false">
          <table:sort>
            <table:sort-by table:field-number="7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06/26/2011</text:date>, <text:time>18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2H22M14S</meta:editing-duration>
    <meta:editing-cycles>76</meta:editing-cycles>
    <meta:generator>LibreOffice/3.3$Win32 LibreOffice_project/330m17$Build-3</meta:generator>
    <dc:date>2011-06-26T18:05:40.64</dc:date>
    <meta:document-statistic meta:table-count="6" meta:cell-count="3545" meta:object-count="0"/>
    <meta:user-defined meta:name="Info 1"/>
    <meta:user-defined meta:name="Info 2"/>
    <meta:user-defined meta:name="Info 3"/>
    <meta:user-defined meta:name="Info 4"/>
  </office:meta>
</office:document-meta>
</file>